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tyle:font-family-generic="swiss"/>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Table2" style:family="table">
      <style:table-properties style:width="15.132cm" fo:break-before="page" table:align="center" style:may-break-between-rows="false"/>
    </style:style>
    <style:style style:name="Table2.A" style:family="table-column">
      <style:table-column-properties style:column-width="2.113cm"/>
    </style:style>
    <style:style style:name="Table2.B" style:family="table-column">
      <style:table-column-properties style:column-width="4.207cm"/>
    </style:style>
    <style:style style:name="Table2.C" style:family="table-column">
      <style:table-column-properties style:column-width="5.163cm"/>
    </style:style>
    <style:style style:name="Table2.D" style:family="table-column">
      <style:table-column-properties style:column-width="3.649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5.282cm" fo:margin-left="0.513cm" table:align="left"/>
    </style:style>
    <style:style style:name="Table3.A" style:family="table-column">
      <style:table-column-properties style:column-width="3.82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background-color="transparent" fo:padding="0.097cm" fo:border-left="0.05pt solid #000000" fo:border-right="none" fo:border-top="none" fo:border-bottom="0.05pt solid #000000">
        <style:background-image/>
      </style:table-cell-properties>
    </style:style>
    <style:style style:name="Table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1" style:family="table">
      <style:table-properties style:width="16.759cm" fo:break-before="page" table:align="margins"/>
    </style:style>
    <style:style style:name="Table1.A" style:family="table-column">
      <style:table-column-properties style:column-width="2.607cm" style:rel-column-width="10194*"/>
    </style:style>
    <style:style style:name="Table1.B" style:family="table-column">
      <style:table-column-properties style:column-width="1.117cm" style:rel-column-width="4366*"/>
    </style:style>
    <style:style style:name="Table1.C" style:family="table-column">
      <style:table-column-properties style:column-width="2.177cm" style:rel-column-width="8511*"/>
    </style:style>
    <style:style style:name="Table1.D" style:family="table-column">
      <style:table-column-properties style:column-width="1.547cm" style:rel-column-width="6049*"/>
    </style:style>
    <style:style style:name="Table1.E" style:family="table-column">
      <style:table-column-properties style:column-width="1.863cm" style:rel-column-width="7283*"/>
    </style:style>
    <style:style style:name="Table1.G" style:family="table-column">
      <style:table-column-properties style:column-width="1.861cm" style:rel-column-width="7277*"/>
    </style:style>
    <style:style style:name="Table1.I" style:family="table-column">
      <style:table-column-properties style:column-width="1.864cm" style:rel-column-width="7289*"/>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20dd15" officeooo:paragraph-rsid="0020dd15"/>
    </style:style>
    <style:style style:name="P3" style:family="paragraph" style:parent-style-name="Text_20_body">
      <style:text-properties officeooo:rsid="0021684e" officeooo:paragraph-rsid="0021684e"/>
    </style:style>
    <style:style style:name="P4" style:family="paragraph" style:parent-style-name="Text_20_body">
      <style:text-properties officeooo:rsid="0022cc22" officeooo:paragraph-rsid="002978ef"/>
    </style:style>
    <style:style style:name="P5" style:family="paragraph" style:parent-style-name="Text_20_body">
      <style:text-properties officeooo:rsid="0024999e" officeooo:paragraph-rsid="003868a3"/>
    </style:style>
    <style:style style:name="P6" style:family="paragraph" style:parent-style-name="Text_20_body">
      <style:text-properties officeooo:rsid="0024999e" officeooo:paragraph-rsid="0189d6a2"/>
    </style:style>
    <style:style style:name="P7" style:family="paragraph" style:parent-style-name="Text_20_body">
      <style:text-properties officeooo:rsid="003868a3" officeooo:paragraph-rsid="003868a3"/>
    </style:style>
    <style:style style:name="P8" style:family="paragraph" style:parent-style-name="Text_20_body">
      <style:text-properties officeooo:rsid="00571cc6" officeooo:paragraph-rsid="00571cc6"/>
    </style:style>
    <style:style style:name="P9" style:family="paragraph" style:parent-style-name="Text_20_body">
      <style:text-properties officeooo:rsid="00575a47" officeooo:paragraph-rsid="00575a47"/>
    </style:style>
    <style:style style:name="P10" style:family="paragraph" style:parent-style-name="Text_20_body">
      <style:text-properties officeooo:rsid="0058859b" officeooo:paragraph-rsid="005907fb"/>
    </style:style>
    <style:style style:name="P11" style:family="paragraph" style:parent-style-name="Text_20_body">
      <style:text-properties officeooo:rsid="005a9146" officeooo:paragraph-rsid="0063fe2a"/>
    </style:style>
    <style:style style:name="P12" style:family="paragraph" style:parent-style-name="Text_20_body">
      <style:text-properties officeooo:rsid="005c6bf0" officeooo:paragraph-rsid="005c6bf0"/>
    </style:style>
    <style:style style:name="P13" style:family="paragraph" style:parent-style-name="Text_20_body">
      <style:text-properties officeooo:rsid="006071f5" officeooo:paragraph-rsid="006071f5"/>
    </style:style>
    <style:style style:name="P14" style:family="paragraph" style:parent-style-name="Text_20_body">
      <style:text-properties officeooo:rsid="0065f6a2" officeooo:paragraph-rsid="006a8cac"/>
    </style:style>
    <style:style style:name="P15" style:family="paragraph" style:parent-style-name="Text_20_body">
      <style:text-properties officeooo:rsid="00348179" officeooo:paragraph-rsid="003868a3"/>
    </style:style>
    <style:style style:name="P16" style:family="paragraph" style:parent-style-name="Text_20_body">
      <style:text-properties style:font-name="Arial1" officeooo:rsid="0064b1aa" officeooo:paragraph-rsid="0064b1aa" style:font-name-asian="Times New Roman"/>
    </style:style>
    <style:style style:name="P17" style:family="paragraph" style:parent-style-name="Text_20_body">
      <style:text-properties style:font-name="Arial1" officeooo:rsid="00740105" officeooo:paragraph-rsid="00740105" style:font-name-asian="Times New Roman"/>
    </style:style>
    <style:style style:name="P18" style:family="paragraph" style:parent-style-name="Text_20_body">
      <style:text-properties style:font-name="Arial1" officeooo:rsid="00786daa" officeooo:paragraph-rsid="00786daa" style:font-name-asian="Times New Roman"/>
    </style:style>
    <style:style style:name="P19" style:family="paragraph" style:parent-style-name="Text_20_body">
      <style:text-properties style:font-name="Arial1" officeooo:rsid="0064e914" officeooo:paragraph-rsid="0064e914" style:font-name-asian="Times New Roman"/>
    </style:style>
    <style:style style:name="P20" style:family="paragraph" style:parent-style-name="Text_20_body">
      <style:text-properties style:font-name="Arial1" officeooo:rsid="008e7d1b" officeooo:paragraph-rsid="008e7d1b" style:font-name-asian="Times New Roman"/>
    </style:style>
    <style:style style:name="P21" style:family="paragraph" style:parent-style-name="Text_20_body">
      <style:text-properties style:font-name="Arial1" officeooo:rsid="007d3d80" officeooo:paragraph-rsid="007d3d80" style:font-name-asian="Times New Roman"/>
    </style:style>
    <style:style style:name="P22" style:family="paragraph" style:parent-style-name="Text_20_body">
      <style:text-properties style:font-name="Arial1" officeooo:rsid="00d91dc5" officeooo:paragraph-rsid="00d91dc5" style:font-name-asian="Times New Roman"/>
    </style:style>
    <style:style style:name="P23" style:family="paragraph" style:parent-style-name="Text_20_body">
      <style:text-properties style:font-name="Arial1" officeooo:rsid="00db192c" officeooo:paragraph-rsid="00de5813" style:font-name-asian="Times New Roman"/>
    </style:style>
    <style:style style:name="P24" style:family="paragraph" style:parent-style-name="Text_20_body">
      <style:text-properties style:font-name="Arial1" officeooo:rsid="00fdadb9" officeooo:paragraph-rsid="00fdadb9" style:font-name-asian="Times New Roman"/>
    </style:style>
    <style:style style:name="P25" style:family="paragraph" style:parent-style-name="Text_20_body">
      <style:text-properties style:font-name="Arial1" officeooo:rsid="00ff2367" officeooo:paragraph-rsid="01047901" style:font-name-asian="Times New Roman"/>
    </style:style>
    <style:style style:name="P26" style:family="paragraph" style:parent-style-name="Text_20_body">
      <style:text-properties style:font-name="Arial1" officeooo:rsid="0127d402" officeooo:paragraph-rsid="0127d402" style:font-name-asian="Times New Roman"/>
    </style:style>
    <style:style style:name="P27" style:family="paragraph" style:parent-style-name="Text_20_body">
      <style:text-properties style:font-name="Arial1" officeooo:rsid="012d4455" officeooo:paragraph-rsid="0132abf6" style:font-name-asian="Times New Roman"/>
    </style:style>
    <style:style style:name="P28" style:family="paragraph" style:parent-style-name="Text_20_body">
      <style:text-properties style:font-name="Arial1" officeooo:rsid="00e35e5d" officeooo:paragraph-rsid="0132abf6" style:font-name-asian="Times New Roman"/>
    </style:style>
    <style:style style:name="P29" style:family="paragraph" style:parent-style-name="Text_20_body">
      <style:text-properties style:font-name="Arial1" officeooo:rsid="00bc2749" officeooo:paragraph-rsid="013715ec" style:font-name-asian="Times New Roman"/>
    </style:style>
    <style:style style:name="P30" style:family="paragraph" style:parent-style-name="Text_20_body">
      <style:text-properties style:font-name="Arial1" officeooo:rsid="014149f8" officeooo:paragraph-rsid="018048d8" style:font-name-asian="Times New Roman"/>
    </style:style>
    <style:style style:name="P31" style:family="paragraph" style:parent-style-name="Text_20_body">
      <style:text-properties style:font-name="Arial1" officeooo:rsid="014a3803" officeooo:paragraph-rsid="018048d8" style:font-name-asian="Times New Roman"/>
    </style:style>
    <style:style style:name="P32" style:family="paragraph" style:parent-style-name="Text_20_body">
      <style:text-properties style:font-name="Arial1" officeooo:rsid="019741da" officeooo:paragraph-rsid="019741da" style:font-name-asian="Times New Roman"/>
    </style:style>
    <style:style style:name="P33" style:family="paragraph" style:parent-style-name="Text_20_body">
      <style:text-properties style:font-name="Arial1" officeooo:rsid="00d310f9" officeooo:paragraph-rsid="00d310f9" style:font-name-asian="Times New Roman"/>
    </style:style>
    <style:style style:name="P34" style:family="paragraph" style:parent-style-name="Text_20_body">
      <style:text-properties style:font-name="Arial1" officeooo:rsid="01e42d02" officeooo:paragraph-rsid="01e42d02" style:font-name-asian="Times New Roman"/>
    </style:style>
    <style:style style:name="P35" style:family="paragraph" style:parent-style-name="Text_20_body">
      <style:paragraph-properties fo:text-align="start" style:justify-single-word="false"/>
      <style:text-properties style:font-name="Arial1" officeooo:rsid="01e57771" officeooo:paragraph-rsid="01e57771" style:font-name-asian="Times New Roman"/>
    </style:style>
    <style:style style:name="P36" style:family="paragraph" style:parent-style-name="Text_20_body">
      <style:text-properties style:font-name="Arial1" officeooo:rsid="014b211e" officeooo:paragraph-rsid="018048d8" style:font-name-asian="Times New Roman"/>
    </style:style>
    <style:style style:name="P37" style:family="paragraph" style:parent-style-name="Text_20_body">
      <style:text-properties style:font-name="Arial1" officeooo:rsid="021460cf" officeooo:paragraph-rsid="021460cf" style:font-name-asian="Times New Roman"/>
    </style:style>
    <style:style style:name="P38" style:family="paragraph" style:parent-style-name="Text_20_body">
      <style:text-properties style:font-name="Arial1" officeooo:rsid="02151c15" officeooo:paragraph-rsid="02151c15" style:font-name-asian="Times New Roman"/>
    </style:style>
    <style:style style:name="P39" style:family="paragraph" style:parent-style-name="Text_20_body">
      <style:text-properties officeooo:rsid="0040e987" officeooo:paragraph-rsid="0097fb5c"/>
    </style:style>
    <style:style style:name="P40" style:family="paragraph" style:parent-style-name="Text_20_body">
      <style:text-properties officeooo:rsid="00440aaa" officeooo:paragraph-rsid="0097fb5c"/>
    </style:style>
    <style:style style:name="P41" style:family="paragraph" style:parent-style-name="Text_20_body">
      <style:text-properties officeooo:rsid="00435813" officeooo:paragraph-rsid="0097fb5c"/>
    </style:style>
    <style:style style:name="P42" style:family="paragraph" style:parent-style-name="Text_20_body">
      <style:text-properties officeooo:rsid="00817763" officeooo:paragraph-rsid="0097fb5c"/>
    </style:style>
    <style:style style:name="P43" style:family="paragraph" style:parent-style-name="Text_20_body">
      <style:text-properties officeooo:rsid="00472c66" officeooo:paragraph-rsid="0097fb5c"/>
    </style:style>
    <style:style style:name="P44" style:family="paragraph" style:parent-style-name="Text_20_body">
      <style:text-properties officeooo:rsid="004a0d90" officeooo:paragraph-rsid="0097fb5c"/>
    </style:style>
    <style:style style:name="P45" style:family="paragraph" style:parent-style-name="Text_20_body">
      <style:text-properties officeooo:rsid="0047ec94" officeooo:paragraph-rsid="0097fb5c"/>
    </style:style>
    <style:style style:name="P46" style:family="paragraph" style:parent-style-name="Text_20_body">
      <style:text-properties officeooo:rsid="004d0174" officeooo:paragraph-rsid="0097fb5c"/>
    </style:style>
    <style:style style:name="P47" style:family="paragraph" style:parent-style-name="Text_20_body">
      <style:paragraph-properties fo:text-align="center" style:justify-single-word="false"/>
      <style:text-properties officeooo:rsid="0051af2e" officeooo:paragraph-rsid="0097fb5c"/>
    </style:style>
    <style:style style:name="P48" style:family="paragraph" style:parent-style-name="Text_20_body">
      <style:text-properties officeooo:rsid="0051af2e" officeooo:paragraph-rsid="0097fb5c"/>
    </style:style>
    <style:style style:name="P49" style:family="paragraph" style:parent-style-name="Text_20_body">
      <style:text-properties officeooo:rsid="0051af2e" officeooo:paragraph-rsid="0138979e"/>
    </style:style>
    <style:style style:name="P50" style:family="paragraph" style:parent-style-name="Text_20_body">
      <style:text-properties officeooo:rsid="0099fba0" officeooo:paragraph-rsid="0099fba0"/>
    </style:style>
    <style:style style:name="P51" style:family="paragraph" style:parent-style-name="Text_20_body">
      <style:text-properties officeooo:rsid="00740105" officeooo:paragraph-rsid="00b7ea80"/>
    </style:style>
    <style:style style:name="P52" style:family="paragraph" style:parent-style-name="Text_20_body">
      <style:text-properties officeooo:rsid="006ae584" officeooo:paragraph-rsid="00b53b71"/>
    </style:style>
    <style:style style:name="P53" style:family="paragraph" style:parent-style-name="Text_20_body">
      <style:paragraph-properties fo:text-align="center" style:justify-single-word="false"/>
      <style:text-properties officeooo:rsid="006ae584" officeooo:paragraph-rsid="00b53b71"/>
    </style:style>
    <style:style style:name="P54" style:family="paragraph" style:parent-style-name="Text_20_body">
      <style:text-properties officeooo:rsid="006a8cac" officeooo:paragraph-rsid="00b53b71"/>
    </style:style>
    <style:style style:name="P55" style:family="paragraph" style:parent-style-name="Text_20_body">
      <style:text-properties officeooo:rsid="00ecb0af" officeooo:paragraph-rsid="00ecb0af"/>
    </style:style>
    <style:style style:name="P56" style:family="paragraph" style:parent-style-name="Text_20_body">
      <style:text-properties officeooo:rsid="00ed1945" officeooo:paragraph-rsid="00ed1945"/>
    </style:style>
    <style:style style:name="P57" style:family="paragraph" style:parent-style-name="Text_20_body">
      <style:text-properties officeooo:paragraph-rsid="00ef6c48"/>
    </style:style>
    <style:style style:name="P58" style:family="paragraph" style:parent-style-name="Text_20_body">
      <style:text-properties officeooo:rsid="0122002b" officeooo:paragraph-rsid="0122002b"/>
    </style:style>
    <style:style style:name="P59" style:family="paragraph" style:parent-style-name="Text_20_body">
      <style:text-properties officeooo:rsid="0122002b" officeooo:paragraph-rsid="01222650"/>
    </style:style>
    <style:style style:name="P60" style:family="paragraph" style:parent-style-name="Text_20_body">
      <style:text-properties officeooo:rsid="00786daa" officeooo:paragraph-rsid="0078bf5a"/>
    </style:style>
    <style:style style:name="P61" style:family="paragraph" style:parent-style-name="Text_20_body">
      <style:text-properties officeooo:paragraph-rsid="017ec4a3"/>
    </style:style>
    <style:style style:name="P62" style:family="paragraph" style:parent-style-name="Text_20_body">
      <style:text-properties officeooo:rsid="007af80b" officeooo:paragraph-rsid="017ec4a3"/>
    </style:style>
    <style:style style:name="P63" style:family="paragraph" style:parent-style-name="Text_20_body">
      <style:text-properties officeooo:rsid="013ca829" officeooo:paragraph-rsid="018048d8"/>
    </style:style>
    <style:style style:name="P64" style:family="paragraph" style:parent-style-name="Text_20_body">
      <style:text-properties officeooo:rsid="00eda099" officeooo:paragraph-rsid="018666a5"/>
    </style:style>
    <style:style style:name="P65" style:family="paragraph" style:parent-style-name="Text_20_body">
      <style:text-properties officeooo:rsid="00eda099" officeooo:paragraph-rsid="0188696d"/>
    </style:style>
    <style:style style:name="P66" style:family="paragraph" style:parent-style-name="Text_20_body">
      <style:text-properties officeooo:rsid="003db44c" officeooo:paragraph-rsid="018c3258"/>
    </style:style>
    <style:style style:name="P67" style:family="paragraph" style:parent-style-name="Text_20_body">
      <style:text-properties officeooo:rsid="002d9c32" officeooo:paragraph-rsid="018c3258"/>
    </style:style>
    <style:style style:name="P68" style:family="paragraph" style:parent-style-name="Text_20_body">
      <style:text-properties officeooo:rsid="0036a6fb" officeooo:paragraph-rsid="018c3258"/>
    </style:style>
    <style:style style:name="P69" style:family="paragraph" style:parent-style-name="Text_20_body">
      <style:text-properties officeooo:rsid="0025d1ee" officeooo:paragraph-rsid="018c3258"/>
    </style:style>
    <style:style style:name="P70" style:family="paragraph" style:parent-style-name="Text_20_body">
      <style:text-properties officeooo:paragraph-rsid="005c6bf0"/>
    </style:style>
    <style:style style:name="P71" style:family="paragraph" style:parent-style-name="Text_20_body">
      <style:text-properties officeooo:rsid="019741da" officeooo:paragraph-rsid="019741da"/>
    </style:style>
    <style:style style:name="P72" style:family="paragraph" style:parent-style-name="Text_20_body">
      <style:text-properties officeooo:rsid="01993d5c" officeooo:paragraph-rsid="01a79e22"/>
    </style:style>
    <style:style style:name="P73" style:family="paragraph" style:parent-style-name="Text_20_body">
      <style:text-properties fo:font-style="italic" fo:font-weight="bold" officeooo:rsid="01993d5c" officeooo:paragraph-rsid="01993d5c" style:font-style-asian="italic" style:font-weight-asian="bold" style:font-style-complex="italic" style:font-weight-complex="bold"/>
    </style:style>
    <style:style style:name="P74" style:family="paragraph" style:parent-style-name="Text_20_body">
      <style:text-properties fo:font-style="italic" fo:font-weight="bold" officeooo:rsid="01a0f405" officeooo:paragraph-rsid="01a0f405" style:font-style-asian="italic" style:font-weight-asian="bold" style:font-style-complex="italic" style:font-weight-complex="bold"/>
    </style:style>
    <style:style style:name="P75" style:family="paragraph" style:parent-style-name="Text_20_body">
      <style:text-properties officeooo:rsid="00f522ed" officeooo:paragraph-rsid="00f522ed"/>
    </style:style>
    <style:style style:name="P76" style:family="paragraph" style:parent-style-name="Text_20_body">
      <style:text-properties officeooo:rsid="01a0f405" officeooo:paragraph-rsid="01a0f405"/>
    </style:style>
    <style:style style:name="P77" style:family="paragraph" style:parent-style-name="Text_20_body">
      <style:text-properties officeooo:rsid="01a2ff52" officeooo:paragraph-rsid="01a2ff52"/>
    </style:style>
    <style:style style:name="P78" style:family="paragraph" style:parent-style-name="Text_20_body">
      <style:text-properties officeooo:rsid="01aef1a4" officeooo:paragraph-rsid="01aef1a4"/>
    </style:style>
    <style:style style:name="P79" style:family="paragraph" style:parent-style-name="Text_20_body">
      <style:text-properties officeooo:rsid="01b35295" officeooo:paragraph-rsid="01b35295"/>
    </style:style>
    <style:style style:name="P80" style:family="paragraph" style:parent-style-name="Text_20_body">
      <style:text-properties officeooo:rsid="019e1533" officeooo:paragraph-rsid="01ce70fc"/>
    </style:style>
    <style:style style:name="P81" style:family="paragraph" style:parent-style-name="Text_20_body">
      <style:text-properties officeooo:rsid="01ce84f3" officeooo:paragraph-rsid="01ce84f3"/>
    </style:style>
    <style:style style:name="P82" style:family="paragraph" style:parent-style-name="Text_20_body">
      <style:text-properties officeooo:rsid="01ddab40" officeooo:paragraph-rsid="01ddab40"/>
    </style:style>
    <style:style style:name="P83" style:family="paragraph" style:parent-style-name="Text_20_body">
      <style:text-properties officeooo:rsid="01df18d4" officeooo:paragraph-rsid="01df18d4"/>
    </style:style>
    <style:style style:name="P84" style:family="paragraph" style:parent-style-name="Text_20_body">
      <style:text-properties officeooo:rsid="01df18d4" officeooo:paragraph-rsid="01f13a9b"/>
    </style:style>
    <style:style style:name="P85" style:family="paragraph" style:parent-style-name="Text_20_body">
      <style:text-properties officeooo:rsid="01e82d26" officeooo:paragraph-rsid="01e82d26"/>
    </style:style>
    <style:style style:name="P86" style:family="paragraph" style:parent-style-name="Text_20_body">
      <style:text-properties officeooo:rsid="006d3917" officeooo:paragraph-rsid="00b00cd5"/>
    </style:style>
    <style:style style:name="P87" style:family="paragraph" style:parent-style-name="Standard">
      <style:text-properties fo:font-size="10pt" officeooo:rsid="004d0174" officeooo:paragraph-rsid="0097fb5c" style:font-size-asian="10pt" style:font-size-complex="10pt"/>
    </style:style>
    <style:style style:name="P88" style:family="paragraph" style:parent-style-name="Standard">
      <style:text-properties fo:font-size="10pt" officeooo:rsid="004d0174" officeooo:paragraph-rsid="0099fba0" style:font-size-asian="10pt" style:font-size-complex="10pt"/>
    </style:style>
    <style:style style:name="P89" style:family="paragraph" style:parent-style-name="Standard">
      <style:text-properties fo:font-size="10pt" officeooo:paragraph-rsid="0097fb5c" style:font-size-asian="10pt" style:font-size-complex="10pt"/>
    </style:style>
    <style:style style:name="P90" style:family="paragraph" style:parent-style-name="Standard">
      <style:text-properties fo:font-size="10pt" officeooo:rsid="0099fba0" officeooo:paragraph-rsid="0099fba0" style:font-size-asian="10pt" style:font-size-complex="10pt"/>
    </style:style>
    <style:style style:name="P91" style:family="paragraph" style:parent-style-name="Standard">
      <style:text-properties officeooo:paragraph-rsid="0097fb5c"/>
    </style:style>
    <style:style style:name="P92" style:family="paragraph" style:parent-style-name="Standard">
      <style:text-properties officeooo:rsid="00512914" officeooo:paragraph-rsid="018048d8"/>
    </style:style>
    <style:style style:name="P93" style:family="paragraph" style:parent-style-name="Table_20_Contents">
      <style:text-properties officeooo:rsid="00f2e181" officeooo:paragraph-rsid="00f2e181"/>
    </style:style>
    <style:style style:name="P94" style:family="paragraph" style:parent-style-name="Table_20_Contents">
      <style:text-properties officeooo:rsid="00f2e181" officeooo:paragraph-rsid="019a7af2"/>
    </style:style>
    <style:style style:name="P95" style:family="paragraph" style:parent-style-name="Table_20_Contents">
      <style:text-properties officeooo:rsid="00f325d0" officeooo:paragraph-rsid="00f325d0"/>
    </style:style>
    <style:style style:name="P96" style:family="paragraph" style:parent-style-name="Table_20_Contents">
      <style:text-properties officeooo:rsid="00f522ed" officeooo:paragraph-rsid="00f522ed"/>
    </style:style>
    <style:style style:name="P97" style:family="paragraph" style:parent-style-name="Table_20_Contents">
      <style:text-properties officeooo:rsid="00f522ed" officeooo:paragraph-rsid="01e2e724"/>
    </style:style>
    <style:style style:name="P98" style:family="paragraph" style:parent-style-name="Table_20_Contents">
      <style:text-properties fo:font-weight="bold" style:font-weight-asian="bold" style:font-weight-complex="bold"/>
    </style:style>
    <style:style style:name="P99" style:family="paragraph" style:parent-style-name="Table_20_Contents">
      <style:text-properties fo:font-weight="bold" officeooo:rsid="00f522ed" officeooo:paragraph-rsid="00f522ed" style:font-weight-asian="bold" style:font-weight-complex="bold"/>
    </style:style>
    <style:style style:name="P100" style:family="paragraph" style:parent-style-name="Table_20_Contents">
      <style:text-properties fo:font-weight="bold" officeooo:rsid="01264afe" officeooo:paragraph-rsid="01264afe" style:font-weight-asian="bold" style:font-weight-complex="bold"/>
    </style:style>
    <style:style style:name="P101" style:family="paragraph" style:parent-style-name="Table_20_Contents">
      <style:paragraph-properties fo:text-align="center" style:justify-single-word="false"/>
      <style:text-properties fo:font-weight="bold" officeooo:rsid="01e42d02" officeooo:paragraph-rsid="01e42d02" style:font-weight-asian="bold" style:font-weight-complex="bold"/>
    </style:style>
    <style:style style:name="P102" style:family="paragraph" style:parent-style-name="Table_20_Contents">
      <style:text-properties officeooo:rsid="00f68690" officeooo:paragraph-rsid="00f68690"/>
    </style:style>
    <style:style style:name="P103" style:family="paragraph" style:parent-style-name="Table_20_Contents">
      <style:text-properties officeooo:rsid="00f68690" officeooo:paragraph-rsid="01e2e724"/>
    </style:style>
    <style:style style:name="P104" style:family="paragraph" style:parent-style-name="Table_20_Contents">
      <style:text-properties officeooo:rsid="00f6ce9c" officeooo:paragraph-rsid="00f6ce9c"/>
    </style:style>
    <style:style style:name="P105" style:family="paragraph" style:parent-style-name="Table_20_Contents">
      <style:text-properties officeooo:rsid="01264afe" officeooo:paragraph-rsid="01264afe"/>
    </style:style>
    <style:style style:name="P106" style:family="paragraph" style:parent-style-name="Table_20_Contents">
      <style:text-properties officeooo:rsid="01270265" officeooo:paragraph-rsid="01270265"/>
    </style:style>
    <style:style style:name="P107" style:family="paragraph" style:parent-style-name="Table_20_Contents">
      <style:text-properties officeooo:paragraph-rsid="017ec4a3"/>
    </style:style>
    <style:style style:name="P108" style:family="paragraph" style:parent-style-name="Table_20_Contents">
      <style:text-properties officeooo:rsid="019a7af2" officeooo:paragraph-rsid="019a7af2"/>
    </style:style>
    <style:style style:name="P109" style:family="paragraph" style:parent-style-name="Table_20_Contents">
      <style:text-properties officeooo:rsid="019bc08b" officeooo:paragraph-rsid="019bc08b"/>
    </style:style>
    <style:style style:name="P110" style:family="paragraph" style:parent-style-name="Table_20_Contents">
      <style:text-properties officeooo:rsid="019d5ac0" officeooo:paragraph-rsid="019d5ac0"/>
    </style:style>
    <style:style style:name="P111" style:family="paragraph" style:parent-style-name="Table_20_Contents">
      <style:text-properties officeooo:rsid="019e1533" officeooo:paragraph-rsid="019e1533"/>
    </style:style>
    <style:style style:name="P112" style:family="paragraph" style:parent-style-name="Table_20_Contents">
      <style:text-properties officeooo:rsid="01a02617" officeooo:paragraph-rsid="01a02617"/>
    </style:style>
    <style:style style:name="P113" style:family="paragraph" style:parent-style-name="Table_20_Contents">
      <style:text-properties officeooo:rsid="01e2e724" officeooo:paragraph-rsid="01e2e724"/>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text-properties officeooo:rsid="01e42d02" officeooo:paragraph-rsid="01e42d02"/>
    </style:style>
    <style:style style:name="P116" style:family="paragraph" style:parent-style-name="Table_20_Contents">
      <style:text-properties officeooo:rsid="0207208d" officeooo:paragraph-rsid="0207208d"/>
    </style:style>
    <style:style style:name="P117" style:family="paragraph" style:parent-style-name="Table_20_Heading">
      <style:text-properties officeooo:paragraph-rsid="017ec4a3"/>
    </style:style>
    <style:style style:name="P118" style:family="paragraph" style:parent-style-name="Heading_20_2">
      <style:text-properties officeooo:paragraph-rsid="00ed1945"/>
    </style:style>
    <style:style style:name="P119" style:family="paragraph" style:parent-style-name="Heading_20_2">
      <style:text-properties officeooo:rsid="0024999e" officeooo:paragraph-rsid="0024999e"/>
    </style:style>
    <style:style style:name="P120" style:family="paragraph" style:parent-style-name="Heading_20_2">
      <style:text-properties officeooo:rsid="018c3258" officeooo:paragraph-rsid="018c3258"/>
    </style:style>
    <style:style style:name="P121" style:family="paragraph" style:parent-style-name="Heading_20_2">
      <style:text-properties officeooo:rsid="00571cc6" officeooo:paragraph-rsid="00571cc6"/>
    </style:style>
    <style:style style:name="P122" style:family="paragraph" style:parent-style-name="Heading_20_2">
      <style:text-properties style:font-name="Arial1" style:font-name-asian="Times New Roman"/>
    </style:style>
    <style:style style:name="P123" style:family="paragraph" style:parent-style-name="Heading_20_2">
      <style:text-properties style:font-name="Arial1" officeooo:rsid="012aa69e" officeooo:paragraph-rsid="017ec4a3" style:font-name-asian="Times New Roman"/>
    </style:style>
    <style:style style:name="P124" style:family="paragraph" style:parent-style-name="Heading_20_2">
      <style:text-properties officeooo:paragraph-rsid="013ca829"/>
    </style:style>
    <style:style style:name="P125" style:family="paragraph" style:parent-style-name="Heading_20_2">
      <style:text-properties officeooo:rsid="01e0d270" officeooo:paragraph-rsid="01e19d5d"/>
    </style:style>
    <style:style style:name="P126" style:family="paragraph" style:parent-style-name="Heading_20_2">
      <style:text-properties officeooo:rsid="013ca829" officeooo:paragraph-rsid="018048d8"/>
    </style:style>
    <style:style style:name="P127" style:family="paragraph" style:parent-style-name="Heading_20_2">
      <style:text-properties officeooo:rsid="01aef1a4" officeooo:paragraph-rsid="01aef1a4"/>
    </style:style>
    <style:style style:name="P128" style:family="paragraph" style:parent-style-name="Heading_20_2">
      <style:text-properties officeooo:rsid="0122002b" officeooo:paragraph-rsid="0122002b"/>
    </style:style>
    <style:style style:name="P129" style:family="paragraph" style:parent-style-name="Heading_20_2">
      <style:text-properties officeooo:paragraph-rsid="0122002b"/>
    </style:style>
    <style:style style:name="P130" style:family="paragraph" style:parent-style-name="Text_20_body" style:list-style-name="L1">
      <style:text-properties officeooo:rsid="0022cc22" officeooo:paragraph-rsid="0022cc22"/>
    </style:style>
    <style:style style:name="P131" style:family="paragraph" style:parent-style-name="Text_20_body" style:list-style-name="L1">
      <style:text-properties officeooo:rsid="002316b9" officeooo:paragraph-rsid="002978ef"/>
    </style:style>
    <style:style style:name="P132" style:family="paragraph" style:parent-style-name="Text_20_body" style:list-style-name="L1">
      <style:text-properties officeooo:rsid="002316b9" officeooo:paragraph-rsid="002316b9"/>
    </style:style>
    <style:style style:name="P133" style:family="paragraph" style:parent-style-name="Text_20_body" style:list-style-name="L1">
      <style:text-properties officeooo:rsid="002316b9" officeooo:paragraph-rsid="0024999e"/>
    </style:style>
    <style:style style:name="P134" style:family="paragraph" style:parent-style-name="Text_20_body" style:list-style-name="L1">
      <style:text-properties officeooo:rsid="002a32c0" officeooo:paragraph-rsid="002a32c0"/>
    </style:style>
    <style:style style:name="P135" style:family="paragraph" style:parent-style-name="Text_20_body" style:list-style-name="L2">
      <style:text-properties officeooo:rsid="00ecb0af" officeooo:paragraph-rsid="00ecb0af"/>
    </style:style>
    <style:style style:name="P136" style:family="paragraph" style:parent-style-name="Text_20_body" style:list-style-name="L3">
      <style:text-properties officeooo:rsid="00ecb0af" officeooo:paragraph-rsid="00ed1945"/>
    </style:style>
    <style:style style:name="P137" style:family="paragraph" style:parent-style-name="Text_20_body" style:list-style-name="L2">
      <style:text-properties officeooo:rsid="00ed1945" officeooo:paragraph-rsid="00ed1945"/>
    </style:style>
    <style:style style:name="P138" style:family="paragraph" style:parent-style-name="Text_20_body" style:list-style-name="L4">
      <style:text-properties officeooo:rsid="00ed1945" officeooo:paragraph-rsid="00ed1945"/>
    </style:style>
    <style:style style:name="P139" style:family="paragraph" style:parent-style-name="Text_20_body" style:list-style-name="L5">
      <style:text-properties officeooo:rsid="0040e987" officeooo:paragraph-rsid="0097fb5c"/>
    </style:style>
    <style:style style:name="P140" style:family="paragraph" style:parent-style-name="Text_20_body" style:list-style-name="L5">
      <style:text-properties officeooo:rsid="0040e987" officeooo:paragraph-rsid="018c51a4"/>
    </style:style>
    <style:style style:name="P141" style:family="paragraph" style:parent-style-name="Text_20_body" style:list-style-name="L6">
      <style:text-properties officeooo:rsid="00440aaa" officeooo:paragraph-rsid="0097fb5c"/>
    </style:style>
    <style:style style:name="P142" style:family="paragraph" style:parent-style-name="Text_20_body" style:list-style-name="L6">
      <style:text-properties officeooo:rsid="0045e795" officeooo:paragraph-rsid="0097fb5c"/>
    </style:style>
    <style:style style:name="P143" style:family="paragraph" style:parent-style-name="Text_20_body" style:list-style-name="L7">
      <style:text-properties style:font-name="Arial1" officeooo:rsid="00740105" officeooo:paragraph-rsid="00a2f154" style:font-name-asian="Times New Roman"/>
    </style:style>
    <style:style style:name="P144" style:family="paragraph" style:parent-style-name="Text_20_body" style:list-style-name="L7">
      <style:text-properties style:font-name="Arial1" officeooo:rsid="00740105" officeooo:paragraph-rsid="00740105" style:font-name-asian="Times New Roman"/>
    </style:style>
    <style:style style:name="P145" style:family="paragraph" style:parent-style-name="Text_20_body">
      <style:text-properties style:font-name="Arial1" officeooo:rsid="0217db57" officeooo:paragraph-rsid="0217db57" style:font-name-asian="Times New Roman"/>
    </style:style>
    <style:style style:name="P146" style:family="paragraph" style:parent-style-name="Text_20_body" style:list-style-name="L9">
      <style:text-properties style:font-name="Arial1" officeooo:rsid="021460cf" officeooo:paragraph-rsid="021460cf" style:font-name-asian="Times New Roman"/>
    </style:style>
    <style:style style:name="P147" style:family="paragraph" style:parent-style-name="Text_20_body" style:list-style-name="L10">
      <style:text-properties style:font-name="Arial1" officeooo:rsid="021460cf" officeooo:paragraph-rsid="021460cf" style:font-name-asian="Times New Roman"/>
    </style:style>
    <style:style style:name="P148" style:family="paragraph" style:parent-style-name="Text_20_body" style:list-style-name="L11">
      <style:text-properties style:font-name="Arial1" officeooo:rsid="021460cf" officeooo:paragraph-rsid="021460cf" style:font-name-asian="Times New Roman"/>
    </style:style>
    <style:style style:name="P149" style:family="paragraph" style:parent-style-name="Text_20_body" style:list-style-name="L12">
      <style:text-properties style:font-name="Arial1" officeooo:rsid="00e7ccf1" officeooo:paragraph-rsid="01c9336a" style:font-name-asian="Times New Roman"/>
    </style:style>
    <style:style style:name="P150" style:family="paragraph" style:parent-style-name="Text_20_body" style:list-style-name="L14">
      <style:text-properties style:font-name="Arial1" officeooo:rsid="00e7ccf1" officeooo:paragraph-rsid="00e7ccf1" style:font-name-asian="Times New Roman"/>
    </style:style>
    <style:style style:name="P151" style:family="paragraph" style:parent-style-name="Text_20_body" style:list-style-name="L12">
      <style:text-properties style:font-name="Arial1" officeooo:rsid="012afba5" officeooo:paragraph-rsid="01bd5b35" style:font-name-asian="Times New Roman"/>
    </style:style>
    <style:style style:name="P152" style:family="paragraph" style:parent-style-name="Text_20_body" style:list-style-name="L13">
      <style:text-properties style:font-name="Arial1" officeooo:rsid="012afba5" officeooo:paragraph-rsid="013c9656" style:font-name-asian="Times New Roman"/>
    </style:style>
    <style:style style:name="P153" style:family="paragraph" style:parent-style-name="Text_20_body" style:list-style-name="L13">
      <style:text-properties style:font-name="Arial1" officeooo:rsid="012afba5" officeooo:paragraph-rsid="01c76f81" style:font-name-asian="Times New Roman"/>
    </style:style>
    <style:style style:name="P154" style:family="paragraph" style:parent-style-name="Text_20_body" style:list-style-name="L13">
      <style:text-properties style:font-name="Arial1" officeooo:rsid="013a82de" officeooo:paragraph-rsid="01c67f6f" style:font-name-asian="Times New Roman"/>
    </style:style>
    <style:style style:name="P155" style:family="paragraph" style:parent-style-name="Text_20_body" style:list-style-name="L13">
      <style:text-properties style:font-name="Arial1" officeooo:rsid="013b3953" officeooo:paragraph-rsid="01bb54b2" style:font-name-asian="Times New Roman"/>
    </style:style>
    <style:style style:name="P156" style:family="paragraph" style:parent-style-name="Text_20_body" style:list-style-name="L13">
      <style:text-properties style:font-name="Arial1" officeooo:rsid="01332694" officeooo:paragraph-rsid="01c76f81" style:font-name-asian="Times New Roman"/>
    </style:style>
    <style:style style:name="P157" style:family="paragraph" style:parent-style-name="Text_20_body" style:list-style-name="L13">
      <style:text-properties style:font-name="Arial1" officeooo:rsid="013c9656" officeooo:paragraph-rsid="01cd67f9" style:font-name-asian="Times New Roman"/>
    </style:style>
    <style:style style:name="P158" style:family="paragraph" style:parent-style-name="Text_20_body" style:list-style-name="L14">
      <style:text-properties style:font-name="Arial1" officeooo:rsid="00e35e5d" officeooo:paragraph-rsid="00e35e5d" style:font-name-asian="Times New Roman"/>
    </style:style>
    <style:style style:name="P159" style:family="paragraph" style:parent-style-name="Text_20_body" style:list-style-name="L14">
      <style:text-properties style:font-name="Arial1" officeooo:rsid="00e54516" officeooo:paragraph-rsid="00e54516" style:font-name-asian="Times New Roman"/>
    </style:style>
    <style:style style:name="P160" style:family="paragraph" style:parent-style-name="Text_20_body" style:list-style-name="L15">
      <style:text-properties style:font-name="Arial1" officeooo:rsid="012d4455" officeooo:paragraph-rsid="0132abf6" style:font-name-asian="Times New Roman"/>
    </style:style>
    <style:style style:name="P161" style:family="paragraph" style:parent-style-name="Text_20_body" style:list-style-name="L15">
      <style:text-properties style:font-name="Arial1" officeooo:rsid="0134ed1e" officeooo:paragraph-rsid="0134ed1e" style:font-name-asian="Times New Roman"/>
    </style:style>
    <style:style style:name="P162" style:family="paragraph" style:parent-style-name="Text_20_body" style:list-style-name="L15">
      <style:text-properties style:font-name="Arial1" officeooo:rsid="012facbd" officeooo:paragraph-rsid="0132abf6" style:font-name-asian="Times New Roman"/>
    </style:style>
    <style:style style:name="P163" style:family="paragraph" style:parent-style-name="Text_20_body" style:list-style-name="L16">
      <style:text-properties style:font-name="Arial1" officeooo:rsid="00ff2367" officeooo:paragraph-rsid="01f13a9b" style:font-name-asian="Times New Roman"/>
    </style:style>
    <style:style style:name="P164" style:family="paragraph" style:parent-style-name="Text_20_body" style:list-style-name="L16">
      <style:text-properties style:font-name="Arial1" officeooo:rsid="0101bd27" officeooo:paragraph-rsid="01f13a9b" style:font-name-asian="Times New Roman"/>
    </style:style>
    <style:style style:name="P165" style:family="paragraph" style:parent-style-name="Text_20_body" style:list-style-name="L16">
      <style:text-properties style:font-name="Arial1" officeooo:rsid="01047901" officeooo:paragraph-rsid="01218c43" style:font-name-asian="Times New Roman"/>
    </style:style>
    <style:style style:name="P166" style:family="paragraph" style:parent-style-name="Text_20_body" style:list-style-name="L16">
      <style:text-properties style:font-name="Arial1" officeooo:rsid="01081c5b" officeooo:paragraph-rsid="01218c43" style:font-name-asian="Times New Roman"/>
    </style:style>
    <style:style style:name="P167" style:family="paragraph" style:parent-style-name="Text_20_body" style:list-style-name="L16">
      <style:text-properties style:font-name="Arial1" officeooo:rsid="0109368f" officeooo:paragraph-rsid="0109368f" style:font-name-asian="Times New Roman"/>
    </style:style>
    <style:style style:name="P168" style:family="paragraph" style:parent-style-name="Text_20_body" style:list-style-name="L16">
      <style:text-properties style:font-name="Arial1" officeooo:rsid="01099882" officeooo:paragraph-rsid="01099882" style:font-name-asian="Times New Roman"/>
    </style:style>
    <style:style style:name="P169" style:family="paragraph" style:parent-style-name="Text_20_body" style:list-style-name="L16">
      <style:text-properties style:font-name="Arial1" officeooo:rsid="010b0b6b" officeooo:paragraph-rsid="010b0b6b" style:font-name-asian="Times New Roman"/>
    </style:style>
    <style:style style:name="P170" style:family="paragraph" style:parent-style-name="Text_20_body" style:list-style-name="L16">
      <style:text-properties style:font-name="Arial1" officeooo:rsid="010cf2f6" officeooo:paragraph-rsid="010cf2f6" style:font-name-asian="Times New Roman"/>
    </style:style>
    <style:style style:name="P171" style:family="paragraph" style:parent-style-name="Text_20_body" style:list-style-name="L16">
      <style:text-properties style:font-name="Arial1" officeooo:rsid="01174bc9" officeooo:paragraph-rsid="01174bc9" style:font-name-asian="Times New Roman"/>
    </style:style>
    <style:style style:name="P172" style:family="paragraph" style:parent-style-name="Text_20_body" style:list-style-name="L16">
      <style:text-properties style:font-name="Arial1" officeooo:rsid="0110614b" officeooo:paragraph-rsid="0110d722" style:font-name-asian="Times New Roman"/>
    </style:style>
    <style:style style:name="P173" style:family="paragraph" style:parent-style-name="Text_20_body" style:list-style-name="L16">
      <style:text-properties style:font-name="Arial1" officeooo:rsid="0110d722" officeooo:paragraph-rsid="0110d722" style:font-name-asian="Times New Roman"/>
    </style:style>
    <style:style style:name="P174" style:family="paragraph" style:parent-style-name="Text_20_body" style:list-style-name="L17">
      <style:text-properties style:font-name="Arial1" officeooo:rsid="008e7d1b" officeooo:paragraph-rsid="00eafabf" style:font-name-asian="Times New Roman"/>
    </style:style>
    <style:style style:name="P175" style:family="paragraph" style:parent-style-name="Text_20_body" style:list-style-name="L17">
      <style:text-properties style:font-name="Arial1" officeooo:rsid="008e7d1b" officeooo:paragraph-rsid="0092146e" style:font-name-asian="Times New Roman"/>
    </style:style>
    <style:style style:name="P176" style:family="paragraph" style:parent-style-name="Text_20_body" style:list-style-name="L18">
      <style:text-properties style:font-name="Arial1" officeooo:rsid="009455da" officeooo:paragraph-rsid="00eafabf" style:font-name-asian="Times New Roman"/>
    </style:style>
    <style:style style:name="P177" style:family="paragraph" style:parent-style-name="Text_20_body" style:list-style-name="L8">
      <style:text-properties officeooo:rsid="007243cf" officeooo:paragraph-rsid="007741b0"/>
    </style:style>
    <style:style style:name="P178" style:family="paragraph" style:parent-style-name="Text_20_body" style:list-style-name="L8">
      <style:text-properties officeooo:rsid="007243cf" officeooo:paragraph-rsid="00b18bec"/>
    </style:style>
    <style:style style:name="P179" style:family="paragraph" style:parent-style-name="Text_20_body" style:list-style-name="L8">
      <style:text-properties officeooo:rsid="007243cf" officeooo:paragraph-rsid="007243cf"/>
    </style:style>
    <style:style style:name="P180" style:family="paragraph" style:parent-style-name="Text_20_body" style:list-style-name="L8">
      <style:text-properties officeooo:rsid="007243cf" officeooo:paragraph-rsid="007250eb"/>
    </style:style>
    <style:style style:name="P181" style:family="paragraph" style:parent-style-name="Text_20_body" style:list-style-name="L8">
      <style:text-properties officeooo:rsid="00795070" officeooo:paragraph-rsid="00795070"/>
    </style:style>
    <style:style style:name="P182" style:family="paragraph" style:parent-style-name="Text_20_body" style:list-style-name="L8">
      <style:text-properties officeooo:rsid="00f046da" officeooo:paragraph-rsid="019384e1"/>
    </style:style>
    <style:style style:name="P183" style:family="paragraph" style:parent-style-name="Text_20_body" style:list-style-name="L12">
      <style:text-properties officeooo:paragraph-rsid="01c4b7a6"/>
    </style:style>
    <style:style style:name="P184" style:family="paragraph" style:parent-style-name="Text_20_body" style:list-style-name="L12">
      <style:text-properties officeooo:paragraph-rsid="01c12985"/>
    </style:style>
    <style:style style:name="P185" style:family="paragraph" style:parent-style-name="Text_20_body" style:list-style-name="L14">
      <style:text-properties officeooo:rsid="00e54516" officeooo:paragraph-rsid="00e54516"/>
    </style:style>
    <style:style style:name="P186" style:family="paragraph" style:parent-style-name="Text_20_body" style:list-style-name="L15">
      <style:text-properties officeooo:rsid="012d4455" officeooo:paragraph-rsid="0132abf6"/>
    </style:style>
    <style:style style:name="P187" style:family="paragraph" style:parent-style-name="Text_20_body" style:list-style-name="L15">
      <style:text-properties officeooo:rsid="0134ed1e" officeooo:paragraph-rsid="0134ed1e"/>
    </style:style>
    <style:style style:name="P188" style:family="paragraph" style:parent-style-name="Text_20_body" style:list-style-name="L19">
      <style:text-properties officeooo:rsid="0122002b" officeooo:paragraph-rsid="0122002b"/>
    </style:style>
    <style:style style:name="P189" style:family="paragraph" style:parent-style-name="Text_20_body" style:list-style-name="L19">
      <style:text-properties officeooo:rsid="01222650" officeooo:paragraph-rsid="01222650"/>
    </style:style>
    <style:style style:name="P190" style:family="paragraph" style:parent-style-name="Text_20_body" style:list-style-name="L19">
      <style:text-properties officeooo:rsid="01223d56" officeooo:paragraph-rsid="01223d56"/>
    </style:style>
    <style:style style:name="P191" style:family="paragraph" style:parent-style-name="Text_20_body" style:list-style-name="L20">
      <style:text-properties officeooo:rsid="01ce84f3" officeooo:paragraph-rsid="01ce84f3"/>
    </style:style>
    <style:style style:name="P192" style:family="paragraph" style:parent-style-name="Text_20_body" style:list-style-name="L20">
      <style:text-properties officeooo:rsid="01d57df6" officeooo:paragraph-rsid="01d57df6"/>
    </style:style>
    <style:style style:name="P193" style:family="paragraph" style:parent-style-name="Text_20_body" style:list-style-name="L20">
      <style:text-properties officeooo:rsid="01cf720b" officeooo:paragraph-rsid="01cf720b"/>
    </style:style>
    <style:style style:name="P194" style:family="paragraph" style:parent-style-name="Text_20_body" style:list-style-name="L20">
      <style:text-properties officeooo:rsid="01d0a7e2" officeooo:paragraph-rsid="01d25e57"/>
    </style:style>
    <style:style style:name="P195" style:family="paragraph" style:parent-style-name="Text_20_body" style:list-style-name="L20">
      <style:text-properties officeooo:rsid="01d25e57" officeooo:paragraph-rsid="01d25e57"/>
    </style:style>
    <style:style style:name="P196" style:family="paragraph" style:parent-style-name="Text_20_body" style:list-style-name="L21">
      <style:text-properties officeooo:rsid="020aebc7" officeooo:paragraph-rsid="020aebc7"/>
    </style:style>
    <style:style style:name="P197" style:family="paragraph" style:parent-style-name="Text_20_body" style:list-style-name="L21">
      <style:text-properties officeooo:rsid="01e96997" officeooo:paragraph-rsid="020aebc7"/>
    </style:style>
    <style:style style:name="P198" style:family="paragraph" style:parent-style-name="Text_20_body" style:list-style-name="L21">
      <style:text-properties officeooo:rsid="01e96997" officeooo:paragraph-rsid="0210ac54"/>
    </style:style>
    <style:style style:name="P199" style:family="paragraph" style:parent-style-name="Text_20_body" style:list-style-name="L21">
      <style:text-properties officeooo:rsid="01ea5f41" officeooo:paragraph-rsid="020e0446"/>
    </style:style>
    <style:style style:name="P200" style:family="paragraph" style:parent-style-name="Text_20_body" style:list-style-name="L21">
      <style:text-properties officeooo:rsid="01ea5f41" officeooo:paragraph-rsid="01f1e04e"/>
    </style:style>
    <style:style style:name="P201" style:family="paragraph" style:parent-style-name="Text_20_body" style:list-style-name="L21">
      <style:text-properties officeooo:rsid="01f9dda4" officeooo:paragraph-rsid="0210ac54"/>
    </style:style>
    <style:style style:name="P202" style:family="paragraph" style:parent-style-name="Text_20_body" style:list-style-name="L21">
      <style:text-properties officeooo:rsid="01f403a4" officeooo:paragraph-rsid="01f403a4"/>
    </style:style>
    <style:style style:name="P203" style:family="paragraph" style:parent-style-name="Text_20_body" style:list-style-name="L21">
      <style:text-properties officeooo:rsid="01f403a4" officeooo:paragraph-rsid="0202dc94"/>
    </style:style>
    <style:style style:name="P204" style:family="paragraph" style:parent-style-name="Text_20_body" style:list-style-name="L22">
      <style:text-properties officeooo:rsid="01a0f405" officeooo:paragraph-rsid="01a0f405"/>
    </style:style>
    <style:style style:name="P205" style:family="paragraph" style:parent-style-name="Contents_20_2">
      <style:paragraph-properties>
        <style:tab-stops>
          <style:tab-stop style:position="16.26cm" style:type="right" style:leader-style="dotted" style:leader-text="."/>
        </style:tab-stops>
      </style:paragraph-properties>
    </style:style>
    <style:style style:name="P206" style:family="paragraph" style:parent-style-name="Contents_20_3">
      <style:paragraph-properties>
        <style:tab-stops>
          <style:tab-stop style:position="15.76cm" style:type="right" style:leader-style="dotted" style:leader-text="."/>
        </style:tab-stops>
      </style:paragraph-properties>
    </style:style>
    <style:style style:name="P207" style:family="paragraph" style:parent-style-name="Contents_20_1">
      <style:paragraph-properties>
        <style:tab-stops>
          <style:tab-stop style:position="16.759cm" style:type="right" style:leader-style="dotted" style:leader-text="."/>
        </style:tab-stops>
      </style:paragraph-properties>
    </style:style>
    <style:style style:name="P208" style:family="paragraph" style:parent-style-name="Heading_20_1">
      <style:text-properties officeooo:rsid="0024999e" officeooo:paragraph-rsid="0024999e"/>
    </style:style>
    <style:style style:name="P209" style:family="paragraph" style:parent-style-name="Heading_20_1">
      <style:text-properties officeooo:rsid="0024999e" officeooo:paragraph-rsid="00eafc95"/>
    </style:style>
    <style:style style:name="P210" style:family="paragraph" style:parent-style-name="Heading_20_1">
      <style:text-properties officeooo:rsid="00eafc95" officeooo:paragraph-rsid="00eafc95"/>
    </style:style>
    <style:style style:name="P211" style:family="paragraph" style:parent-style-name="Heading_20_1">
      <style:text-properties style:font-name="Arial1" officeooo:rsid="012aa69e" officeooo:paragraph-rsid="012aa69e" style:font-name-asian="Times New Roman"/>
    </style:style>
    <style:style style:name="P212" style:family="paragraph" style:parent-style-name="Heading_20_1">
      <style:text-properties style:font-name="Arial1" officeooo:paragraph-rsid="012d4455" style:font-name-asian="Times New Roman"/>
    </style:style>
    <style:style style:name="P213" style:family="paragraph" style:parent-style-name="Heading_20_1">
      <style:text-properties officeooo:rsid="01ce84f3" officeooo:paragraph-rsid="01ce84f3"/>
    </style:style>
    <style:style style:name="P214" style:family="paragraph" style:parent-style-name="Heading_20_1">
      <style:text-properties officeooo:rsid="01e82d26" officeooo:paragraph-rsid="01e82d26"/>
    </style:style>
    <style:style style:name="P215" style:family="paragraph" style:parent-style-name="Heading_20_1">
      <style:text-properties officeooo:rsid="01993d5c" officeooo:paragraph-rsid="02080384"/>
    </style:style>
    <style:style style:name="P216" style:family="paragraph" style:parent-style-name="Heading_20_1">
      <style:paragraph-properties fo:break-before="page"/>
    </style:style>
    <style:style style:name="P217" style:family="paragraph" style:parent-style-name="Heading_20_3">
      <style:text-properties officeooo:rsid="003f29ed" officeooo:paragraph-rsid="0097fb5c"/>
    </style:style>
    <style:style style:name="P218" style:family="paragraph" style:parent-style-name="Heading_20_3">
      <style:text-properties officeooo:paragraph-rsid="0097fb5c"/>
    </style:style>
    <style:style style:name="P219" style:family="paragraph" style:parent-style-name="Heading_20_3">
      <style:text-properties officeooo:rsid="021296e9" officeooo:paragraph-rsid="021296e9"/>
    </style:style>
    <style:style style:name="P220" style:family="paragraph" style:parent-style-name="Heading_20_3">
      <style:text-properties officeooo:rsid="0132abf6"/>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officeooo:rsid="0024999e"/>
    </style:style>
    <style:style style:name="T4" style:family="text">
      <style:text-properties officeooo:rsid="0025d1ee"/>
    </style:style>
    <style:style style:name="T5" style:family="text">
      <style:text-properties officeooo:rsid="002978ef"/>
    </style:style>
    <style:style style:name="T6" style:family="text">
      <style:text-properties officeooo:rsid="002316b9"/>
    </style:style>
    <style:style style:name="T7" style:family="text">
      <style:text-properties officeooo:rsid="002bc521"/>
    </style:style>
    <style:style style:name="T8" style:family="text">
      <style:text-properties officeooo:rsid="002d9c32"/>
    </style:style>
    <style:style style:name="T9" style:family="text">
      <style:text-properties officeooo:rsid="002e78a3"/>
    </style:style>
    <style:style style:name="T10" style:family="text">
      <style:text-properties officeooo:rsid="002f951b"/>
    </style:style>
    <style:style style:name="T11" style:family="text">
      <style:text-properties officeooo:rsid="00304182"/>
    </style:style>
    <style:style style:name="T12" style:family="text">
      <style:text-properties officeooo:rsid="00311793"/>
    </style:style>
    <style:style style:name="T13" style:family="text">
      <style:text-properties style:font-name="DejaVu Sans" officeooo:rsid="00311793" style:font-name-asian="Times New Roman"/>
    </style:style>
    <style:style style:name="T14" style:family="text">
      <style:text-properties style:font-name="DejaVu Sans" officeooo:rsid="01a608ef" style:font-name-asian="Times New Roman"/>
    </style:style>
    <style:style style:name="T15" style:family="text">
      <style:text-properties style:font-name="DejaVu Sans" officeooo:rsid="01f13a9b" style:font-name-asian="Times New Roman"/>
    </style:style>
    <style:style style:name="T16" style:family="text">
      <style:text-properties style:font-name="DejaVu Sans" officeooo:rsid="00311793"/>
    </style:style>
    <style:style style:name="T17" style:family="text">
      <style:text-properties style:font-name="DejaVu Sans" officeooo:rsid="01f13a9b"/>
    </style:style>
    <style:style style:name="T18" style:family="text">
      <style:text-properties style:font-name="Arial1" style:font-name-asian="Times New Roman"/>
    </style:style>
    <style:style style:name="T19" style:family="text">
      <style:text-properties style:font-name="Arial1" officeooo:rsid="00311793" style:font-name-asian="Times New Roman"/>
    </style:style>
    <style:style style:name="T20" style:family="text">
      <style:text-properties style:font-name="Arial1" officeooo:rsid="0032e49f" style:font-name-asian="Times New Roman"/>
    </style:style>
    <style:style style:name="T21" style:family="text">
      <style:text-properties style:font-name="Arial1" officeooo:rsid="005907fb" style:font-name-asian="Times New Roman"/>
    </style:style>
    <style:style style:name="T22" style:family="text">
      <style:text-properties style:font-name="Arial1" officeooo:rsid="005926a3" style:font-name-asian="Times New Roman"/>
    </style:style>
    <style:style style:name="T23" style:family="text">
      <style:text-properties style:font-name="Arial1" officeooo:rsid="00593144" style:font-name-asian="Times New Roman"/>
    </style:style>
    <style:style style:name="T24" style:family="text">
      <style:text-properties style:font-name="Arial1" officeooo:rsid="005c6bf0" style:font-name-asian="Times New Roman"/>
    </style:style>
    <style:style style:name="T25" style:family="text">
      <style:text-properties style:font-name="Arial1" officeooo:rsid="005e11b5" style:font-name-asian="Times New Roman"/>
    </style:style>
    <style:style style:name="T26" style:family="text">
      <style:text-properties style:font-name="Arial1" officeooo:rsid="0061df36" style:font-name-asian="Times New Roman"/>
    </style:style>
    <style:style style:name="T27" style:family="text">
      <style:text-properties style:font-name="Arial1" officeooo:rsid="00626dfe" style:font-name-asian="Times New Roman"/>
    </style:style>
    <style:style style:name="T28" style:family="text">
      <style:text-properties style:font-name="Arial1" officeooo:rsid="00629143" style:font-name-asian="Times New Roman"/>
    </style:style>
    <style:style style:name="T29" style:family="text">
      <style:text-properties style:font-name="Arial1" officeooo:rsid="00629f6f" style:font-name-asian="Times New Roman"/>
    </style:style>
    <style:style style:name="T30" style:family="text">
      <style:text-properties style:font-name="Arial1" officeooo:rsid="0063fe2a" style:font-name-asian="Times New Roman"/>
    </style:style>
    <style:style style:name="T31" style:family="text">
      <style:text-properties style:font-name="Arial1" officeooo:rsid="00652101" style:font-name-asian="Times New Roman"/>
    </style:style>
    <style:style style:name="T32" style:family="text">
      <style:text-properties style:font-name="Arial1" officeooo:rsid="00677802" style:font-name-asian="Times New Roman"/>
    </style:style>
    <style:style style:name="T33" style:family="text">
      <style:text-properties style:font-name="Arial1" officeooo:rsid="0068cdb2" style:font-name-asian="Times New Roman"/>
    </style:style>
    <style:style style:name="T34" style:family="text">
      <style:text-properties style:font-name="Arial1" officeooo:rsid="006ae584" style:font-name-asian="Times New Roman"/>
    </style:style>
    <style:style style:name="T35" style:family="text">
      <style:text-properties style:font-name="Arial1" officeooo:rsid="006c5f66" style:font-name-asian="Times New Roman"/>
    </style:style>
    <style:style style:name="T36" style:family="text">
      <style:text-properties style:font-name="Arial1" officeooo:rsid="006e4487" style:font-name-asian="Times New Roman"/>
    </style:style>
    <style:style style:name="T37" style:family="text">
      <style:text-properties style:font-name="Arial1" officeooo:rsid="006e850a" style:font-name-asian="Times New Roman"/>
    </style:style>
    <style:style style:name="T38" style:family="text">
      <style:text-properties style:font-name="Arial1" officeooo:rsid="006e91f6" style:font-name-asian="Times New Roman"/>
    </style:style>
    <style:style style:name="T39" style:family="text">
      <style:text-properties style:font-name="Arial1" officeooo:rsid="006f3cc3" style:font-name-asian="Times New Roman"/>
    </style:style>
    <style:style style:name="T40" style:family="text">
      <style:text-properties style:font-name="Arial1" officeooo:rsid="00706267" style:font-name-asian="Times New Roman"/>
    </style:style>
    <style:style style:name="T41" style:family="text">
      <style:text-properties style:font-name="Arial1" officeooo:rsid="0070ab9e" style:font-name-asian="Times New Roman"/>
    </style:style>
    <style:style style:name="T42" style:family="text">
      <style:text-properties style:font-name="Arial1" officeooo:rsid="007243cf" style:font-name-asian="Times New Roman"/>
    </style:style>
    <style:style style:name="T43" style:family="text">
      <style:text-properties style:font-name="Arial1" officeooo:rsid="007250eb" style:font-name-asian="Times New Roman"/>
    </style:style>
    <style:style style:name="T44" style:family="text">
      <style:text-properties style:font-name="Arial1" officeooo:rsid="00740105" style:font-name-asian="Times New Roman"/>
    </style:style>
    <style:style style:name="T45" style:family="text">
      <style:text-properties style:font-name="Arial1" officeooo:rsid="0075d9c5" style:font-name-asian="Times New Roman"/>
    </style:style>
    <style:style style:name="T46" style:family="text">
      <style:text-properties style:font-name="Arial1" officeooo:rsid="0076e90e" style:font-name-asian="Times New Roman"/>
    </style:style>
    <style:style style:name="T47" style:family="text">
      <style:text-properties style:font-name="Arial1" officeooo:rsid="007741b0" style:font-name-asian="Times New Roman"/>
    </style:style>
    <style:style style:name="T48" style:family="text">
      <style:text-properties style:font-name="Arial1" officeooo:rsid="00786daa" style:font-name-asian="Times New Roman"/>
    </style:style>
    <style:style style:name="T49" style:family="text">
      <style:text-properties style:font-name="Arial1" officeooo:rsid="0078bf5a" style:font-name-asian="Times New Roman"/>
    </style:style>
    <style:style style:name="T50" style:family="text">
      <style:text-properties style:font-name="Arial1" officeooo:rsid="007af80b" style:font-name-asian="Times New Roman"/>
    </style:style>
    <style:style style:name="T51" style:family="text">
      <style:text-properties style:font-name="Arial1" officeooo:rsid="007bb517" style:font-name-asian="Times New Roman"/>
    </style:style>
    <style:style style:name="T52" style:family="text">
      <style:text-properties style:font-name="Arial1" officeooo:rsid="0085c84f" style:font-name-asian="Times New Roman"/>
    </style:style>
    <style:style style:name="T53" style:family="text">
      <style:text-properties style:font-name="Arial1" officeooo:rsid="0087a1a4" style:font-name-asian="Times New Roman"/>
    </style:style>
    <style:style style:name="T54" style:family="text">
      <style:text-properties style:font-name="Arial1" officeooo:rsid="00892cf5" style:font-name-asian="Times New Roman"/>
    </style:style>
    <style:style style:name="T55" style:family="text">
      <style:text-properties style:font-name="Arial1" officeooo:rsid="009ec6c9" style:font-name-asian="Times New Roman"/>
    </style:style>
    <style:style style:name="T56" style:family="text">
      <style:text-properties style:font-name="Arial1" officeooo:rsid="009ecbfe" style:font-name-asian="Times New Roman"/>
    </style:style>
    <style:style style:name="T57" style:family="text">
      <style:text-properties style:font-name="Arial1" officeooo:rsid="00a096bf" style:font-name-asian="Times New Roman"/>
    </style:style>
    <style:style style:name="T58" style:family="text">
      <style:text-properties style:font-name="Arial1" officeooo:rsid="00a0adea" style:font-name-asian="Times New Roman"/>
    </style:style>
    <style:style style:name="T59" style:family="text">
      <style:text-properties style:font-name="Arial1" officeooo:rsid="00a5e2f8" style:font-name-asian="Times New Roman"/>
    </style:style>
    <style:style style:name="T60" style:family="text">
      <style:text-properties style:font-name="Arial1" officeooo:rsid="00a6afc9" style:font-name-asian="Times New Roman"/>
    </style:style>
    <style:style style:name="T61" style:family="text">
      <style:text-properties style:font-name="Arial1" officeooo:rsid="00a81e69" style:font-name-asian="Times New Roman"/>
    </style:style>
    <style:style style:name="T62" style:family="text">
      <style:text-properties style:font-name="Arial1" officeooo:rsid="00a8f3c9" style:font-name-asian="Times New Roman"/>
    </style:style>
    <style:style style:name="T63" style:family="text">
      <style:text-properties style:font-name="Arial1" officeooo:rsid="0065f6a2" style:font-name-asian="Times New Roman"/>
    </style:style>
    <style:style style:name="T64" style:family="text">
      <style:text-properties style:font-name="Arial1" officeooo:rsid="00ad6892" style:font-name-asian="Times New Roman"/>
    </style:style>
    <style:style style:name="T65" style:family="text">
      <style:text-properties style:font-name="Arial1" officeooo:rsid="00af4fcd" style:font-name-asian="Times New Roman"/>
    </style:style>
    <style:style style:name="T66" style:family="text">
      <style:text-properties style:font-name="Arial1" officeooo:rsid="00b00cd5" style:font-name-asian="Times New Roman"/>
    </style:style>
    <style:style style:name="T67" style:family="text">
      <style:text-properties style:font-name="Arial1" officeooo:rsid="00b055a4" style:font-name-asian="Times New Roman"/>
    </style:style>
    <style:style style:name="T68" style:family="text">
      <style:text-properties style:font-name="Arial1" officeooo:rsid="00b18bec" style:font-name-asian="Times New Roman"/>
    </style:style>
    <style:style style:name="T69" style:family="text">
      <style:text-properties style:font-name="Arial1" officeooo:rsid="00b2193d" style:font-name-asian="Times New Roman"/>
    </style:style>
    <style:style style:name="T70" style:family="text">
      <style:text-properties style:font-name="Arial1" officeooo:rsid="00b32e6e" style:font-name-asian="Times New Roman"/>
    </style:style>
    <style:style style:name="T71" style:family="text">
      <style:text-properties style:font-name="Arial1" officeooo:rsid="00b3d4ba" style:font-name-asian="Times New Roman"/>
    </style:style>
    <style:style style:name="T72" style:family="text">
      <style:text-properties style:font-name="Arial1" officeooo:rsid="00b53b71" style:font-name-asian="Times New Roman"/>
    </style:style>
    <style:style style:name="T73" style:family="text">
      <style:text-properties style:font-name="Arial1" officeooo:rsid="00b5fc87" style:font-name-asian="Times New Roman"/>
    </style:style>
    <style:style style:name="T74" style:family="text">
      <style:text-properties style:font-name="Arial1" officeooo:rsid="00b7ea80" style:font-name-asian="Times New Roman"/>
    </style:style>
    <style:style style:name="T75" style:family="text">
      <style:text-properties style:font-name="Arial1" officeooo:rsid="00bb1c1b" style:font-name-asian="Times New Roman"/>
    </style:style>
    <style:style style:name="T76" style:family="text">
      <style:text-properties style:font-name="Arial1" officeooo:rsid="00bc2749" style:font-name-asian="Times New Roman"/>
    </style:style>
    <style:style style:name="T77" style:family="text">
      <style:text-properties style:font-name="Arial1" officeooo:rsid="00be2e51" style:font-name-asian="Times New Roman"/>
    </style:style>
    <style:style style:name="T78" style:family="text">
      <style:text-properties style:font-name="Arial1" officeooo:rsid="00bea319" style:font-name-asian="Times New Roman"/>
    </style:style>
    <style:style style:name="T79" style:family="text">
      <style:text-properties style:font-name="Arial1" officeooo:rsid="00c16331" style:font-name-asian="Times New Roman"/>
    </style:style>
    <style:style style:name="T80" style:family="text">
      <style:text-properties style:font-name="Arial1" officeooo:rsid="00c5816d" style:font-name-asian="Times New Roman"/>
    </style:style>
    <style:style style:name="T81" style:family="text">
      <style:text-properties style:font-name="Arial1" officeooo:rsid="00e60a43" style:font-name-asian="Times New Roman"/>
    </style:style>
    <style:style style:name="T82" style:family="text">
      <style:text-properties style:font-name="Arial1" officeooo:rsid="00ef6c48" style:font-name-asian="Times New Roman"/>
    </style:style>
    <style:style style:name="T83" style:family="text">
      <style:text-properties style:font-name="Arial1" officeooo:rsid="00f14721" style:font-name-asian="Times New Roman"/>
    </style:style>
    <style:style style:name="T84" style:family="text">
      <style:text-properties style:font-name="Arial1" officeooo:rsid="01317e31" style:font-name-asian="Times New Roman"/>
    </style:style>
    <style:style style:name="T85" style:family="text">
      <style:text-properties style:font-name="Arial1" officeooo:rsid="01356fbd" style:font-name-asian="Times New Roman"/>
    </style:style>
    <style:style style:name="T86" style:family="text">
      <style:text-properties style:font-name="Arial1" officeooo:rsid="001aa703" style:font-name-asian="Times New Roman"/>
    </style:style>
    <style:style style:name="T87" style:family="text">
      <style:text-properties style:font-name="Arial1" officeooo:rsid="018fa61c" style:font-name-asian="Times New Roman"/>
    </style:style>
    <style:style style:name="T88" style:family="text">
      <style:text-properties style:font-name="Arial1" officeooo:rsid="019384e1" style:font-name-asian="Times New Roman"/>
    </style:style>
    <style:style style:name="T89" style:family="text">
      <style:text-properties style:font-name="Arial1" officeooo:rsid="0147ed56" style:font-name-asian="Times New Roman"/>
    </style:style>
    <style:style style:name="T90" style:family="text">
      <style:text-properties style:font-name="Arial1" officeooo:rsid="012afba5" style:font-name-asian="Times New Roman"/>
    </style:style>
    <style:style style:name="T91" style:family="text">
      <style:text-properties style:font-name="Arial1" officeooo:rsid="00e7ccf1" style:font-name-asian="Times New Roman"/>
    </style:style>
    <style:style style:name="T92" style:family="text">
      <style:text-properties style:font-name="Arial1" officeooo:rsid="012b5cd8" style:font-name-asian="Times New Roman"/>
    </style:style>
    <style:style style:name="T93" style:family="text">
      <style:text-properties style:font-name="Arial1" officeooo:rsid="01bbb855" style:font-name-asian="Times New Roman"/>
    </style:style>
    <style:style style:name="T94" style:family="text">
      <style:text-properties style:font-name="Arial1" officeooo:rsid="01bcd191" style:font-name-asian="Times New Roman"/>
    </style:style>
    <style:style style:name="T95" style:family="text">
      <style:text-properties style:font-name="Arial1" officeooo:rsid="01c12985" style:font-name-asian="Times New Roman"/>
    </style:style>
    <style:style style:name="T96" style:family="text">
      <style:text-properties style:font-name="Arial1" officeooo:rsid="01c4652d" style:font-name-asian="Times New Roman"/>
    </style:style>
    <style:style style:name="T97" style:family="text">
      <style:text-properties style:font-name="Arial1" officeooo:rsid="013c9656" style:font-name-asian="Times New Roman"/>
    </style:style>
    <style:style style:name="T98" style:family="text">
      <style:text-properties style:font-name="Arial1" officeooo:rsid="01ca476a" style:font-name-asian="Times New Roman"/>
    </style:style>
    <style:style style:name="T99" style:family="text">
      <style:text-properties style:font-name="Arial1" officeooo:rsid="01cc0b97" style:font-name-asian="Times New Roman"/>
    </style:style>
    <style:style style:name="T100" style:family="text">
      <style:text-properties style:font-name="Arial1" officeooo:rsid="01e19d5d" style:font-name-asian="Times New Roman"/>
    </style:style>
    <style:style style:name="T101" style:family="text">
      <style:text-properties style:font-name="Arial1" officeooo:rsid="02186ea0" style:font-name-asian="Times New Roman"/>
    </style:style>
    <style:style style:name="T102" style:family="text">
      <style:text-properties style:font-name="Arial1" officeooo:rsid="01a608ef"/>
    </style:style>
    <style:style style:name="T103" style:family="text">
      <style:text-properties officeooo:rsid="00348179"/>
    </style:style>
    <style:style style:name="T104" style:family="text">
      <style:text-properties officeooo:rsid="00359cf4"/>
    </style:style>
    <style:style style:name="T105" style:family="text">
      <style:text-properties officeooo:rsid="003868a3"/>
    </style:style>
    <style:style style:name="T106" style:family="text">
      <style:text-properties officeooo:rsid="003bab46"/>
    </style:style>
    <style:style style:name="T107" style:family="text">
      <style:text-properties officeooo:rsid="0040e987"/>
    </style:style>
    <style:style style:name="T108" style:family="text">
      <style:text-properties officeooo:rsid="0040ea5d"/>
    </style:style>
    <style:style style:name="T109" style:family="text">
      <style:text-properties officeooo:rsid="004288b9"/>
    </style:style>
    <style:style style:name="T110" style:family="text">
      <style:text-properties officeooo:rsid="00434ecd"/>
    </style:style>
    <style:style style:name="T111" style:family="text">
      <style:text-properties officeooo:rsid="00435813"/>
    </style:style>
    <style:style style:name="T112" style:family="text">
      <style:text-properties officeooo:rsid="00464202"/>
    </style:style>
    <style:style style:name="T113" style:family="text">
      <style:text-properties officeooo:rsid="004a0d90"/>
    </style:style>
    <style:style style:name="T114" style:family="text">
      <style:text-properties officeooo:rsid="004a985e"/>
    </style:style>
    <style:style style:name="T115" style:family="text">
      <style:text-properties officeooo:rsid="004d0174"/>
    </style:style>
    <style:style style:name="T116" style:family="text">
      <style:text-properties officeooo:rsid="004e28f3"/>
    </style:style>
    <style:style style:name="T117" style:family="text">
      <style:text-properties officeooo:rsid="0050147c"/>
    </style:style>
    <style:style style:name="T118" style:family="text">
      <style:text-properties officeooo:rsid="0051af2e"/>
    </style:style>
    <style:style style:name="T119" style:family="text">
      <style:text-properties officeooo:rsid="0053ac7b"/>
    </style:style>
    <style:style style:name="T120" style:family="text">
      <style:text-properties officeooo:rsid="005907fb"/>
    </style:style>
    <style:style style:name="T121" style:family="text">
      <style:text-properties officeooo:rsid="00740105"/>
    </style:style>
    <style:style style:name="T122" style:family="text">
      <style:text-properties officeooo:rsid="00846ba4"/>
    </style:style>
    <style:style style:name="T123" style:family="text">
      <style:text-properties officeooo:rsid="0089688d"/>
    </style:style>
    <style:style style:name="T124" style:family="text">
      <style:text-properties officeooo:rsid="0092146e"/>
    </style:style>
    <style:style style:name="T125" style:family="text">
      <style:text-properties officeooo:rsid="00964f2f"/>
    </style:style>
    <style:style style:name="T126" style:family="text">
      <style:text-properties officeooo:rsid="00972a6a"/>
    </style:style>
    <style:style style:name="T127" style:family="text">
      <style:text-properties officeooo:rsid="0097fb5c"/>
    </style:style>
    <style:style style:name="T128" style:family="text">
      <style:text-properties officeooo:rsid="00996a87"/>
    </style:style>
    <style:style style:name="T129" style:family="text">
      <style:text-properties officeooo:rsid="00999b04"/>
    </style:style>
    <style:style style:name="T130" style:family="text">
      <style:text-properties officeooo:rsid="0099fba0"/>
    </style:style>
    <style:style style:name="T131" style:family="text">
      <style:text-properties officeooo:rsid="009b0a9c"/>
    </style:style>
    <style:style style:name="T132" style:family="text">
      <style:text-properties officeooo:rsid="009d9027"/>
    </style:style>
    <style:style style:name="T133" style:family="text">
      <style:text-properties officeooo:rsid="00a1fdcc"/>
    </style:style>
    <style:style style:name="T134" style:family="text">
      <style:text-properties officeooo:rsid="00a2f154"/>
    </style:style>
    <style:style style:name="T135" style:family="text">
      <style:text-properties officeooo:rsid="00aabae0"/>
    </style:style>
    <style:style style:name="T136" style:family="text">
      <style:text-properties officeooo:rsid="00ac342d"/>
    </style:style>
    <style:style style:name="T137" style:family="text">
      <style:text-properties officeooo:rsid="00b5fc87"/>
    </style:style>
    <style:style style:name="T138" style:family="text">
      <style:text-properties officeooo:rsid="00bb1c1b"/>
    </style:style>
    <style:style style:name="T139" style:family="text">
      <style:text-properties officeooo:rsid="00bc2749"/>
    </style:style>
    <style:style style:name="T140" style:family="text">
      <style:text-properties officeooo:rsid="00c94d44"/>
    </style:style>
    <style:style style:name="T141" style:family="text">
      <style:text-properties officeooo:rsid="00cf442a"/>
    </style:style>
    <style:style style:name="T142" style:family="text">
      <style:text-properties officeooo:rsid="00d126ae"/>
    </style:style>
    <style:style style:name="T143" style:family="text">
      <style:text-properties officeooo:rsid="00d46667"/>
    </style:style>
    <style:style style:name="T144" style:family="text">
      <style:text-properties officeooo:rsid="00d4c1ec"/>
    </style:style>
    <style:style style:name="T145" style:family="text">
      <style:text-properties officeooo:rsid="00d617b7"/>
    </style:style>
    <style:style style:name="T146" style:family="text">
      <style:text-properties officeooo:rsid="00d7acac"/>
    </style:style>
    <style:style style:name="T147" style:family="text">
      <style:text-properties officeooo:rsid="00db192c"/>
    </style:style>
    <style:style style:name="T148" style:family="text">
      <style:text-properties officeooo:rsid="00e1b0d7"/>
    </style:style>
    <style:style style:name="T149" style:family="text">
      <style:text-properties officeooo:rsid="00e9e58a"/>
    </style:style>
    <style:style style:name="T150" style:family="text">
      <style:text-properties officeooo:rsid="00eafc95"/>
    </style:style>
    <style:style style:name="T151" style:family="text">
      <style:text-properties officeooo:rsid="00ed1945"/>
    </style:style>
    <style:style style:name="T152" style:family="text">
      <style:text-properties officeooo:rsid="00eda099"/>
    </style:style>
    <style:style style:name="T153" style:family="text">
      <style:text-properties officeooo:rsid="00ef4382"/>
    </style:style>
    <style:style style:name="T154" style:family="text">
      <style:text-properties officeooo:rsid="00ff2367"/>
    </style:style>
    <style:style style:name="T155" style:family="text">
      <style:text-properties officeooo:rsid="00ffcc27"/>
    </style:style>
    <style:style style:name="T156" style:family="text">
      <style:text-properties officeooo:rsid="0101bd27"/>
    </style:style>
    <style:style style:name="T157" style:family="text">
      <style:text-properties officeooo:rsid="01038e5e"/>
    </style:style>
    <style:style style:name="T158" style:family="text">
      <style:text-properties officeooo:rsid="01047901"/>
    </style:style>
    <style:style style:name="T159" style:family="text">
      <style:text-properties officeooo:rsid="010695b6"/>
    </style:style>
    <style:style style:name="T160" style:family="text">
      <style:text-properties officeooo:rsid="010edebb"/>
    </style:style>
    <style:style style:name="T161" style:family="text">
      <style:text-properties officeooo:rsid="0110d722"/>
    </style:style>
    <style:style style:name="T162" style:family="text">
      <style:text-properties officeooo:rsid="011127a4"/>
    </style:style>
    <style:style style:name="T163" style:family="text">
      <style:text-properties officeooo:rsid="01132396"/>
    </style:style>
    <style:style style:name="T164" style:family="text">
      <style:text-properties officeooo:rsid="0114d0b5"/>
    </style:style>
    <style:style style:name="T165" style:family="text">
      <style:text-properties officeooo:rsid="01157cfd"/>
    </style:style>
    <style:style style:name="T166" style:family="text">
      <style:text-properties officeooo:rsid="01184045"/>
    </style:style>
    <style:style style:name="T167" style:family="text">
      <style:text-properties officeooo:rsid="011a384e"/>
    </style:style>
    <style:style style:name="T168" style:family="text">
      <style:text-properties officeooo:rsid="011be817"/>
    </style:style>
    <style:style style:name="T169" style:family="text">
      <style:text-properties officeooo:rsid="011e4a05"/>
    </style:style>
    <style:style style:name="T170" style:family="text">
      <style:text-properties officeooo:rsid="011fa001"/>
    </style:style>
    <style:style style:name="T171" style:family="text">
      <style:text-properties officeooo:rsid="01222650"/>
    </style:style>
    <style:style style:name="T172" style:family="text">
      <style:text-properties officeooo:rsid="012facbd"/>
    </style:style>
    <style:style style:name="T173" style:family="text">
      <style:text-properties officeooo:rsid="0132abf6"/>
    </style:style>
    <style:style style:name="T174" style:family="text">
      <style:text-properties officeooo:rsid="01332694"/>
    </style:style>
    <style:style style:name="T175" style:family="text">
      <style:text-properties officeooo:rsid="0134ed1e"/>
    </style:style>
    <style:style style:name="T176" style:family="text">
      <style:text-properties officeooo:rsid="013715ec"/>
    </style:style>
    <style:style style:name="T177" style:family="text">
      <style:text-properties officeooo:rsid="01386434"/>
    </style:style>
    <style:style style:name="T178" style:family="text">
      <style:text-properties officeooo:rsid="0138979e"/>
    </style:style>
    <style:style style:name="T179" style:family="text">
      <style:text-properties officeooo:rsid="013a82de"/>
    </style:style>
    <style:style style:name="T180" style:family="text">
      <style:text-properties officeooo:rsid="013b3953"/>
    </style:style>
    <style:style style:name="T181" style:family="text">
      <style:text-properties officeooo:rsid="013c9656"/>
    </style:style>
    <style:style style:name="T182" style:family="text">
      <style:text-properties officeooo:rsid="0147ed56"/>
    </style:style>
    <style:style style:name="T183" style:family="text">
      <style:text-properties officeooo:rsid="00191233"/>
    </style:style>
    <style:style style:name="T184" style:family="text">
      <style:text-properties officeooo:rsid="001736c4"/>
    </style:style>
    <style:style style:name="T185" style:family="text">
      <style:text-properties style:text-position="sub 58%"/>
    </style:style>
    <style:style style:name="T186" style:family="text">
      <style:text-properties officeooo:rsid="000cb954"/>
    </style:style>
    <style:style style:name="T187" style:family="text">
      <style:text-properties officeooo:rsid="000c6f65"/>
    </style:style>
    <style:style style:name="T188" style:family="text">
      <style:text-properties officeooo:rsid="0148aa0b"/>
    </style:style>
    <style:style style:name="T189" style:family="text">
      <style:text-properties officeooo:rsid="014149f8"/>
    </style:style>
    <style:style style:name="T190" style:family="text">
      <style:text-properties officeooo:rsid="0142ba68"/>
    </style:style>
    <style:style style:name="T191" style:family="text">
      <style:text-properties officeooo:rsid="014b211e"/>
    </style:style>
    <style:style style:name="T192" style:family="text">
      <style:text-properties officeooo:rsid="01847246"/>
    </style:style>
    <style:style style:name="T193" style:family="text">
      <style:text-properties officeooo:rsid="01884001"/>
    </style:style>
    <style:style style:name="T194" style:family="text">
      <style:text-properties officeooo:rsid="018bb06b"/>
    </style:style>
    <style:style style:name="T195" style:family="text">
      <style:text-properties officeooo:rsid="018c3258"/>
    </style:style>
    <style:style style:name="T196" style:family="text">
      <style:text-properties officeooo:rsid="018c51a4"/>
    </style:style>
    <style:style style:name="T197" style:family="text">
      <style:text-properties officeooo:rsid="018e2c1e"/>
    </style:style>
    <style:style style:name="T198" style:family="text">
      <style:text-properties officeooo:rsid="018e76c6"/>
    </style:style>
    <style:style style:name="T199" style:family="text">
      <style:text-properties officeooo:rsid="01915533"/>
    </style:style>
    <style:style style:name="T200" style:family="text">
      <style:text-properties officeooo:rsid="0192b948"/>
    </style:style>
    <style:style style:name="T201" style:family="text">
      <style:text-properties officeooo:rsid="01953ee1"/>
    </style:style>
    <style:style style:name="T202" style:family="text">
      <style:text-properties officeooo:rsid="019993fd"/>
    </style:style>
    <style:style style:name="T203" style:family="text">
      <style:text-properties officeooo:rsid="019e98b1"/>
    </style:style>
    <style:style style:name="T204" style:family="text">
      <style:text-properties officeooo:rsid="01a164b4"/>
    </style:style>
    <style:style style:name="T205" style:family="text">
      <style:text-properties officeooo:rsid="01a269ae"/>
    </style:style>
    <style:style style:name="T206" style:family="text">
      <style:text-properties officeooo:rsid="01a608ef"/>
    </style:style>
    <style:style style:name="T207" style:family="text">
      <style:text-properties officeooo:rsid="01aba008"/>
    </style:style>
    <style:style style:name="T208" style:family="text">
      <style:text-properties officeooo:rsid="01b18ffe"/>
    </style:style>
    <style:style style:name="T209" style:family="text">
      <style:text-properties officeooo:rsid="01b51487"/>
    </style:style>
    <style:style style:name="T210" style:family="text">
      <style:text-properties officeooo:rsid="01b6d14d"/>
    </style:style>
    <style:style style:name="T211" style:family="text">
      <style:text-properties officeooo:rsid="01bba4de"/>
    </style:style>
    <style:style style:name="T212" style:family="text">
      <style:text-properties officeooo:rsid="01bcd191"/>
    </style:style>
    <style:style style:name="T213" style:family="text">
      <style:text-properties officeooo:rsid="01bd5b35"/>
    </style:style>
    <style:style style:name="T214" style:family="text">
      <style:text-properties officeooo:rsid="01c36df1"/>
    </style:style>
    <style:style style:name="T215" style:family="text">
      <style:text-properties officeooo:rsid="01d0a7e2"/>
    </style:style>
    <style:style style:name="T216" style:family="text">
      <style:text-properties officeooo:rsid="01d0aadb"/>
    </style:style>
    <style:style style:name="T217" style:family="text">
      <style:text-properties officeooo:rsid="01d25e57"/>
    </style:style>
    <style:style style:name="T218" style:family="text">
      <style:text-properties officeooo:rsid="01d3d8d1"/>
    </style:style>
    <style:style style:name="T219" style:family="text">
      <style:text-properties officeooo:rsid="01d67ec3"/>
    </style:style>
    <style:style style:name="T220" style:family="text">
      <style:text-properties officeooo:rsid="01dc52f0"/>
    </style:style>
    <style:style style:name="T221" style:family="text">
      <style:text-properties style:text-position="super 58%" style:font-name="Arial1" officeooo:rsid="01e0e6eb" style:font-name-asian="Times New Roman"/>
    </style:style>
    <style:style style:name="T222" style:family="text">
      <style:text-properties officeooo:rsid="01e29adb"/>
    </style:style>
    <style:style style:name="T223" style:family="text">
      <style:text-properties officeooo:rsid="01e42d02"/>
    </style:style>
    <style:style style:name="T224" style:family="text">
      <style:text-properties officeooo:rsid="01e65f89"/>
    </style:style>
    <style:style style:name="T225" style:family="text">
      <style:text-properties officeooo:rsid="01eb37fa"/>
    </style:style>
    <style:style style:name="T226" style:family="text">
      <style:text-properties officeooo:rsid="01eebb31"/>
    </style:style>
    <style:style style:name="T227" style:family="text">
      <style:text-properties officeooo:rsid="01ef680a"/>
    </style:style>
    <style:style style:name="T228" style:family="text">
      <style:text-properties style:font-name="Arial4" officeooo:rsid="01f13a9b" style:font-name-asian="Times New Roman"/>
    </style:style>
    <style:style style:name="T229" style:family="text">
      <style:text-properties style:font-name="Arial4" officeooo:rsid="01f3cfd9" style:font-name-asian="Times New Roman"/>
    </style:style>
    <style:style style:name="T230" style:family="text">
      <style:text-properties style:font-name="Arial4" officeooo:rsid="01ecd563" style:font-name-asian="Times New Roman"/>
    </style:style>
    <style:style style:name="T231" style:family="text">
      <style:text-properties style:font-name="Arial4" officeooo:rsid="01eebb31" style:font-name-asian="Times New Roman"/>
    </style:style>
    <style:style style:name="T232" style:family="text">
      <style:text-properties style:font-name="Arial4" officeooo:rsid="01ea5a2f" style:font-name-asian="Times New Roman"/>
    </style:style>
    <style:style style:name="T233" style:family="text">
      <style:text-properties style:font-name="Arial4" officeooo:rsid="0210ac54" style:font-name-asian="Times New Roman"/>
    </style:style>
    <style:style style:name="T234" style:family="text">
      <style:text-properties style:font-name="Arial4" officeooo:rsid="01f1e04e"/>
    </style:style>
    <style:style style:name="T235" style:family="text">
      <style:text-properties officeooo:rsid="01f1e04e"/>
    </style:style>
    <style:style style:name="T236" style:family="text">
      <style:text-properties officeooo:rsid="01f3cfd9"/>
    </style:style>
    <style:style style:name="T237" style:family="text">
      <style:text-properties style:text-underline-style="solid" style:text-underline-width="auto" style:text-underline-color="font-color"/>
    </style:style>
    <style:style style:name="T238" style:family="text">
      <style:text-properties style:text-underline-style="solid" style:text-underline-width="auto" style:text-underline-color="font-color" officeooo:rsid="01f3cfd9"/>
    </style:style>
    <style:style style:name="T239" style:family="text">
      <style:text-properties style:text-underline-style="solid" style:text-underline-width="auto" style:text-underline-color="font-color" officeooo:rsid="01ff4da4"/>
    </style:style>
    <style:style style:name="T240" style:family="text">
      <style:text-properties officeooo:rsid="01f412e6"/>
    </style:style>
    <style:style style:name="T241" style:family="text">
      <style:text-properties officeooo:rsid="01f59d6e"/>
    </style:style>
    <style:style style:name="T242" style:family="text">
      <style:text-properties officeooo:rsid="01f61fd5"/>
    </style:style>
    <style:style style:name="T243" style:family="text">
      <style:text-properties officeooo:rsid="01f817b1"/>
    </style:style>
    <style:style style:name="T244" style:family="text">
      <style:text-properties officeooo:rsid="01fa5687"/>
    </style:style>
    <style:style style:name="T245" style:family="text">
      <style:text-properties officeooo:rsid="01fd596f"/>
    </style:style>
    <style:style style:name="T246" style:family="text">
      <style:text-properties officeooo:rsid="01ff4da4"/>
    </style:style>
    <style:style style:name="T247" style:family="text">
      <style:text-properties officeooo:rsid="0202dc94"/>
    </style:style>
    <style:style style:name="T248" style:family="text">
      <style:text-properties officeooo:rsid="0204c0f1"/>
    </style:style>
    <style:style style:name="T249" style:family="text">
      <style:text-properties officeooo:rsid="02053eaa"/>
    </style:style>
    <style:style style:name="T250" style:family="text">
      <style:text-properties officeooo:rsid="0207eff6"/>
    </style:style>
    <style:style style:name="T251" style:family="text">
      <style:text-properties officeooo:rsid="02081a31"/>
    </style:style>
    <style:style style:name="T252" style:family="text">
      <style:text-properties officeooo:rsid="020882bd"/>
    </style:style>
    <style:style style:name="T253" style:family="text">
      <style:text-properties officeooo:rsid="020a768e"/>
    </style:style>
    <style:style style:name="T254" style:family="text">
      <style:text-properties officeooo:rsid="020cdb50"/>
    </style:style>
    <style:style style:name="T255" style:family="text">
      <style:text-properties officeooo:rsid="020e0446"/>
    </style:style>
    <style:style style:name="T256" style:family="text">
      <style:text-properties officeooo:rsid="020f8dc3"/>
    </style:style>
    <style:style style:name="T257" style:family="text">
      <style:text-properties officeooo:rsid="02128951"/>
    </style:style>
    <style:style style:name="T258" style:family="text">
      <style:text-properties officeooo:rsid="0215d513"/>
    </style:style>
    <style:style style:name="T259" style:family="text">
      <style:text-properties officeooo:rsid="021779a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Watermeter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7">1 Introduction<text:tab/>2</text:p>
          <text:p text:style-name="P207">2 Requirements<text:tab/>2</text:p>
          <text:p text:style-name="P207">3 Design Choices: Power Supply<text:tab/>2</text:p>
          <text:p text:style-name="P205">3.1 AA Battery Pack 4 x 1.5V<text:tab/>3</text:p>
          <text:p text:style-name="P205">3.2 Li Battery 3.6V<text:tab/>3</text:p>
          <text:p text:style-name="P207">4 Design Choices: Electronics<text:tab/>3</text:p>
          <text:p text:style-name="P205">4.1 Microcontroller<text:tab/>3</text:p>
          <text:p text:style-name="P205">4.2 Counting Pulses<text:tab/>4</text:p>
          <text:p text:style-name="P206">4.2.1 Interrupt on Count<text:tab/>4</text:p>
          <text:p text:style-name="P206">4.2.2 Hardware Counter<text:tab/>4</text:p>
          <text:p text:style-name="P206">4.2.3 Timer/Counter<text:tab/>4</text:p>
          <text:p text:style-name="P205">4.3 Other Considerations<text:tab/>4</text:p>
          <text:p text:style-name="P206">4.3.1 Clock Timing<text:tab/>4</text:p>
          <text:p text:style-name="P206">4.3.2 USART<text:tab/>5</text:p>
          <text:p text:style-name="P206">4.3.3 ISR Response Time<text:tab/>5</text:p>
          <text:p text:style-name="P206">4.3.4 ISR Code<text:tab/>5</text:p>
          <text:p text:style-name="P205">4.4 Timing the Transmission of Results<text:tab/>6</text:p>
          <text:p text:style-name="P206">4.4.1 XBee Sleep<text:tab/>6</text:p>
          <text:p text:style-name="P206">4.4.2 AVR Wakeup<text:tab/>7</text:p>
          <text:p text:style-name="P205">4.5 XBee Wake Time<text:tab/>7</text:p>
          <text:p text:style-name="P205">4.6 Total Power Demand<text:tab/>8</text:p>
          <text:p text:style-name="P205">4.7 Effect of Current on Lithium Thionyl Chloride Battery Voltage<text:tab/>9</text:p>
          <text:p text:style-name="P205">4.8 Hardware<text:tab/>9</text:p>
          <text:p text:style-name="P205">4.9 Firmware<text:tab/>11</text:p>
          <text:p text:style-name="P206">4.9.1 Wake from Sleep<text:tab/>11</text:p>
          <text:p text:style-name="P206">4.9.2 Power Reduction during Sleep<text:tab/>12</text:p>
          <text:p text:style-name="P207">5 OptoElectronics<text:tab/>13</text:p>
          <text:p text:style-name="P205">5.1 Photodiodes<text:tab/>13</text:p>
          <text:p text:style-name="P205">5.2 LEDs<text:tab/>13</text:p>
          <text:p text:style-name="P205">5.3 Detection<text:tab/>14</text:p>
          <text:p text:style-name="P207">6 Other Considerations<text:tab/>14</text:p>
          <text:p text:style-name="P205">6.1 Power Supply Voltage<text:tab/>14</text:p>
          <text:p text:style-name="P205">6.2 XBee RF Performance<text:tab/>14</text:p>
          <text:p text:style-name="P205">6.3 Board Layout<text:tab/>14</text:p>
          <text:p text:style-name="P206">6.3.1 Components<text:tab/>14</text:p>
          <text:p text:style-name="P206">6.3.2 PCB<text:tab/>15</text:p>
          <text:p text:style-name="P205">6.4 Components<text:tab/>15</text:p>
          <text:p text:style-name="P205">6.5 AVR Pin Allocations<text:tab/>16</text:p>
          <text:p text:style-name="P206">6.5.1 ATTiny4313<text:tab/>16</text:p>
          <text:p text:style-name="P206">6.5.2 ATTiny841<text:tab/>16</text:p>
          <text:p text:style-name="P205">6.6 Tests<text:tab/>17</text:p>
          <text:p text:style-name="P206">6.6.1 AVR active, all peripherals off<text:tab/>17</text:p>
          <text:p text:style-name="P206">6.6.2 AVR Sleeping, Watchdog Timer Enabled<text:tab/>17</text:p>
          <text:p text:style-name="P206">6.6.3 AVR Sleeping with 400Hz Signal Wakeup<text:tab/>17</text:p>
          <text:p text:style-name="P205">6.7 XBee Compatibility<text:tab/>17</text:p>
          <text:p text:style-name="P205">6.8 Xbee Settings<text:tab/>18</text:p>
          <text:p text:style-name="P207">7 Equipment<text:tab/>19</text:p>
          <text:p text:style-name="P207">8 Assembly and Testing<text:tab/>19</text:p>
          <text:p text:style-name="P207">9 Notes<text:tab/>21</text:p>
        </text:index-body>
      </text:table-of-content>
      <text:h text:style-name="Heading_20_1" text:outline-level="1" text:is-list-header="true"/>
      <text:h text:style-name="P216" text:outline-level="1">Introduction</text:h>
      <text:p text:style-name="P2">These are notes on the design of a watermeter data acquisition board using an AVR microcontroller and XBee communications for the Xerofill project.</text:p>
      <text:p text:style-name="P3">The choice of this configuration was made to allow wide flexibility of data collection, management and communication. <text:span text:style-name="T5">The choice of AVR was based on familiarity with the architecture, ready availability of software support tools and small device size.</text:span></text:p>
      <text:p text:style-name="P3">The primary consideration of the project is low power consumption to maximize battery life. Extensive use of sleep modes in the microcontroller and the XBee, and careful use of power during wake periods can help to achieve this goal.</text:p>
      <text:h text:style-name="P208" text:outline-level="1">Requirements</text:h>
      <text:p text:style-name="P4">The process <text:span text:style-name="T3">to be</text:span> monitor<text:span text:style-name="T3">ed</text:span> is a pulsed signal whose characteristics determine rate <text:span text:style-name="T5">of </text:span>flow and quantity of water <text:span text:style-name="T5">passing</text:span> through the meter. The primary measure is the number of pulses counted in a given time period. <text:span text:style-name="T104">The expected pattern of signal arrival is in bursts of variable length. Signal pulse rate is 400Hz maximum (2.5ms minimum pulse period).</text:span></text:p>
      <text:list xml:id="list7191611817947030954" text:style-name="L1">
        <text:list-item>
          <text:p text:style-name="P130">The AVR <text:span text:style-name="T9">shall</text:span> count the pulses and transmit the total to the base station.</text:p>
        </text:list-item>
        <text:list-item>
          <text:p text:style-name="P131"><text:span text:style-name="T5">Signal p</text:span>ulses <text:span text:style-name="T9">shall </text:span>interrupt the microcontroller, <text:span text:style-name="T3">or</text:span> wake <text:span text:style-name="T106">it</text:span> from sleep. <text:span text:style-name="T5">The wake process must be completed</text:span> within 1ms.</text:p>
        </text:list-item>
        <text:list-item>
          <text:p text:style-name="P134">The <text:span text:style-name="T6">microcontroller </text:span>shall instruct the XBee to transmit a measure of battery voltage following the pulse count transmission.</text:p>
        </text:list-item>
        <text:list-item>
          <text:p text:style-name="P132">The XBee <text:span text:style-name="T9">shall</text:span> remain awake until <text:span text:style-name="T5">reception of </text:span>a response from the base station containing any queued messages. <text:span text:style-name="T3">It shall return to sleep mode after the last of these messages have been received and answered, and no further transmission is needed.</text:span></text:p>
        </text:list-item>
        <text:list-item>
          <text:p text:style-name="P133">The microcontroller shall remain awake for <text:span text:style-name="T125">20 seconds following the last pulse. It may then sleep.</text:span></text:p>
        </text:list-item>
      </text:list>
      <text:h text:style-name="P210" text:outline-level="1">Design Choices: Power Supply</text:h>
      <text:p text:style-name="P55">The power source will influence the electronic circuit and PCB layout to a large extent.</text:p>
      <text:p text:style-name="P55">The circuit requires a nominal operating voltage of 3.3V</text:p>
      <text:list xml:id="list2285129801973413417" text:style-name="L2">
        <text:list-item>
          <text:p text:style-name="P135">Xbee S2 ZB 2.1V to 3.6V</text:p>
        </text:list-item>
        <text:list-item>
          <text:p text:style-name="P135"><text:span text:style-name="T151">AVR</text:span> speed grade 4MHz 1.8V to 5.5V</text:p>
        </text:list-item>
        <text:list-item>
          <text:p text:style-name="P137">MAX953ESA <text:span text:style-name="T192">operational amplifier/comparator </text:span>2.4V to 7V</text:p>
        </text:list-item>
      </text:list>
      <text:p text:style-name="P56">Thus the <text:span text:style-name="T192">acceptable </text:span>operating range is 2.4V to 3.6V.</text:p>
      <text:h text:style-name="P118" text:outline-level="2"><text:soft-page-break/>AA Battery Pack 4 x 1.5V</text:h>
      <text:list xml:id="list3465974913035377963" text:style-name="L3">
        <text:list-item>
          <text:p text:style-name="P136">This will require a regulator to 3.3v.</text:p>
        </text:list-item>
        <text:list-item>
          <text:p text:style-name="P136">Supply voltage will be steady.</text:p>
        </text:list-item>
        <text:list-item>
          <text:p text:style-name="P136">Measurement of battery state will require extra components.</text:p>
        </text:list-item>
        <text:list-item>
          <text:p text:style-name="P136">Ready interchangeability of batteries among different chemistries.</text:p>
        </text:list-item>
      </text:list>
      <text:p text:style-name="P64"><text:span text:style-name="T192">AA size </text:span>Alkaline <text:span text:style-name="T192">batteries</text:span> can provide 2800mAH, <text:span text:style-name="T192">AAA size </text:span>Alkaline <text:span text:style-name="T192">batteries</text:span> can provide <text:span text:style-name="T192">12</text:span>00mAH <text:span text:style-name="T193">at low current drain</text:span>.</text:p>
      <text:h text:style-name="P118" text:outline-level="2"><text:span text:style-name="T194">Li </text:span>Battery 3.6V</text:h>
      <text:p text:style-name="P56">These are Lithium Thionyl Chloride. </text:p>
      <text:list xml:id="list5891008396943757045" text:style-name="L4">
        <text:list-item>
          <text:p text:style-name="P138">Supply voltage will be steady until the very end, requiring precise monitoring.</text:p>
        </text:list-item>
        <text:list-item>
          <text:p text:style-name="P138">Xbee can monitor voltage internally.</text:p>
        </text:list-item>
        <text:list-item>
          <text:p text:style-name="P138">Hazardous and may require trained person to change.</text:p>
        </text:list-item>
        <text:list-item>
          <text:p text:style-name="P138"><text:span text:style-name="T152">Half AA s</text:span>mall in size allowing simplicity of placement of components on PCB.</text:p>
        </text:list-item>
      </text:list>
      <text:p text:style-name="P65">The possible sizes are half AA (1200mAH), full AA (2400mAH). <text:span text:style-name="T153">Two AA cells can be joined via Schottky diodes. A low droput regulator may be used. The TPS77033 is specified to drop 35mV at 50mA. This will allow the battery to droop to almost 3.3V before regulation ceases.</text:span></text:p>
      <text:p text:style-name="P82">ER14250 datasheet shows internal resistance of 50<text:span text:style-name="T15">Ω</text:span> at 25C and 1mA drain. Lifetime is 1000 hours at 1mA. </text:p>
      <text:h text:style-name="P209" text:outline-level="1">Design Choices: <text:span text:style-name="T150">Electronics</text:span></text:h>
      <text:p text:style-name="P5">With the aim of <text:span text:style-name="T10">minimising</text:span> battery power drain, the following outlines <text:span text:style-name="T10">possible</text:span> <text:span text:style-name="T4">choices for the </text:span>mode of operation of the microcontroller. <text:span text:style-name="T103">The microcontroller and XBee will be placed in sleep mode during periods when no signals are arriving, to be woken up at the start of a signal burst sequence.</text:span></text:p>
      <text:p text:style-name="P15">A major consideration is how the signal pulses may be counted (by hardware or software) and what type of sleep modes are appropriate for these devices.</text:p>
      <text:p text:style-name="P7">A second consideration is to minimise the number of components and to ensure that they are of minimal size due to the space constraints on the PCB.</text:p>
      <text:h text:style-name="P119" text:outline-level="2">Microcontroller</text:h>
      <text:p text:style-name="P6">The microcontroller shall be either the ATTiny<text:span text:style-name="T121">2</text:span>313<text:span text:style-name="T123">A</text:span> or the ATTiny441 <text:span text:style-name="T121">series</text:span>. <text:span text:style-name="T7">These are selected for their low power, small device size and availability of UART peripherals. Other ATTiny devices have a generalized form of serial communications (USI) that require additional software support to use as a USART. The ATTiny2313A lacks an A/D converter and is slightly larger in its DIL package form. For sleep modes these devices offer only idle, standby and power down, the last of which is the lowest power mode. </text:span><text:soft-page-break/><text:span text:style-name="T7">Power down mode turns of most clocks and so allows only a limited number of external events to wake the microcontroller. The AVRs can power down unused peripherals in active mode.</text:span></text:p>
      <text:h text:style-name="P120" text:outline-level="2">Counting Pulses</text:h>
      <text:h text:style-name="Heading_20_3" text:outline-level="3">Interrupt <text:span text:style-name="T194">on Count</text:span></text:h>
      <text:p text:style-name="P66"><text:span text:style-name="T195">Interrupting the microcontroller and waking from a sleep state</text:span> appears to be the best <text:span text:style-name="T195">solution</text:span> in terms of PCB space and power consumption. <text:span text:style-name="T127">Only the </text:span>microcontroller, <text:span text:style-name="T127">XBee</text:span> <text:span text:style-name="T127">and signal conditioning electronics are needed. </text:span>The microcontroller will be woken from power down mode by an arriving signal pulse. It will then count pulses by means of an interrupt service routine (ISR) and at an appropriate time it will wake the XBee and transmit the result along with a battery voltage measure. <text:span text:style-name="T195">The watchdog timer may be used to perform the periodic awakening. This requires the watchdog timer clock to remain active, but this is very low frequency and hence low power drain.</text:span></text:p>
      <text:h text:style-name="Heading_20_3" text:outline-level="3">Hardware Counter</text:h>
      <text:p text:style-name="P68"><text:span text:style-name="T127">This is an alternative to the above solution. </text:span>A <text:span text:style-name="T105">single</text:span> external counter chip with serial output would provide a lowest power solution, leaving the microcontroller and XBee to remain asleep until <text:span text:style-name="T105">a burst of counts has been completed. </text:span>Only one <text:span text:style-name="T194">counter</text:span> device has been found <text:span text:style-name="T105">that has the desired features, but it has been discontinued. A major operational difficulty with this solution is how to wake the microcontroller at the optimal time.</text:span></text:p>
      <text:h text:style-name="Heading_20_3" text:outline-level="3">Timer/Counter</text:h>
      <text:p text:style-name="P69"><text:span text:style-name="T127">This is another alternative to the above solution. One of the microcontroller</text:span> timer/counter<text:span text:style-name="T126">s</text:span> may be used to count pulses <text:span text:style-name="T11">directly</text:span>. This requires one of the timers to remain powered on and the microcontroller to be placed in standby mode <text:span text:style-name="T8">(t</text:span>his is the same as power down but with <text:span text:style-name="T12">system </text:span>clock enabled<text:span text:style-name="T11">)</text:span>.</text:p>
      <text:p text:style-name="P69"><text:span text:style-name="T8">Standby mode consumes over 100 </text:span><text:span text:style-name="T13">μ</text:span><text:span text:style-name="T19">A </text:span><text:span text:style-name="T20">in the ATTiny441 </text:span><text:span text:style-name="T19">compared to less than 1</text:span><text:span text:style-name="T13">μ</text:span><text:span text:style-name="T19">A in power down mode. </text:span><text:span text:style-name="T8">T</text:span>he <text:span text:style-name="T3">microcontroller could </text:span>be placed in standby mode after wakeup from power down. <text:span text:style-name="T8">W</text:span>akeup can only occur with an external interrupt. <text:span text:style-name="T8">As such the signal pulses must be applied to an interrupt pin as well as the counter input pin.</text:span></text:p>
      <text:p text:style-name="P69">Standby mode requires a crystal clock source <text:span text:style-name="T196">(not the internal RC oscillator)</text:span>, <text:span text:style-name="T8">which means additional components on the PC board.</text:span></text:p>
      <text:p text:style-name="P67">The datasheets do not indicate if the counters will be operational in <text:span text:style-name="T126">standby</text:span> mode.</text:p>
      <text:p text:style-name="P67">It appears that using a counter is an unnecessary complication which <text:span text:style-name="T103">will</text:span> only result in increased power consumption <text:span text:style-name="T195">during sleep phase</text:span>.</text:p>
      <text:h text:style-name="P120" text:outline-level="2">Other Considerations</text:h>
      <text:h text:style-name="P217" text:outline-level="3"><text:span text:style-name="T107">Clock </text:span>Timing</text:h>
      <text:p text:style-name="P39">Clock frequency affects power drain in active mode. The internal clock options are:</text:p>
      <text:list xml:id="list7752275726060421974" text:style-name="L5">
        <text:list-item>
          <text:p text:style-name="P139">ATTiny2313<text:span text:style-name="T123">A</text:span> has an internal calibrated clock with a <text:span text:style-name="T127">preset divide by 8 option</text:span> allowing 1MHz or 8MHz. There also <text:span text:style-name="T110">appears to </text:span>be a 4MHz option but this is not explained in the datasheet <text:span text:style-name="T108">and it is uncertain if the clock divider applies</text:span>. It also <text:soft-page-break/>has a 128kHz low power oscillator. <text:span text:style-name="T109">An additional clock prescaler is available providing division ratios up to 256 on any clock source.</text:span></text:p>
        </text:list-item>
        <text:list-item>
          <text:p text:style-name="P140">ATTiny<text:span text:style-name="T111">441</text:span> has an internal calibrated clock with a <text:span text:style-name="T110">divide by 8 option</text:span> allowing 1MHz or 8MHz. It also has a low power oscillator <text:span text:style-name="T196">with a number of frequency ranges between</text:span> <text:span text:style-name="T111">32</text:span>kHz <text:span text:style-name="T196">and 512kHz</text:span>. <text:span text:style-name="T109">An additional clock prescaler is available providing division ratios up to 256 on any clock source.</text:span></text:p>
        </text:list-item>
      </text:list>
      <text:p text:style-name="P41">In both microcontrollers the clock startup time <text:span text:style-name="T127">after wake from sleep</text:span> for the internal clocks is 6 clock cycles.</text:p>
      <text:h text:style-name="P218" text:outline-level="3">USART</text:h>
      <text:p text:style-name="P42">The USART is <text:span text:style-name="T129">used</text:span> to communicate serially <text:span text:style-name="T128">with the XBee.</text:span> <text:span text:style-name="T197">A baud rate of</text:span> 38400 baud <text:span text:style-name="T122">causes severe constraints on the AVR clock frequency. The normal asynchronous mode will require 16 samples and the double speed mode 8 samples. This will constrain the clock frequency to be well over 1MHz. If the baud rate is reduced to 9600 a clock frequency of 1MHz can be used for the double rate asynchronous mode, or 2MHz for the normal asynchronous mode. This will give an acceptable clock error of 0.15%.</text:span></text:p>
      <text:h text:style-name="P218" text:outline-level="3">ISR Response Time</text:h>
      <text:p text:style-name="P40">The specified response time for an asynchronous interrupt is:</text:p>
      <text:list xml:id="list8964409938884824666" text:style-name="L6">
        <text:list-item>
          <text:p text:style-name="P141">four clock cycles to clear the Global Interrupt flag (GIF), and push the program counter (PC) to the stack.</text:p>
        </text:list-item>
        <text:list-item>
          <text:p text:style-name="P141">Two (rjmp) or three (jmp) clock cycles are needed to execute a jump to the ISR.</text:p>
        </text:list-item>
        <text:list-item>
          <text:p text:style-name="P141">Another four clock cycles is needed to return from the ISR to pop the PC, increment the stack pointer (SP) and set the GIF.</text:p>
        </text:list-item>
        <text:list-item>
          <text:p text:style-name="P142">On wake from sleep mode an additional four clock cycles is needed in addition to the <text:span text:style-name="T112">clock </text:span>startup time. <text:span text:style-name="T118">However this occurs only once in a burst of signal pulses and may be neglected for the moment.</text:span></text:p>
        </text:list-item>
      </text:list>
      <text:h text:style-name="P218" text:outline-level="3">ISR Code</text:h>
      <text:p text:style-name="P43">The remaining ISR time is taken up with user code. An event counter needs to be incremented and a decision made regarding transmission of results. The actual code for initiating transmission will be external to the ISR.</text:p>
      <text:p text:style-name="P44">All operations use 8 bit register or memory <text:span text:style-name="T117">locations</text:span>.</text:p>
      <text:p text:style-name="P50">The ISR must save and restore any used registers and the status register. If one register is used this needs 6 clock cycles.</text:p>
      <text:p text:style-name="P45">The <text:span text:style-name="T130">processing</text:span> instructions needed are a load from memory followed <text:span text:style-name="T198">by</text:span> <text:span text:style-name="T114">increment and</text:span> store <text:span text:style-name="T114">back</text:span> to memory.</text:p>
      <text:p text:style-name="P91"/>
      <text:p text:style-name="P87">ldd Rx,count_low</text:p>
      <text:p text:style-name="P87">inc Rx</text:p>
      <text:p text:style-name="P87">sdd count_low,Rx</text:p>
      <text:p text:style-name="P45">This requires <text:span text:style-name="T114">five</text:span> clock cycles.</text:p>
      <text:p text:style-name="P45"><text:soft-page-break/>In addition to this a <text:span text:style-name="T115">program branch instruction</text:span> <text:span text:style-name="T113">must be made on counter overflow. This would need to test for zero following the increment instruction.</text:span></text:p>
      <text:p text:style-name="P91"/>
      <text:p text:style-name="P90">cpi Rx,0</text:p>
      <text:p text:style-name="P88">breq k</text:p>
      <text:p text:style-name="P87">ldd Ry,count_high</text:p>
      <text:p text:style-name="P87">inc Ry</text:p>
      <text:p text:style-name="P89">sdd count<text:span text:style-name="T115">_high</text:span>,R<text:span text:style-name="T115">y</text:span></text:p>
      <text:p text:style-name="P46">where k is the number of instructions to skip. <text:span text:style-name="T116">This requires two clock cycles if a branch occurred, and six if the code were executed.</text:span></text:p>
      <text:p text:style-name="P48">The average execution time for this code is therefore interrupt latency (10), sleep startup if in sleep mode (10, neglected), <text:span text:style-name="T130">register save and restore (6), </text:span>core code execution (7), branch execution every 256 ISR calls (6-2):</text:p>
      <text:p text:style-name="P47"><text:span text:style-name="T130">23</text:span>+(6-2)/256 clock cycles</text:p>
      <text:p text:style-name="P49">The additional execution time following a counter overflow may be extended if the counter is made longer. <text:span text:style-name="T119">An absolute minimum clock frequency will be 18/2.5ms = 9.6 kHz. It can be concluded that the ISR time is negligible. This indicates that additional latency due to overflow for any one interrupt, plus the additional overhead in the C language compilation, should not result in any loss of data.</text:span></text:p>
      <text:h text:style-name="P121" text:outline-level="2"><text:span text:style-name="T251">Timing the </text:span>Transmission of Results</text:h>
      <text:p text:style-name="P8">A choice must be made when to transmit results to the base station. If the extreme choice is made that the transmission is made only when the count reaches a certain level, then the lowest power consumption will be achieved. However as the XBee is unreachable while asleep, this may cause results to be unavailable for extended periods.</text:p>
      <text:p text:style-name="P9">If the XBee is to be woken up at regular intervals to transmit results, then either the XBee must be placed in cyclic sleep mode and wake the microcontroller, or the microcontroller must run <text:span text:style-name="T131">a</text:span> clock <text:span text:style-name="T131">timer while asleep </text:span>and wake the XBee at regular intervals. <text:span text:style-name="T132">The watchdog timer can be used during power-down mode.</text:span></text:p>
      <text:h text:style-name="Heading_20_3" text:outline-level="3">XBee Sleep</text:h>
      <text:p text:style-name="P11">The XBee specifications state a current drain of less than 1 <text:span text:style-name="T13">μ</text:span><text:span text:style-name="T19">A </text:span><text:span text:style-name="T18">in sleep mode, however it is not clear if this is modified by the activity of the timer. </text:span><text:span text:style-name="T25">Some forum posts have indicated a problem with the drain being as much as 100 </text:span><text:span text:style-name="T13">μ</text:span><text:span text:style-name="T19">A. </text:span><text:span text:style-name="T27">There is a hint on the Digi Wiki that using cyclic sleep will increase power drain during sleep mode, which is expected </text:span><text:span text:style-name="T55">as clocks and a timer must be active</text:span><text:span text:style-name="T27">. </text:span><text:span text:style-name="T30">Others hint of a mystery specification of 50 </text:span><text:span text:style-name="T13">μ</text:span><text:span text:style-name="T19">A </text:span><text:span text:style-name="T30">in cyclic sleep mode.</text:span></text:p>
      <text:p text:style-name="P12"><text:span text:style-name="T18">A note on one of the forums indicated that the sleep_rq pin be held low for “deep” sleep (deep sleep is not mentioned in the documentation to hand </text:span><text:span text:style-name="T56">for the Xbee type being used</text:span><text:span text:style-name="T18">). </text:span><text:span text:style-name="T28">This </text:span><text:span text:style-name="T87">seems</text:span><text:span text:style-name="T28"> counter intuitive since doing this will wake the XBee, </text:span><text:span text:style-name="T29">unless the pin sleep mode is disabled</text:span><text:span text:style-name="T28">.</text:span></text:p>
      <text:p text:style-name="P70"><text:span text:style-name="T56">Note: t</text:span><text:span text:style-name="T24">he coordinator must set the “</text:span><text:span text:style-name="T18">Child Poll Timeout</text:span><text:span text:style-name="T24">” to a longer time than the end devices</text:span><text:span text:style-name="T87">'</text:span><text:span text:style-name="T24"> </text:span><text:span text:style-name="T57">maximum sleep time</text:span><text:span text:style-name="T24"> to ensure that the latter are not removed from association while asleep.</text:span></text:p>
      <text:p text:style-name="P71"><text:span text:style-name="T24">T</text:span><text:span text:style-name="T18">he end device XBee has only pin wake (mode 1), cyclic sleep (mode 4) and cyclic sleep/pin wake (mode 5). In cyclic sleep modes the XBee wakes regularly. This must be </text:span><text:soft-page-break/><text:span text:style-name="T18">set quite low (default is 200ms) in order for the configuration utility to be able to reconfigure the device.</text:span></text:p>
      <text:p text:style-name="P32">A pin wake mode is needed for the AVR to be able to communicate its results. When the last transmission has been sent, the XBee must be allowed to remain awake for at least 100ms to allow the transmission to complete.</text:p>
      <text:h text:style-name="Heading_20_3" text:outline-level="3">AVR Wakeup</text:h>
      <text:p text:style-name="P10">If the AVR is used to wakeup at regular intervals, the watchdog timer must be used. This increases the power down current consumption to <text:span text:style-name="T120">4 </text:span><text:span text:style-name="T13">μ</text:span><text:span text:style-name="T19">A </text:span><text:span text:style-name="T21">typical from the 0.1</text:span><text:span text:style-name="T22">7</text:span><text:span text:style-name="T21"> </text:span><text:span text:style-name="T13">μ</text:span><text:span text:style-name="T19">A </text:span><text:span text:style-name="T21">without the time</text:span><text:span text:style-name="T22">r</text:span><text:span text:style-name="T21"> enabled. It can be configured to interrupt </text:span><text:span text:style-name="T23">rather th</text:span><text:span text:style-name="T26">a</text:span><text:span text:style-name="T23">n reset</text:span><text:span text:style-name="T21"> in order to wake up the AVR </text:span><text:span text:style-name="T58">without loss of data</text:span><text:span text:style-name="T21">.</text:span></text:p>
      <text:p text:style-name="P13"><text:span text:style-name="T21">T</text:span><text:span text:style-name="T18">he </text:span><text:span text:style-name="T24">“</text:span><text:span text:style-name="T18">Child Poll Timeout</text:span><text:span text:style-name="T24">” </text:span><text:span text:style-name="T18">mentioned above also applies in this case, so there is a limit on the amount of time the XBee can sleep.</text:span></text:p>
      <text:p text:style-name="P16">Given the uncertainty about power draw by the XBee in cyclic sleep mode, it would be sensible to use pin sleep <text:span text:style-name="T199">only</text:span> and <text:span text:style-name="T200">accept</text:span> the higher drain on the AVR.</text:p>
      <text:p text:style-name="P17">To conserve power in active mode the following unused peripherals must be turned off. For the ATTiny441 (the ATTiny2313A is similar but has fewer peripherals):</text:p>
      <text:list xml:id="list80716674283869074" text:style-name="L7">
        <text:list-item>
          <text:p text:style-name="P143">A/D converter <text:span text:style-name="T134">(not </text:span>ATTiny2313A<text:span text:style-name="T134">)</text:span>.</text:p>
        </text:list-item>
        <text:list-item>
          <text:p text:style-name="P144">Analogue comparator.</text:p>
        </text:list-item>
        <text:list-item>
          <text:p text:style-name="P144">Brown out detector <text:span text:style-name="T133">(either fuse bits or by BOD-sleep)</text:span>.</text:p>
        </text:list-item>
        <text:list-item>
          <text:p text:style-name="P144">Internal voltage reference (automatically disabled when the above are disabled).</text:p>
        </text:list-item>
        <text:list-item>
          <text:p text:style-name="P144">Timer/counters.</text:p>
        </text:list-item>
        <text:list-item>
          <text:p text:style-name="P144">SPI.</text:p>
        </text:list-item>
        <text:list-item>
          <text:p text:style-name="P144">TWI.</text:p>
        </text:list-item>
        <text:list-item>
          <text:p text:style-name="P143">USART1 <text:span text:style-name="T134">(not </text:span>ATTiny2313A<text:span text:style-name="T134">)</text:span>.</text:p>
        </text:list-item>
        <text:list-item>
          <text:p text:style-name="P144">All digital input buffers for <text:span text:style-name="T134">unused</text:span> I/O ports.</text:p>
        </text:list-item>
      </text:list>
      <text:p text:style-name="P17">The USART0 will remain powered on, as well as the input buffers for INT0 and the XBee on/sleep signal.</text:p>
      <text:p text:style-name="P51"><text:span text:style-name="T45">According to the </text:span><text:span text:style-name="T46">ATTiny441 </text:span><text:span text:style-name="T59">and </text:span><text:span text:style-name="T18">ATTiny2313A</text:span><text:span text:style-name="T46"> </text:span><text:span text:style-name="T45">specifications t</text:span><text:span text:style-name="T18">he AVR will consume </text:span><text:span text:style-name="T54">400</text:span><text:span text:style-name="T46"> </text:span><text:span text:style-name="T13">μ</text:span><text:span text:style-name="T19">A</text:span><text:span text:style-name="T18"> for a 1MHz clock and </text:span><text:span text:style-name="T54">3.3</text:span><text:span text:style-name="T18">V Vcc. </text:span><text:span text:style-name="T47">The USART0 </text:span><text:span text:style-name="T18">will consume </text:span><text:span text:style-name="T74">22</text:span><text:span text:style-name="T46"> </text:span><text:span text:style-name="T13">μ</text:span><text:span text:style-name="T19">A</text:span><text:span text:style-name="T18"> </text:span><text:span text:style-name="T74">at</text:span><text:span text:style-name="T18"> </text:span><text:span text:style-name="T54">3.3</text:span><text:span text:style-name="T18">V Vcc.</text:span></text:p>
      <text:p text:style-name="P18">The wake time will depend on the nature of the process being measured. The AVR will remain awake as long as signals are being generated.</text:p>
      <text:h text:style-name="P122" text:outline-level="2">XBee Wake Time</text:h>
      <text:p text:style-name="P19">When the XBee is woken, the microcontroller will need to announce itself to the <text:span text:style-name="T136">base</text:span> application. This will allow the application to pass on any specific instructions to the node. The XBee network does support the buffering of <text:span text:style-name="T135">application </text:span>messages but only for a maximum of 28 seconds.</text:p>
      <text:p text:style-name="P14"><text:soft-page-break/><text:span text:style-name="T18">The microcontroller will send a packet </text:span><text:span text:style-name="T64">of data </text:span><text:span text:style-name="T18">for transmission </text:span><text:span text:style-name="T64">to the application</text:span><text:span text:style-name="T18"> and wait for a</text:span><text:span text:style-name="T71">n acknowledgement</text:span><text:span text:style-name="T18"> to be received. Once the transaction is complete the XBee will be placed back in power-down mode. In most cases this </text:span><text:span text:style-name="T60">simple transaction </text:span><text:span text:style-name="T18">will be the only action </text:span><text:span text:style-name="T60">that occurs</text:span><text:span text:style-name="T18">.</text:span></text:p>
      <text:p text:style-name="P14"><text:span text:style-name="T18">There </text:span><text:span text:style-name="T72">will</text:span><text:span text:style-name="T18"> be </text:span><text:span text:style-name="T72">times</text:span><text:span text:style-name="T18"> where more interaction occurs if the base station requests additional status information from the node </text:span><text:span text:style-name="T32">or transmits a large amount of information, such as a firmware upgrade</text:span><text:span text:style-name="T18">. These can be ignored </text:span><text:span text:style-name="T33">for the point of view of power drain </text:span><text:span text:style-name="T18">as they will be uncommon.</text:span></text:p>
      <text:p text:style-name="P54"><text:span text:style-name="T18">A</text:span><text:span text:style-name="T36">s a</text:span><text:span text:style-name="T34">n </text:span><text:span text:style-name="T36">example a </text:span><text:span text:style-name="T72">data</text:span><text:span text:style-name="T18"> message of 10 bytes that include</text:span><text:span text:style-name="T61">s</text:span><text:span text:style-name="T18"> four bytes of data plus six bytes of </text:span><text:span text:style-name="T38">protocol </text:span><text:span text:style-name="T18">fram</text:span><text:span text:style-name="T37">ing</text:span><text:span text:style-name="T18"> </text:span><text:span text:style-name="T34">will take about </text:span><text:span text:style-name="T61">8</text:span><text:span text:style-name="T34"> ms to transmit </text:span><text:span text:style-name="T39">serially to the XBee</text:span><text:span text:style-name="T34"> at </text:span><text:span text:style-name="T61">96</text:span><text:span text:style-name="T34">00 bps. The XBee takes about 10 ms to </text:span><text:span text:style-name="T72">send this and </text:span><text:span text:style-name="T34">receive a response </text:span><text:span text:style-name="T72">from</text:span><text:span text:style-name="T34"> the network. The </text:span><text:span text:style-name="T40">time of </text:span><text:span text:style-name="T34">response to the application message </text:span><text:span text:style-name="T61">however</text:span><text:span text:style-name="T34"> will depend on the application </text:span><text:span text:style-name="T72">and the supporting hardware, software and protocols,</text:span><text:span text:style-name="T34"> and will need to be measured.</text:span></text:p>
      <text:p text:style-name="P54"><text:span text:style-name="T34">In the meantime the XBee must be </text:span><text:span text:style-name="T41">in a position</text:span><text:span text:style-name="T34"> to receive th</text:span><text:span text:style-name="T70">at</text:span><text:span text:style-name="T34"> response. In reality the response will have been buffered </text:span><text:span text:style-name="T72">and</text:span><text:span text:style-name="T34"> it </text:span><text:span text:style-name="T41">is </text:span><text:span text:style-name="T34">only </text:span><text:span text:style-name="T41">necessary</text:span><text:span text:style-name="T34"> to </text:span><text:span text:style-name="T70">re-</text:span><text:span text:style-name="T34">enable the receiver </text:span><text:span text:style-name="T70">at some near future time</text:span><text:span text:style-name="T34">. </text:span><text:span text:style-name="T41">Thus the XBee will only </text:span><text:span text:style-name="T64">need to </text:span><text:span text:style-name="T41">be active when it is sending and receiving, and not while the application is processing the message. </text:span><text:span text:style-name="T62">The Xbee could be put back to sleep and woken again after a second or so to receive any </text:span><text:span text:style-name="T72">waiting messages</text:span><text:span text:style-name="T62">.</text:span></text:p>
      <text:p text:style-name="P52"><text:span text:style-name="T72">A</text:span><text:span text:style-name="T18">ssume that a typical communication will require the XBee to be awake for only </text:span><text:span text:style-name="T65">36</text:span><text:span text:style-name="T18"> ms </text:span><text:span text:style-name="T72">total</text:span><text:span text:style-name="T18"> </text:span><text:span text:style-name="T72">(</text:span><text:span text:style-name="T35">as a first estimate</text:span><text:span text:style-name="T72">)</text:span><text:span text:style-name="T35">. </text:span><text:span text:style-name="T31">C</text:span><text:span text:style-name="T63">urrent drain in active mode is 40mA for the basic XBee ZB (S2) in both transmit and receive, and 15mA while idle. </text:span><text:span text:style-name="T35">If the XBee is woken once per hour </text:span><text:span text:style-name="T72">for a simple transaction </text:span><text:span text:style-name="T35">then the </text:span><text:span text:style-name="T72">average </text:span><text:span text:style-name="T35">current drain will be</text:span></text:p>
      <text:p text:style-name="P53"><text:span text:style-name="T35">40 mA * </text:span><text:span text:style-name="T65">36</text:span><text:span text:style-name="T35"> ms/1 hr = 0.</text:span><text:span text:style-name="T65">4</text:span><text:span text:style-name="T35"> </text:span><text:span text:style-name="T13">μ</text:span><text:span text:style-name="T19">A.</text:span></text:p>
      <text:p text:style-name="P86"><text:span text:style-name="T19">T</text:span><text:span text:style-name="T18">his result suggests that the assumed operational parameters above might be relaxed</text:span><text:span text:style-name="T42">, </text:span><text:span text:style-name="T73">for example </text:span><text:span text:style-name="T66">with the Xbee being woken up every 10 minutes for a</text:span><text:span text:style-name="T67">n average</text:span><text:span text:style-name="T66"> current drain of 2.4 </text:span><text:span text:style-name="T13">μ</text:span><text:span text:style-name="T19">A</text:span><text:span text:style-name="T18">.</text:span></text:p>
      <text:p text:style-name="P145">A stress test run will wake the XBee every 16 seconds for an average drain of 0.18 mA.</text:p>
      <text:h text:style-name="P124" text:outline-level="2">Total Power Demand</text:h>
      <text:p text:style-name="P19">The total power demand may now be estimated from the above design choices.</text:p>
      <text:list xml:id="list6664584426208553220" text:style-name="L8">
        <text:list-item>
          <text:p text:style-name="P177"><text:span text:style-name="T18">AVR in power down mode</text:span><text:span text:style-name="T43"> </text:span><text:span text:style-name="T44">watchdog timer enabled, </text:span><text:span text:style-name="T43">continuous</text:span><text:span text:style-name="T44"> 4 </text:span><text:span text:style-name="T13">μ</text:span><text:span text:style-name="T19">A.</text:span></text:p>
        </text:list-item>
        <text:list-item>
          <text:p text:style-name="P178"><text:span text:style-name="T18">AVR in active mode with </text:span><text:span text:style-name="T52">1M</text:span><text:span text:style-name="T18">Hz clock</text:span><text:span text:style-name="T48">,</text:span><text:span text:style-name="T18"> </text:span><text:span text:style-name="T52">40</text:span><text:span text:style-name="T47">0 </text:span><text:span text:style-name="T13">μ</text:span><text:span text:style-name="T19">A </text:span><text:span text:style-name="T47">for the CPU and USART0 </text:span><text:span text:style-name="T74">22</text:span><text:span text:style-name="T68"> </text:span><text:span text:style-name="T13">μ</text:span><text:span text:style-name="T19">A </text:span><text:span text:style-name="T69">for an unspecified duty cycle</text:span><text:span text:style-name="T19">.</text:span></text:p>
        </text:list-item>
        <text:list-item>
          <text:p text:style-name="P179"><text:span text:style-name="T18">XBee in pin sleep mode, </text:span><text:span text:style-name="T43">continuous</text:span><text:span text:style-name="T18"> 1 </text:span><text:span text:style-name="T13">μ</text:span><text:span text:style-name="T19">A.</text:span></text:p>
        </text:list-item>
        <text:list-item>
          <text:p text:style-name="P180"><text:span text:style-name="T18">XBee in active mode, average 2.</text:span><text:span text:style-name="T88">4</text:span><text:span text:style-name="T18"> </text:span><text:span text:style-name="T13">μ</text:span><text:span text:style-name="T19">A.</text:span></text:p>
        </text:list-item>
        <text:list-item>
          <text:p text:style-name="P181"><text:span text:style-name="T88">IR </text:span><text:span text:style-name="T19">L</text:span><text:span text:style-name="T18">ED 10 </text:span><text:span text:style-name="T13">μ</text:span><text:span text:style-name="T19">A.</text:span></text:p>
        </text:list-item>
        <text:list-item>
          <text:p text:style-name="P181"><text:span text:style-name="T18">Comparator 5 </text:span><text:span text:style-name="T13">μ</text:span><text:span text:style-name="T19">A.</text:span></text:p>
        </text:list-item>
        <text:list-item>
          <text:p text:style-name="P181"><text:span text:style-name="T19">B</text:span><text:span text:style-name="T18">ias chain 20 </text:span><text:span text:style-name="T13">μ</text:span><text:span text:style-name="T19">A.</text:span></text:p>
        </text:list-item>
        <text:list-item>
          <text:p text:style-name="P182"><text:soft-page-break/><text:span text:style-name="T19">P</text:span><text:span text:style-name="T18">ull down resistor 1M for Sleep_Rq, held high during X</text:span><text:span text:style-name="T83">B</text:span><text:span text:style-name="T18">ee sleep, 3 </text:span><text:span text:style-name="T13">μ</text:span><text:span text:style-name="T19">A</text:span><text:span text:style-name="T18">.</text:span></text:p>
        </text:list-item>
      </text:list>
      <text:p text:style-name="P60"><text:span text:style-name="T19">T</text:span><text:span text:style-name="T18">he final current drain will depend on the amount of time the AVR is kept in active mode. If this is say 1% of the time (about 30 seconds every hour) then the total drain is </text:span><text:span text:style-name="T50">4</text:span><text:span text:style-name="T53">6</text:span><text:span text:style-name="T49"> </text:span><text:span text:style-name="T13">μ</text:span><text:span text:style-name="T19">A.</text:span></text:p>
      <text:p text:style-name="P26">Measured current drain for whole circuit with AVR and XBee sleeping is 35uA.</text:p>
      <text:p text:style-name="P61"><text:span text:style-name="T50">A battery pack 2800 mAH will last for 62,000 hours </text:span><text:span text:style-name="T51">(7 years)</text:span><text:span text:style-name="T50">.</text:span></text:p>
      <text:h text:style-name="P125" text:outline-level="2"><text:span text:style-name="T50">E</text:span><text:span text:style-name="T18">ffect of Current on </text:span><text:span text:style-name="T100">Lithium Thionyl Chloride </text:span><text:span text:style-name="T18">Battery Voltage</text:span></text:h>
      <text:p text:style-name="P84"><text:span text:style-name="T18">The d</text:span><text:span text:style-name="T50">atasheet </text:span><text:span text:style-name="T18">for ER14250 </text:span><text:span text:style-name="T50">shows </text:span><text:span text:style-name="T18">an </text:span><text:span text:style-name="T50">internal resistance of 50</text:span><text:span text:style-name="T15">Ω</text:span><text:span text:style-name="T50"> at 25</text:span><text:span text:style-name="T221">o</text:span><text:span text:style-name="T50">C and 1mA drain. Lifetime is 1</text:span><text:span text:style-name="T101">1</text:span><text:span text:style-name="T50">00 hours at </text:span><text:span text:style-name="T101">0.5</text:span><text:span text:style-name="T50">mA. </text:span><text:span text:style-name="T101">Battery holds its voltage to almost the end.</text:span></text:p>
      <text:p text:style-name="P83"><text:span text:style-name="T50">Thus at 40mA drain it will </text:span><text:span text:style-name="T18">nominally </text:span><text:span text:style-name="T50">drop 2V. Datasheet suggests 50mA over 0.1 seconds every 2 minutes will yield voltages above 3V, possibly </text:span><text:span text:style-name="T18">held up as </text:span><text:span text:style-name="T50">a result of dynamic effects in the battery.</text:span></text:p>
      <text:p text:style-name="P83">The battery has a high specific energy and low weight, but <text:span text:style-name="T222">has</text:span> a high internal resistance, and therefore a low-rate-only discharge with limited short-circuit current.</text:p>
      <text:h text:style-name="Heading_20_2" text:outline-level="2">Hardware</text:h>
      <text:p text:style-name="P61">The microcontroller is assumed to be <text:span text:style-name="T183">any one</text:span> of the Atmel AVR <text:span text:style-name="T184">devices that has enough FLASH memory</text:span> to hold <text:span text:style-name="T184">a</text:span> bootloader <text:span text:style-name="T184">(</text:span>which needs 2K memory). <text:span text:style-name="T184">The following considers the</text:span> ATMega48/88/168/328 series <text:span text:style-name="T184">(excluding</text:span> the ATMega48 <text:span text:style-name="T184">due to its low FLASH size)</text:span>. Th<text:span text:style-name="T184">e</text:span>s<text:span text:style-name="T184">e</text:span> ha<text:span text:style-name="T184">ve</text:span> 23 signal pins plus ground, V<text:span text:style-name="T185">cc</text:span> and A<text:span text:style-name="T185">ref</text:span>. The following allocation of XBee and microcontroller ports should leave sufficient digital I/O and analogue Inputs for expected application needs. The AVR ports are shared with alternate functions. The ports freed for data acquisition have been selected to maximise the foreseeable needs. All these ports except for the A<text:span text:style-name="T185">ref</text:span> input can be used for digital I/O.</text:p>
      <text:p text:style-name="P61">The below table shows the selected interconnections between the XBee and the AVR as well as various I/O ports available in the AVR for data acquisition.</text:p>
      <text:p text:style-name="P61">When setting up the microcontroller, select the internal 8MHz clock; set the bootloader size to 1024 words; and set <text:bookmark-start text:name="__DdeLink__603_1123615189"/>the watchdog timer<text:bookmark-end text:name="__DdeLink__603_1123615189"/> to be always on. The latter will ensure that the watchdog timer is operational in a sleep state.</text:p>
      <text:p text:style-name="P61">The selected AVR will need to use the Power Save sleep mode to ensure current drain is minimal (around 4 microamps with the WDT enabled). This means that the counters 0 and 1 will not be running. Therefore external counting will be done using interrupts that will wake the AVR and register on each count. Attempting to use a timer in this case is unreasonable.</text:p>
      <text:p text:style-name="P62"><text:span text:style-name="T18">In the circuit diagram below the 3.3V power is derived from a regulator with microamp quiescent current and a current boost transistor. Two inputs, an analogue and digital input are provided, the former could be read by the XBee directly or an A/D input in the microcontroller. The digital input is intended for counting events and is passed to a microcontroller general purpose digital port which can interrupt when the signal changes. A voltage divider for the battery monitor voltage is controlled by a MOSFET which turns off all current drain when the XBee is asleep. This can be passed either to the XBee or the microcontroller. A voltage reference for the microcontroller is derived from this, although this may be omitted if the microcontroller does not perform analogue </text:span><text:soft-page-break/><text:span text:style-name="T18">measurements. </text:span><text:span text:style-name="T86">Note that this diagram omits power supply filters needed for stability and A/D accuracy.</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7">XBee Pin</text:p>
            </table:table-cell>
            <table:table-cell table:style-name="Table2.A1" office:value-type="string">
              <text:p text:style-name="P117">XBee Port</text:p>
            </table:table-cell>
            <table:table-cell table:style-name="Table2.A1" office:value-type="string">
              <text:p text:style-name="P117">Function</text:p>
            </table:table-cell>
            <table:table-cell table:style-name="Table2.D1" office:value-type="string">
              <text:p text:style-name="P117">ATMega<text:span text:style-name="T186">16</text:span>8 Pin</text:p>
            </table:table-cell>
          </table:table-row>
        </table:table-header-rows>
        <table:table-row>
          <table:table-cell table:style-name="Table2.A2" office:value-type="string">
            <text:p text:style-name="P107">2</text:p>
          </table:table-cell>
          <table:table-cell table:style-name="Table2.A2" office:value-type="string">
            <text:p text:style-name="P107">DOUT</text:p>
          </table:table-cell>
          <table:table-cell table:style-name="Table2.A2" office:value-type="string">
            <text:p text:style-name="P107">UART Data Out</text:p>
          </table:table-cell>
          <table:table-cell table:style-name="Table2.D2" office:value-type="string">
            <text:p text:style-name="P107">2 (Out PD0)</text:p>
          </table:table-cell>
        </table:table-row>
        <table:table-row>
          <table:table-cell table:style-name="Table2.A2" office:value-type="string">
            <text:p text:style-name="P107">3</text:p>
          </table:table-cell>
          <table:table-cell table:style-name="Table2.A2" office:value-type="string">
            <text:p text:style-name="P107">DIN</text:p>
          </table:table-cell>
          <table:table-cell table:style-name="Table2.A2" office:value-type="string">
            <text:p text:style-name="P107">UART Data In</text:p>
          </table:table-cell>
          <table:table-cell table:style-name="Table2.D2" office:value-type="string">
            <text:p text:style-name="P107">3 (In PD1)</text:p>
          </table:table-cell>
        </table:table-row>
        <table:table-row>
          <table:table-cell table:style-name="Table2.A2" office:value-type="string">
            <text:p text:style-name="P107">9</text:p>
          </table:table-cell>
          <table:table-cell table:style-name="Table2.A2" office:value-type="string">
            <text:p text:style-name="P107">CTS</text:p>
          </table:table-cell>
          <table:table-cell table:style-name="Table2.A2" office:value-type="string">
            <text:p text:style-name="P107">Clear to send (from XBee)</text:p>
          </table:table-cell>
          <table:table-cell table:style-name="Table2.D2" office:value-type="string">
            <text:p text:style-name="P107">4 (In PD2)</text:p>
          </table:table-cell>
        </table:table-row>
        <table:table-row>
          <table:table-cell table:style-name="Table2.A2" office:value-type="string">
            <text:p text:style-name="P107">16</text:p>
          </table:table-cell>
          <table:table-cell table:style-name="Table2.A2" office:value-type="string">
            <text:p text:style-name="P107">RTS</text:p>
          </table:table-cell>
          <table:table-cell table:style-name="Table2.A2" office:value-type="string">
            <text:p text:style-name="P107">Request to send (to XBee)</text:p>
          </table:table-cell>
          <table:table-cell table:style-name="Table2.D2" office:value-type="string">
            <text:p text:style-name="P107">5 (Out PD3)</text:p>
          </table:table-cell>
        </table:table-row>
        <table:table-row>
          <table:table-cell table:style-name="Table2.A2" office:value-type="string">
            <text:p text:style-name="P107">9</text:p>
          </table:table-cell>
          <table:table-cell table:style-name="Table2.A2" office:value-type="string">
            <text:p text:style-name="P107">Sleep_RQ</text:p>
          </table:table-cell>
          <table:table-cell table:style-name="Table2.A2" office:value-type="string">
            <text:p text:style-name="P107">Wake XBee</text:p>
          </table:table-cell>
          <table:table-cell table:style-name="Table2.D2" office:value-type="string">
            <text:p text:style-name="P107">19 (Out PB5)</text:p>
          </table:table-cell>
        </table:table-row>
        <table:table-row>
          <table:table-cell table:style-name="Table2.A2" office:value-type="string">
            <text:p text:style-name="P107">13</text:p>
          </table:table-cell>
          <table:table-cell table:style-name="Table2.A2" office:value-type="string">
            <text:p text:style-name="P107">ON/Sleep</text:p>
          </table:table-cell>
          <table:table-cell table:style-name="Table2.A2" office:value-type="string">
            <text:p text:style-name="P107">XBee Sleep Indication </text:p>
          </table:table-cell>
          <table:table-cell table:style-name="Table2.D2" office:value-type="string">
            <text:p text:style-name="P107">18 (In PB4)</text:p>
          </table:table-cell>
        </table:table-row>
        <table:table-row>
          <table:table-cell table:style-name="Table2.A2" office:value-type="string">
            <text:p text:style-name="P107">5</text:p>
          </table:table-cell>
          <table:table-cell table:style-name="Table2.A2" office:value-type="string">
            <text:p text:style-name="P107">RESET</text:p>
          </table:table-cell>
          <table:table-cell table:style-name="Table2.A2" office:value-type="string">
            <text:p text:style-name="P107">Reset XBee</text:p>
          </table:table-cell>
          <table:table-cell table:style-name="Table2.D2" office:value-type="string">
            <text:p text:style-name="P107">17 (Out PB3)</text:p>
          </table:table-cell>
        </table:table-row>
        <table:table-row>
          <table:table-cell table:style-name="Table2.A2" office:value-type="string">
            <text:p text:style-name="P107">7</text:p>
          </table:table-cell>
          <table:table-cell table:style-name="Table2.A2" office:value-type="string">
            <text:p text:style-name="P107">DIO11</text:p>
          </table:table-cell>
          <table:table-cell table:style-name="Table2.A2" office:value-type="string">
            <text:p text:style-name="P107">MC Wake/Bootloader</text:p>
          </table:table-cell>
          <table:table-cell table:style-name="Table2.D2" office:value-type="string">
            <text:p text:style-name="P107">16 (In PB2)</text:p>
          </table:table-cell>
        </table:table-row>
        <table:table-row>
          <table:table-cell table:style-name="Table2.A2" office:value-type="string">
            <text:p text:style-name="P107">4</text:p>
          </table:table-cell>
          <table:table-cell table:style-name="Table2.A2" office:value-type="string">
            <text:p text:style-name="P107">DIO12</text:p>
          </table:table-cell>
          <table:table-cell table:style-name="Table2.A2" office:value-type="string">
            <text:p text:style-name="P107">Reset MC</text:p>
          </table:table-cell>
          <table:table-cell table:style-name="Table2.D2" office:value-type="string">
            <text:p text:style-name="P107">1</text:p>
          </table:table-cell>
        </table:table-row>
        <table:table-row>
          <table:table-cell table:style-name="Table2.A2" office:value-type="string">
            <text:p text:style-name="P107">6</text:p>
          </table:table-cell>
          <table:table-cell table:style-name="Table2.A2" office:value-type="string">
            <text:p text:style-name="P107">DIO10</text:p>
          </table:table-cell>
          <table:table-cell table:style-name="Table2.A2" office:value-type="string">
            <text:p text:style-name="P107"/>
          </table:table-cell>
          <table:table-cell table:style-name="Table2.D2" office:value-type="string">
            <text:p text:style-name="P107"/>
          </table:table-cell>
        </table:table-row>
        <table:table-row>
          <table:table-cell table:style-name="Table2.A2" office:value-type="string">
            <text:p text:style-name="P107">15</text:p>
          </table:table-cell>
          <table:table-cell table:style-name="Table2.A2" office:value-type="string">
            <text:p text:style-name="P107">DIO5</text:p>
          </table:table-cell>
          <table:table-cell table:style-name="Table2.A2" office:value-type="string">
            <text:p text:style-name="P107"/>
          </table:table-cell>
          <table:table-cell table:style-name="Table2.D2" office:value-type="string">
            <text:p text:style-name="P107"/>
          </table:table-cell>
        </table:table-row>
        <table:table-row>
          <table:table-cell table:style-name="Table2.A2" office:value-type="string">
            <text:p text:style-name="P107">11</text:p>
          </table:table-cell>
          <table:table-cell table:style-name="Table2.A2" office:value-type="string">
            <text:p text:style-name="P107">DIO4</text:p>
          </table:table-cell>
          <table:table-cell table:style-name="Table2.A2" office:value-type="string">
            <text:p text:style-name="P107"/>
          </table:table-cell>
          <table:table-cell table:style-name="Table2.D2" office:value-type="string">
            <text:p text:style-name="P107"/>
          </table:table-cell>
        </table:table-row>
        <table:table-row>
          <table:table-cell table:style-name="Table2.A2" office:value-type="string">
            <text:p text:style-name="P107">20</text:p>
          </table:table-cell>
          <table:table-cell table:style-name="Table2.A2" office:value-type="string">
            <text:p text:style-name="P107">AD0</text:p>
          </table:table-cell>
          <table:table-cell table:style-name="Table2.A2" office:value-type="string">
            <text:p text:style-name="P107"/>
          </table:table-cell>
          <table:table-cell table:style-name="Table2.D2" office:value-type="string">
            <text:p text:style-name="P107"/>
          </table:table-cell>
        </table:table-row>
        <table:table-row>
          <table:table-cell table:style-name="Table2.A2" office:value-type="string">
            <text:p text:style-name="P107">19</text:p>
          </table:table-cell>
          <table:table-cell table:style-name="Table2.A2" office:value-type="string">
            <text:p text:style-name="P107">AD1</text:p>
          </table:table-cell>
          <table:table-cell table:style-name="Table2.A2" office:value-type="string">
            <text:p text:style-name="P107"/>
          </table:table-cell>
          <table:table-cell table:style-name="Table2.D2" office:value-type="string">
            <text:p text:style-name="P107"/>
          </table:table-cell>
        </table:table-row>
        <table:table-row>
          <table:table-cell table:style-name="Table2.A2" office:value-type="string">
            <text:p text:style-name="P107">18</text:p>
          </table:table-cell>
          <table:table-cell table:style-name="Table2.A2" office:value-type="string">
            <text:p text:style-name="P107">AD2</text:p>
          </table:table-cell>
          <table:table-cell table:style-name="Table2.A2" office:value-type="string">
            <text:p text:style-name="P107"/>
          </table:table-cell>
          <table:table-cell table:style-name="Table2.D2" office:value-type="string">
            <text:p text:style-name="P107"/>
          </table:table-cell>
        </table:table-row>
        <table:table-row>
          <table:table-cell table:style-name="Table2.A2" office:value-type="string">
            <text:p text:style-name="P107">17</text:p>
          </table:table-cell>
          <table:table-cell table:style-name="Table2.A2" office:value-type="string">
            <text:p text:style-name="P107">AD3</text:p>
          </table:table-cell>
          <table:table-cell table:style-name="Table2.A2" office:value-type="string">
            <text:p text:style-name="P107"/>
          </table:table-cell>
          <table:table-cell table:style-name="Table2.D2" office:value-type="string">
            <text:p text:style-name="P107"/>
          </table:table-cell>
        </table:table-row>
        <table:table-row>
          <table:table-cell table:style-name="Table2.A2" office:value-type="string">
            <text:p text:style-name="P107"/>
          </table:table-cell>
          <table:table-cell table:style-name="Table2.A2" office:value-type="string">
            <text:p text:style-name="P107"/>
          </table:table-cell>
          <table:table-cell table:style-name="Table2.A2" office:value-type="string">
            <text:p text:style-name="P107">PD4/Timer Count 0</text:p>
          </table:table-cell>
          <table:table-cell table:style-name="Table2.D2" office:value-type="string">
            <text:p text:style-name="P107">6 (In T0)</text:p>
          </table:table-cell>
        </table:table-row>
        <table:table-row>
          <table:table-cell table:style-name="Table2.A2" office:value-type="string">
            <text:p text:style-name="P107"/>
          </table:table-cell>
          <table:table-cell table:style-name="Table2.A2" office:value-type="string">
            <text:p text:style-name="P107"/>
          </table:table-cell>
          <table:table-cell table:style-name="Table2.A2" office:value-type="string">
            <text:p text:style-name="P107">PD5/Timer Count 1</text:p>
          </table:table-cell>
          <table:table-cell table:style-name="Table2.D2" office:value-type="string">
            <text:p text:style-name="P107">11 (In T1/OC0B)</text:p>
          </table:table-cell>
        </table:table-row>
        <table:table-row>
          <table:table-cell table:style-name="Table2.A2" office:value-type="string">
            <text:p text:style-name="P107"/>
          </table:table-cell>
          <table:table-cell table:style-name="Table2.A2" office:value-type="string">
            <text:p text:style-name="P107"/>
          </table:table-cell>
          <table:table-cell table:style-name="Table2.A2" office:value-type="string">
            <text:p text:style-name="P107">PD6/Analogue Comparator</text:p>
          </table:table-cell>
          <table:table-cell table:style-name="Table2.D2" office:value-type="string">
            <text:p text:style-name="P107">12 (In AIN0/OC0A)</text:p>
          </table:table-cell>
        </table:table-row>
        <table:table-row>
          <table:table-cell table:style-name="Table2.A2" office:value-type="string">
            <text:p text:style-name="P107"/>
          </table:table-cell>
          <table:table-cell table:style-name="Table2.A2" office:value-type="string">
            <text:p text:style-name="P107"/>
          </table:table-cell>
          <table:table-cell table:style-name="Table2.A2" office:value-type="string">
            <text:p text:style-name="P107">PD7/Analogue Comparator</text:p>
          </table:table-cell>
          <table:table-cell table:style-name="Table2.D2" office:value-type="string">
            <text:p text:style-name="P107">13 (In AIN1)</text:p>
          </table:table-cell>
        </table:table-row>
        <table:table-row>
          <table:table-cell table:style-name="Table2.A2" office:value-type="string">
            <text:p text:style-name="P107"/>
          </table:table-cell>
          <table:table-cell table:style-name="Table2.A2" office:value-type="string">
            <text:p text:style-name="P107"/>
          </table:table-cell>
          <table:table-cell table:style-name="Table2.A2" office:value-type="string">
            <text:p text:style-name="P107">PB0/Input Capture 1</text:p>
          </table:table-cell>
          <table:table-cell table:style-name="Table2.D2" office:value-type="string">
            <text:p text:style-name="P107">14 (In ICP1)</text:p>
          </table:table-cell>
        </table:table-row>
        <table:table-row>
          <table:table-cell table:style-name="Table2.A2" office:value-type="string">
            <text:p text:style-name="P107"/>
          </table:table-cell>
          <table:table-cell table:style-name="Table2.A2" office:value-type="string">
            <text:p text:style-name="P107"/>
          </table:table-cell>
          <table:table-cell table:style-name="Table2.A2" office:value-type="string">
            <text:p text:style-name="P107">PB6</text:p>
          </table:table-cell>
          <table:table-cell table:style-name="Table2.D2" office:value-type="string">
            <text:p text:style-name="P107">9</text:p>
          </table:table-cell>
        </table:table-row>
        <table:table-row>
          <table:table-cell table:style-name="Table2.A2" office:value-type="string">
            <text:p text:style-name="P107"/>
          </table:table-cell>
          <table:table-cell table:style-name="Table2.A2" office:value-type="string">
            <text:p text:style-name="P107"/>
          </table:table-cell>
          <table:table-cell table:style-name="Table2.A2" office:value-type="string">
            <text:p text:style-name="P107">PB7</text:p>
          </table:table-cell>
          <table:table-cell table:style-name="Table2.D2" office:value-type="string">
            <text:p text:style-name="P107">10</text:p>
          </table:table-cell>
        </table:table-row>
        <table:table-row>
          <table:table-cell table:style-name="Table2.A2" office:value-type="string">
            <text:p text:style-name="P107"/>
          </table:table-cell>
          <table:table-cell table:style-name="Table2.A2" office:value-type="string">
            <text:p text:style-name="P107"/>
          </table:table-cell>
          <table:table-cell table:style-name="Table2.A2" office:value-type="string">
            <text:p text:style-name="P107">PB1</text:p>
          </table:table-cell>
          <table:table-cell table:style-name="Table2.D2" office:value-type="string">
            <text:p text:style-name="P107">15 (OC1A)</text:p>
          </table:table-cell>
        </table:table-row>
        <table:table-row>
          <table:table-cell table:style-name="Table2.A2" office:value-type="string">
            <text:p text:style-name="P107"/>
          </table:table-cell>
          <table:table-cell table:style-name="Table2.A2" office:value-type="string">
            <text:p text:style-name="P107"/>
          </table:table-cell>
          <table:table-cell table:style-name="Table2.A2" office:value-type="string">
            <text:p text:style-name="P107">Analogue Reference</text:p>
          </table:table-cell>
          <table:table-cell table:style-name="Table2.D2" office:value-type="string">
            <text:p text:style-name="P107">21 (In ARef)</text:p>
          </table:table-cell>
        </table:table-row>
        <table:table-row>
          <table:table-cell table:style-name="Table2.A2" office:value-type="string">
            <text:p text:style-name="P107"/>
          </table:table-cell>
          <table:table-cell table:style-name="Table2.A2" office:value-type="string">
            <text:p text:style-name="P107"/>
          </table:table-cell>
          <table:table-cell table:style-name="Table2.A2" office:value-type="string">
            <text:p text:style-name="P107">PC0/ADC0 <text:span text:style-name="T187">Analogue In</text:span></text:p>
          </table:table-cell>
          <table:table-cell table:style-name="Table2.D2" office:value-type="string">
            <text:p text:style-name="P107">23</text:p>
          </table:table-cell>
        </table:table-row>
        <table:table-row>
          <table:table-cell table:style-name="Table2.A2" office:value-type="string">
            <text:p text:style-name="P107"/>
          </table:table-cell>
          <table:table-cell table:style-name="Table2.A2" office:value-type="string">
            <text:p text:style-name="P107"/>
          </table:table-cell>
          <table:table-cell table:style-name="Table2.A2" office:value-type="string">
            <text:p text:style-name="P107">PC1/ADC1 <text:span text:style-name="T187">Battery Monitor</text:span></text:p>
          </table:table-cell>
          <table:table-cell table:style-name="Table2.D2" office:value-type="string">
            <text:p text:style-name="P107">24</text:p>
          </table:table-cell>
        </table:table-row>
        <table:table-row>
          <table:table-cell table:style-name="Table2.A2" office:value-type="string">
            <text:p text:style-name="P107"/>
          </table:table-cell>
          <table:table-cell table:style-name="Table2.A2" office:value-type="string">
            <text:p text:style-name="P107"/>
          </table:table-cell>
          <table:table-cell table:style-name="Table2.A2" office:value-type="string">
            <text:p text:style-name="P107">PC2/ADC2</text:p>
          </table:table-cell>
          <table:table-cell table:style-name="Table2.D2" office:value-type="string">
            <text:p text:style-name="P107">25</text:p>
          </table:table-cell>
        </table:table-row>
        <table:table-row>
          <table:table-cell table:style-name="Table2.A2" office:value-type="string">
            <text:p text:style-name="P107"/>
          </table:table-cell>
          <table:table-cell table:style-name="Table2.A2" office:value-type="string">
            <text:p text:style-name="P107"/>
          </table:table-cell>
          <table:table-cell table:style-name="Table2.A2" office:value-type="string">
            <text:p text:style-name="P107">PC3/ADC3</text:p>
          </table:table-cell>
          <table:table-cell table:style-name="Table2.D2" office:value-type="string">
            <text:p text:style-name="P107">26</text:p>
          </table:table-cell>
        </table:table-row>
        <table:table-row>
          <table:table-cell table:style-name="Table2.A2" office:value-type="string">
            <text:p text:style-name="P107"/>
          </table:table-cell>
          <table:table-cell table:style-name="Table2.A2" office:value-type="string">
            <text:p text:style-name="P107"/>
          </table:table-cell>
          <table:table-cell table:style-name="Table2.A2" office:value-type="string">
            <text:p text:style-name="P107">PC4/ADC4</text:p>
          </table:table-cell>
          <table:table-cell table:style-name="Table2.D2" office:value-type="string">
            <text:p text:style-name="P107">27</text:p>
          </table:table-cell>
        </table:table-row>
        <table:table-row>
          <table:table-cell table:style-name="Table2.A2" office:value-type="string">
            <text:p text:style-name="P107"/>
          </table:table-cell>
          <table:table-cell table:style-name="Table2.A2" office:value-type="string">
            <text:p text:style-name="P107"/>
          </table:table-cell>
          <table:table-cell table:style-name="Table2.A2" office:value-type="string">
            <text:p text:style-name="P107">Power Off Control</text:p>
          </table:table-cell>
          <table:table-cell table:style-name="Table2.D2" office:value-type="string">
            <text:p text:style-name="P107">28</text:p>
          </table:table-cell>
        </table:table-row>
      </table:table>
      <text:h text:style-name="P123" text:outline-level="2" text:is-list-header="true"/>
      <text:p text:style-name="P92"/>
      <text:h text:style-name="P126" text:outline-level="2">Firmware</text:h>
      <text:h text:style-name="P219" text:outline-level="3">Wake from Sleep</text:h>
      <text:p text:style-name="P63">With the AVR placed in power down sleep, the watchdog timer and counter interrupt are the only two events that can wake it. This gives rise to a number of difficulties.</text:p>
      <text:p text:style-name="P63"><text:soft-page-break/><text:span text:style-name="T188">Firstly, t</text:span>he counter interrupt <text:span text:style-name="T189">INT0 triggers asynchronously only on</text:span> low level <text:span text:style-name="T189">mode when </text:span>in power down mode. This raises a significant difficulty if the slotted wheel stops at a point that holds the count signal low.</text:p>
      <text:p text:style-name="P30">The counter interrupt INT0 can be replaced by a pin change interrupt PCINT9 which is <text:span text:style-name="T188">also</text:span> asynchronous. <text:span text:style-name="T190">This only requires then to determine the polarity of the counter signal.</text:span></text:p>
      <text:p text:style-name="P31">The ISRs need to process an amount of information: the counter interrupt needs to determine when to increment the count, and the watchdog timer interrupt needs to <text:span text:style-name="T191">initiate a transmission.</text:span></text:p>
      <text:p text:style-name="P36">At the time the watchdog timer interrupts and wakes the AVR, a period of time is needed for the AVR <text:span text:style-name="T201">to remain awake</text:span> to receive incoming transmissions from the base station and take action on them.</text:p>
      <text:h text:style-name="Heading_20_3" text:outline-level="3">Power Reduction during Sleep</text:h>
      <text:p text:style-name="P37">The PRR register provides a means of reducing power during sleep.</text:p>
      <text:list xml:id="list4301684738710567352" text:style-name="L9">
        <text:list-item>
          <text:p text:style-name="P146">ATTiny841 </text:p>
        </text:list-item>
      </text:list>
      <text:p text:style-name="P37">Bit 7 – PRTWI: Power Reduction TWI </text:p>
      <text:p text:style-name="P37">Bit 6 – PRUSART1: Power Reduction USART1 </text:p>
      <text:p text:style-name="P37">Bit 5 – PRUSART0: Power Reduction USART0 </text:p>
      <text:p text:style-name="P37">Bit 4 – PRSPI: Power Reduction SPI </text:p>
      <text:p text:style-name="P37">Bit 3 – PRTIM2: Power Reduction Timer/Counter2 </text:p>
      <text:p text:style-name="P37">Bit 2 – PRTIM1: Power Reduction Timer/Counter1 </text:p>
      <text:p text:style-name="P37">Bit 1 – PRTIM0: Power Reduction Timer/Counter0 </text:p>
      <text:p text:style-name="P37">Bit 0 – PRADC: Power Reduction ADC </text:p>
      <text:list xml:id="list768706522295556329" text:style-name="L10">
        <text:list-item>
          <text:p text:style-name="P147">ATMega48 </text:p>
        </text:list-item>
      </text:list>
      <text:p text:style-name="P37">Bit 7 - PRTWI: Power Reduction TWI </text:p>
      <text:p text:style-name="P37">Bit 6 - PRTIM2: Power Reduction Timer/Counter2 </text:p>
      <text:p text:style-name="P37">Bit 5 - PRTIM0: Power Reduction Timer/Counter0 </text:p>
      <text:p text:style-name="P37">Bit 4 - Res: Reserved bit </text:p>
      <text:p text:style-name="P37">Bit 3 - PRTIM1: Power Reduction Timer/Counter1 </text:p>
      <text:p text:style-name="P37">Bit 2 - PRSPI: Power Reduction SPI </text:p>
      <text:p text:style-name="P37">Bit 1 - PRUSART0: Power Reduction USART0 </text:p>
      <text:p text:style-name="P37">Bit 0 - PRADC: Power Reduction ADC </text:p>
      <text:list xml:id="list9072050447224772171" text:style-name="L11">
        <text:list-item>
          <text:p text:style-name="P148">ATTiny4313 </text:p>
        </text:list-item>
      </text:list>
      <text:p text:style-name="P37"><text:soft-page-break/>Bits 7..4 – Res: Reserved Bits </text:p>
      <text:p text:style-name="P37">Bit 3 – PRTIM1: Power Reduction Timer/Counter1 </text:p>
      <text:p text:style-name="P37">Bit 2 – PRTIM0: Power Reduction Timer/Counter0 </text:p>
      <text:p text:style-name="P37">Bit 1 – PRUSI: Power Reduction USI </text:p>
      <text:p text:style-name="P37">Bit 0 – PRUSART: Power Reduction USART </text:p>
      <text:p text:style-name="P38">The firmware turns off ALL peripherals <text:span text:style-name="T258">using the PRR. T</text:span>he analogue comparators and the input port buffers <text:span text:style-name="T258">need to be powered off separately</text:span>. <text:span text:style-name="T259">O</text:span>ly the essential USART peripheral <text:span text:style-name="T259">is turned on </text:span>during transmission of results.</text:p>
      <text:p text:style-name="P38">The ADC if present must be disabled before turning off power otherwise it will remain powered.</text:p>
      <text:h text:style-name="P211" text:outline-level="1">Opto<text:span text:style-name="T182">Electronics</text:span></text:h>
      <text:p text:style-name="P79"><text:span text:style-name="T89">F</text:span><text:span text:style-name="T18">or the first prototype the </text:span><text:span text:style-name="T90">LNJ026X8BRA1 </text:span><text:span text:style-name="T18">LED and the S1133 photodiode was used.</text:span></text:p>
      <text:h text:style-name="Heading_20_2" text:outline-level="2">Photodiodes</text:h>
      <text:list xml:id="list3654936172309753051" text:style-name="L12">
        <text:list-item>
          <text:p text:style-name="P149">S1133 photodiode. 8Mm <text:span text:style-name="T214">x 6mm x</text:span> <text:span text:style-name="T212">1.5mm</text:span>. This can be mounted as though hole or directly on the underside of the board. <text:span text:style-name="T208">Physically the direct mounting leaves adequate clearance. Maximum spectral response is in the visible range, 720nm, which is midway into the red, giving 0.4A/W. The component is obsolete.</text:span></text:p>
        </text:list-item>
        <text:list-item>
          <text:p text:style-name="P151"><text:span text:style-name="T213">VBPW34S</text:span> <text:span text:style-name="T213">photodiode. 6.4mm x 3.9mm x 1.2mm, white 430nm to 1100nm. Forward Vmax 1.3V.</text:span></text:p>
        </text:list-item>
        <text:list-item>
          <text:p text:style-name="P183"><text:span text:style-name="T92">SFH2270R </text:span><text:span text:style-name="T91">photodiode. </text:span><text:span text:style-name="T93">5</text:span><text:span text:style-name="T95">m</text:span><text:span text:style-name="T93">m x 3mm, </text:span><text:span text:style-name="T94">2.1mm high</text:span><text:span text:style-name="T93"> </text:span><text:span text:style-name="T94">underside mounting</text:span><text:span text:style-name="T93">. Maximum spectral response 560nm in the yellow. </text:span><text:span text:style-name="T97">Appears to be discontinued.</text:span></text:p>
        </text:list-item>
        <text:list-item>
          <text:p text:style-name="P184"><text:bookmark-start text:name="__DdeLink__3028_625803547"/>TEMD6010FX01<text:bookmark-end text:name="__DdeLink__3028_625803547"/><text:span text:style-name="T93"> </text:span><text:span text:style-name="T95">photodiode. 4m</text:span><text:span text:style-name="T93">m</text:span><text:span text:style-name="T95"> x 2m</text:span><text:span text:style-name="T93">m</text:span><text:span text:style-name="T95"> x 1.05m</text:span><text:span text:style-name="T93">m, </text:span><text:span text:style-name="T98">visible range</text:span><text:span text:style-name="T95"> 430nm to 610nm </text:span><text:span text:style-name="T96">with smaller peak at about 890nm </text:span><text:span text:style-name="T99">in the IR</text:span><text:span text:style-name="T95">.</text:span></text:p>
        </text:list-item>
      </text:list>
      <text:h text:style-name="Heading_20_2" text:outline-level="2">LED<text:span text:style-name="T173">s</text:span></text:h>
      <text:list xml:id="list4149646482506534280" text:style-name="L13">
        <text:list-item>
          <text:p text:style-name="P154">SFH4056 through-hole <text:span text:style-name="T180">or surface mount IR.</text:span> 1.7mm by 3.3mm, 1mm height, 0.7mm through hole.<text:span text:style-name="T178"> Peaks at 850nm. Appears to be discontinued.</text:span></text:p>
        </text:list-item>
        <text:list-item>
          <text:p text:style-name="P155">SFH4258 surface mount IR. 3.4mm by 3.0mm. 3.5mm height. Through hole mounting requires precise hole diameter.<text:span text:style-name="T178"> Peaks at 850nm.</text:span></text:p>
        </text:list-item>
        <text:list-item>
          <text:p text:style-name="P152">LNJ026X8BRA1 white bright. <text:span text:style-name="T181">1.6mm by 0.8mm, 0.35mm height. About 40mcd at 5mA white, that is, spread over the spectrum. Appears to be discontinued.</text:span></text:p>
        </text:list-item>
        <text:list-item>
          <text:p text:style-name="P156">OP280PS LED SMD. Infrared. <text:span text:style-name="T178">2.2mm by 3.5mm, 2mm height. Peaks at 850nm. Appears to be discontinued.</text:span></text:p>
        </text:list-item>
        <text:list-item>
          <text:p text:style-name="P157">VSMY2850 <text:span text:style-name="T179">through-hole Infrared. </text:span>2.2mm by 2.2mm. 2.8mm height, 1.2mm through hole.<text:span text:style-name="T178"> Peaks at 850nm.</text:span></text:p>
        </text:list-item>
        <text:list-item>
          <text:p text:style-name="P153"><text:soft-page-break/>APD3224ZGC-F01 3.2mm x 2.4mm green clear SMD. <text:span text:style-name="T209">Peaks at about 520nm with 1900mcd at 20mA. Appears to be discontinued.</text:span></text:p>
        </text:list-item>
        <text:list-item>
          <text:p text:style-name="P153">LOT77K-LIM2-24-Z LED top-led <text:span text:style-name="T211">6mm x 2.6mm</text:span> orange 606nm SMD. <text:span text:style-name="T210">11...28mcd at 5mA. Appears to be discontinued.</text:span></text:p>
        </text:list-item>
      </text:list>
      <text:h text:style-name="P127" text:outline-level="2">Detection</text:h>
      <text:p text:style-name="P78">The photodiode current is passed through a BJT with a 270K collector resistor and hence to a MAX952 comparator with a 1M positive feedback resistor. The source resistance of the resistor network is about 135K (270K paralleled with an equivalent value from the BJT to reach the reference voltage 1.2V). The 3.3V high output from the comparator will then add an additional 300mV which will be the hysteresis range, that is the input signal will trigger at 1.2V on the rising edge and 0.9V on the falling edge.</text:p>
      <text:h text:style-name="P212" text:outline-level="1">Other Considerations</text:h>
      <text:h text:style-name="P122" text:outline-level="2">Power Supply Voltage</text:h>
      <text:p text:style-name="P21">The MAX953 or MAX954 operational amplifier/comparator combination will work down to 2.4V, while the <text:span text:style-name="T137">A</text:span>VR will work down to 1.8V and the XBee to 2.1V.</text:p>
      <text:p text:style-name="P33">The LED may require a higher voltage. <text:span text:style-name="T148">A</text:span>t <text:span text:style-name="T148">2</text:span>0 <text:span text:style-name="T16">μ</text:span><text:span text:style-name="T12">A </text:span>it will <text:span text:style-name="T148">drop about 2V leaving little margin for controlling current if the battery voltage drops.</text:span></text:p>
      <text:h text:style-name="Heading_20_2" text:outline-level="2">XBee RF Performance</text:h>
      <text:p text:style-name="P34">The XBee variations available have the following RF performance specifications:</text:p>
      <text:p text:style-name="P34"/>
      <table:table table:name="Table3" table:style-name="Table3">
        <table:table-column table:style-name="Table3.A" table:number-columns-repeated="4"/>
        <table:table-row>
          <table:table-cell table:style-name="Table3.A1" office:value-type="string">
            <text:p text:style-name="P101">RF Spec</text:p>
          </table:table-cell>
          <table:table-cell table:style-name="Table3.A1" office:value-type="string">
            <text:p text:style-name="P101">Xbee-ZB</text:p>
          </table:table-cell>
          <table:table-cell table:style-name="Table3.C1" office:value-type="string">
            <text:p text:style-name="P101">XBee-Pro ZB (S2)</text:p>
          </table:table-cell>
          <table:table-cell table:style-name="Table3.D1" office:value-type="string">
            <text:p text:style-name="P101">XBee-Pro ZB (S2B)</text:p>
          </table:table-cell>
        </table:table-row>
        <table:table-row>
          <table:table-cell table:style-name="Table3.A2" office:value-type="string">
            <text:p text:style-name="P115">Tx Power</text:p>
          </table:table-cell>
          <table:table-cell table:style-name="Table3.B2" office:value-type="string">
            <text:p text:style-name="P115">2mW</text:p>
          </table:table-cell>
          <table:table-cell table:style-name="Table3.C2" office:value-type="string">
            <text:p text:style-name="P115">50mW/10mW</text:p>
          </table:table-cell>
          <table:table-cell table:style-name="Table3.D2" office:value-type="string">
            <text:p text:style-name="P115">63mW/10mW</text:p>
          </table:table-cell>
        </table:table-row>
        <table:table-row>
          <table:table-cell table:style-name="Table3.A3" office:value-type="string">
            <text:p text:style-name="P115">Rx Sensitivity</text:p>
          </table:table-cell>
          <table:table-cell table:style-name="Table3.B3" office:value-type="string">
            <text:p text:style-name="P114">-<text:span text:style-name="T223">96dBm</text:span></text:p>
          </table:table-cell>
          <table:table-cell table:style-name="Table3.C3" office:value-type="string">
            <text:p text:style-name="P114">-<text:span text:style-name="T223">102dBm</text:span></text:p>
          </table:table-cell>
          <table:table-cell table:style-name="Table3.D3" office:value-type="string">
            <text:p text:style-name="P114">-<text:span text:style-name="T223">102dBm</text:span></text:p>
          </table:table-cell>
        </table:table-row>
      </table:table>
      <text:p text:style-name="P35">Xbees operate on the ISM 2.4GHz band <text:span text:style-name="T224">and are limited to 10mW in Australia</text:span>.</text:p>
      <text:h text:style-name="Heading_20_2" text:outline-level="2">Board Layout</text:h>
      <text:h text:style-name="Heading_20_3" text:outline-level="3">Components</text:h>
      <text:p text:style-name="P28"><text:span text:style-name="T178">Apart from the Opto components, t</text:span>he following packages are <text:span text:style-name="T174">needed</text:span> for the integrated circuits:</text:p>
      <text:list xml:id="list2028940422458247812" text:style-name="L14">
        <text:list-item>
          <text:p text:style-name="P158">ATTiny4313. SOIC 10mm x 13mm. VQFN 3mm x 3mm.</text:p>
        </text:list-item>
        <text:list-item>
          <text:p text:style-name="P158">ATTiny841. SOIC 8.5mm x 6mm. VQFN 3mm x 3mm.</text:p>
        </text:list-item>
        <text:list-item>
          <text:p text:style-name="P159">TPS77033. DBV package 3mm x 3mm.</text:p>
        </text:list-item>
        <text:list-item>
          <text:p text:style-name="P185"><text:span text:style-name="T18">MAX952ESA. SO-</text:span><text:span text:style-name="T81">8</text:span><text:span text:style-name="T18"> package 5mm x 6mm.</text:span></text:p>
        </text:list-item>
        <text:list-item>
          <text:p text:style-name="P150">S9014 BJT.</text:p>
        </text:list-item>
      </text:list>
      <text:h text:style-name="P220" text:outline-level="3"><text:soft-page-break/>PCB</text:h>
      <text:p text:style-name="P27">The PCB needs attention to the physical s<text:span text:style-name="T175">t</text:span>ructure. </text:p>
      <text:list xml:id="list27366138492120877" text:style-name="L15">
        <text:list-item>
          <text:p text:style-name="P160">PCB diameter 58.5mm.</text:p>
        </text:list-item>
        <text:list-item>
          <text:p text:style-name="P161">Copper diameter 52.5mm.</text:p>
        </text:list-item>
        <text:list-item>
          <text:p text:style-name="P186"><text:span text:style-name="T18">Web fingers 10.5mm long , </text:span><text:span text:style-name="T84">8mm high.</text:span></text:p>
        </text:list-item>
        <text:list-item>
          <text:p text:style-name="P187"><text:span text:style-name="T84">C</text:span><text:span text:style-name="T18">entral area between web 37.5mm </text:span><text:span text:style-name="T85">diameter</text:span><text:span text:style-name="T18">.</text:span></text:p>
        </text:list-item>
        <text:list-item>
          <text:p text:style-name="P160">Disk diameter 30mm, slots 4mm long, 1mm from rim.</text:p>
        </text:list-item>
        <text:list-item>
          <text:p text:style-name="P160">Magnet holder 11mm <text:span text:style-name="T175">diameter.</text:span></text:p>
        </text:list-item>
        <text:list-item>
          <text:p text:style-name="P162">Shaft 5.5mm with <text:span text:style-name="T175">PCB </text:span>hole at 8.5mm for inserted grommet with 6mm hole.</text:p>
        </text:list-item>
      </text:list>
      <text:p text:style-name="P27">LED mount must be placed between the web fingers and the magnet holder, outer diameter 36mm, inner diameter 12mm. This leaves only 6mm at the rim for mounts to pass between the LED mount and the main PCB.</text:p>
      <text:p text:style-name="P27">The LED must be mounted at the point <text:span text:style-name="T172">12.5mm from the centre. The supports could be stiff wire soldered at three points. Alternatively thin bolts alternating with stiff wire acting as spacers. Separation of boards 5mm.</text:span></text:p>
      <text:h text:style-name="Heading_20_2" text:outline-level="2">Components</text:h>
      <text:p text:style-name="P25"><text:span text:style-name="T158">P</text:span>ackage sizes <text:span text:style-name="T159">for passives </text:span>“metric 2012 <text:span text:style-name="T168">(imperial 0805)</text:span>” minimum to <text:span text:style-name="T159">ease</text:span> manual handling.</text:p>
      <text:p text:style-name="P24">Schottky <text:span text:style-name="T164">d</text:span>iode<text:span text:style-name="T165">s are proposed</text:span> for combining dual batteries in parallel. Most diodes available <text:span text:style-name="T169">however </text:span>either have high forward current and consequently large package, or have a forward voltage that is too high. As a result only one battery <text:span text:style-name="T170">connection </text:span>will be <text:span text:style-name="T170">provided</text:span> <text:span text:style-name="T163">until a suitable device is found</text:span>.</text:p>
      <text:list xml:id="list408838303373623651" text:style-name="L16">
        <text:list-item>
          <text:p text:style-name="P163">Resistor. <text:span text:style-name="T155">Eg</text:span> SUSUMU - RR1220P-333-D - RESISTOR, THIN FILM, 33K<text:span text:style-name="T17">Ω</text:span>, 100mW, 0.5%, <text:span text:style-name="T156">metric 2012 (imperial 0805).</text:span></text:p>
        </text:list-item>
        <text:list-item>
          <text:p text:style-name="P164">Electrolytic Tantalum capacitor eg <text:span text:style-name="T157">VISHAY SPRAGUE - 293D106X9016A2TE3 - CAP, TANT, 10UF, 16V</text:span> ESR <text:span text:style-name="T157">3</text:span><text:span text:style-name="T17">Ω</text:span> <text:span text:style-name="T158">metric 3216 (imperial 1206).</text:span></text:p>
        </text:list-item>
        <text:list-item>
          <text:p text:style-name="P165">Ceramic capacitor eg AVX - 08051C104JAT2A - CAP, MLCC, X7R, 100NF, 100V<text:span text:style-name="T154">, metric 2012 (imperial 0805).</text:span></text:p>
        </text:list-item>
        <text:list-item>
          <text:p text:style-name="P166">Inductor eg COILCRAFT - 0805PS-102KLC - INDUCTOR, PWR, 1UH, 1.6A, 10%,340MHZ<text:span text:style-name="T154">, metric 2012 (imperial 0805). Not used at this stage.</text:span></text:p>
        </text:list-item>
        <text:list-item>
          <text:p text:style-name="P167">ATTiny4313. SOIC 20S2 package.</text:p>
        </text:list-item>
        <text:list-item>
          <text:p text:style-name="P167">XBee package 20 pin DIL length 27.61mm, width 24.38mm, pin row spacing 22mm, 0.51mm pins spaced at 2mm (total length 18mm).</text:p>
        </text:list-item>
        <text:list-item>
          <text:p text:style-name="P168">BJT. The S9014 appears to be difficult to find. We need an equivalent with <text:span text:style-name="T167">3 lead</text:span> package style SOT-23.</text:p>
        </text:list-item>
        <text:list-item>
          <text:p text:style-name="P169"><text:soft-page-break/>MOSFET eg NXP - PMBF170,215 - MOSFET, N, SOT-23.</text:p>
        </text:list-item>
        <text:list-item>
          <text:p text:style-name="P170">Op Amp package style 8 pin. Eg the LM158 available as M08A. <text:span text:style-name="T160">The MAX952ESA is available as 8-SOIC (SOIC-8?).</text:span></text:p>
        </text:list-item>
        <text:list-item>
          <text:p text:style-name="P171">The regulator TPS77033 has a 5-<text:span text:style-name="T166">lead</text:span> SOT-23 <text:span text:style-name="T166">(rj-5) </text:span>package.</text:p>
        </text:list-item>
        <text:list-item>
          <text:p text:style-name="P172">The programming connector <text:span text:style-name="T161">should</text:span> be a 6 pin header, 2mm pitch, eg MOLEX - 87758-0616 - HEADER, SQUARE PIN, M/GRID, 6WAY, <text:span text:style-name="T161">or a socket style connector. A possible matching line socket connector might be JST (JAPAN SOLDERLESS TERMINALS) - 06P-SJN - HOUSING, RECEPTACLE, CRIMP, 2MM, 6WAY.</text:span></text:p>
        </text:list-item>
        <text:list-item>
          <text:p text:style-name="P173">The XBee adaptor is used if the XBee is mounted on a separate board and need not be a<text:span text:style-name="T162">n actual</text:span> connector. <text:span text:style-name="T162">It could be mounted over the area set aside for the on-board XBee.</text:span></text:p>
        </text:list-item>
      </text:list>
      <text:h text:style-name="Heading_20_2" text:outline-level="2"><text:span text:style-name="T138">AVR </text:span>Pin Allocations</text:h>
      <text:h text:style-name="Heading_20_3" text:outline-level="3">ATTiny4313</text:h>
      <text:p text:style-name="P57"><text:span text:style-name="T75">Tentative Pin Allocation ATTiny</text:span><text:span text:style-name="T77">4313</text:span><text:span text:style-name="T75"><text:line-break/><text:line-break/>1. </text:span><text:span text:style-name="T76">PA2 - RESET (pullup with capacitor for power-on reset)</text:span><text:span text:style-name="T75"><text:line-break/>2. P</text:span><text:span text:style-name="T76">D</text:span><text:span text:style-name="T75">0</text:span><text:span text:style-name="T76"> - RXD from XBee</text:span><text:span text:style-name="T75"><text:line-break/>3. P</text:span><text:span text:style-name="T76">D</text:span><text:span text:style-name="T75">1</text:span><text:span text:style-name="T76"> - </text:span><text:span text:style-name="T78">T</text:span><text:span text:style-name="T76">XD from XBee</text:span><text:span text:style-name="T75"><text:line-break/>4. P</text:span><text:span text:style-name="T76">A1 - </text:span><text:span text:style-name="T80">CTS</text:span><text:span text:style-name="T75"><text:line-break/>5. P</text:span><text:span text:style-name="T76">A0 - </text:span><text:span text:style-name="T80">RTS</text:span><text:span text:style-name="T75"><text:line-break/>6. P</text:span><text:span text:style-name="T76">D2 - INT0 level interrupt from counter (wakeup)</text:span><text:span text:style-name="T75"><text:line-break/>7. P</text:span><text:span text:style-name="T76">D3 - </text:span><text:span text:style-name="T79">Test output</text:span><text:span text:style-name="T75"><text:line-break/>8. P</text:span><text:span text:style-name="T76">D4</text:span><text:span text:style-name="T75"><text:line-break/>9. P</text:span><text:span text:style-name="T76">D5 - </text:span><text:span text:style-name="T82">Battery Measurement Control</text:span><text:span text:style-name="T75"><text:line-break/>10. </text:span><text:span text:style-name="T76">GND</text:span><text:span text:style-name="T75"><text:line-break/>11. P</text:span><text:span text:style-name="T76">D6</text:span><text:span text:style-name="T75"><text:line-break/></text:span>1<text:span text:style-name="T139">2</text:span>. PB0<text:line-break/><text:span text:style-name="T139">13</text:span>. PB1 - <text:span text:style-name="T140">Xbee On/Sleep</text:span><text:line-break/><text:span text:style-name="T139">14</text:span>. PB<text:span text:style-name="T139">2 - XBee Reset</text:span><text:line-break/><text:span text:style-name="T139">15</text:span>. PB<text:span text:style-name="T139">3 - XBee Sleep_Rq</text:span><text:line-break/><text:span text:style-name="T139">16</text:span>. P<text:span text:style-name="T139">B4 - Bootloader enable</text:span><text:line-break/><text:span text:style-name="T139">17</text:span>. P<text:span text:style-name="T139">B5 - MOSI (for firmware load)</text:span><text:line-break/><text:span text:style-name="T139">18</text:span>. P<text:span text:style-name="T139">B6 - MISO (for firmware load)</text:span><text:line-break/><text:span text:style-name="T139">19</text:span>. PB<text:span text:style-name="T139">7 - SCK (for firmware load)</text:span><text:line-break/><text:span text:style-name="T139">20</text:span>. <text:span text:style-name="T139">VCC</text:span><text:span text:style-name="T75"> (1.8V to 5.5V)</text:span></text:p>
      <text:h text:style-name="Heading_20_3" text:outline-level="3">ATTiny<text:span text:style-name="T177">8</text:span>41</text:h>
      <text:p text:style-name="P29">Tentative Pin Allocation ATTiny441/841<text:line-break/><text:line-break/>1. VCC (1.<text:span text:style-name="T146">7</text:span>V to <text:span text:style-name="T146">6.0</text:span>V)<text:line-break/>2. PB0 - Bootloader enable<text:line-break/>3. PB1 - INT0 level interrupt from counter (wakeup)<text:line-break/>4. PB3 - RESET (pullup with capacitor for power-on reset)<text:line-break/>5. PB2 - XBee <text:span text:style-name="T142">R</text:span>eset<text:line-break/>6. PA7 - <text:span text:style-name="T176">Battery voltage enable</text:span><text:line-break/><text:soft-page-break/>7. PA6 - <text:span text:style-name="T140">(MOSI)</text:span><text:line-break/>8. PA5 - <text:span text:style-name="T143">(MISO)</text:span><text:line-break/>9. PA4 - <text:span text:style-name="T141">(SCK)</text:span><text:line-break/>10. PA3 - XBee <text:span text:style-name="T142">Sl</text:span>eep_<text:span text:style-name="T142">R</text:span>q<text:line-break/>11. PA2 - <text:span text:style-name="T144">R</text:span>XD0 <text:span text:style-name="T145">from</text:span> XBee<text:line-break/>12. PA1 - <text:span text:style-name="T144">T</text:span>XD0 <text:span text:style-name="T145">to</text:span> XBee<text:line-break/>13. PA0 - <text:span text:style-name="T140">Xbee On/Sleep</text:span><text:line-break/>14. GND</text:p>
      <text:h text:style-name="Heading_20_2" text:outline-level="2">Tests</text:h>
      <text:p text:style-name="P20">These tests operate various scenarios to measure the power drain. ATTiny4313 was used.</text:p>
      <text:h text:style-name="Heading_20_3" text:outline-level="3">AVR active, all peripherals off</text:h>
      <text:list xml:id="list9031062644523549485" text:style-name="L17">
        <text:list-item>
          <text:p text:style-name="P174">1MHz clock, 400 <text:span text:style-name="T16">μ</text:span><text:span text:style-name="T12">A at 3.3V supply voltage. Agrees with datasheet.</text:span></text:p>
        </text:list-item>
        <text:list-item>
          <text:p text:style-name="P175">1MHz clock, <text:span text:style-name="T124">USART powered on, not in use, </text:span>4<text:span text:style-name="T124">11</text:span> <text:span text:style-name="T16">μ</text:span><text:span text:style-name="T12">A.</text:span></text:p>
        </text:list-item>
      </text:list>
      <text:h text:style-name="Heading_20_3" text:outline-level="3">AVR Sleeping, Watchdog Timer Enabled</text:h>
      <text:list xml:id="list5412158031399451567" text:style-name="L18">
        <text:list-item>
          <text:p text:style-name="P176">4.6 <text:s/><text:span text:style-name="T16">μ</text:span><text:span text:style-name="T12">A at 3.3V supply voltage, </text:span>agrees with datasheet.</text:p>
        </text:list-item>
      </text:list>
      <text:h text:style-name="Heading_20_3" text:outline-level="3">AVR Sleeping with <text:span text:style-name="T147">400Hz Signal Wakeup</text:span></text:h>
      <text:p text:style-name="P22">The watchdog timer is set to wakeup at maximum time, 8 seconds. The active AVR then sleeps again until 10 seconds has elapsed (this will be made configurable).</text:p>
      <text:p text:style-name="P23">A <text:span text:style-name="T149">continuous </text:span>400Hz signal, representing the maximum signal rate, draws 7 <text:span text:style-name="T16">μ</text:span><text:span text:style-name="T12">A at 3.3V supply voltage. This includes wake from sleep with both WDT and interrupt, and a small test on the signal counter and the WDT counter. Current at 5V supply is 12.9 </text:span><text:span text:style-name="T16">μ</text:span><text:span text:style-name="T12">A.</text:span></text:p>
      <text:h text:style-name="P128" text:outline-level="2">XBee Compatibility</text:h>
      <text:p text:style-name="P58">Some XBee networking modes are incompatible with Zigbee devices.</text:p>
      <text:p text:style-name="P59"><text:span text:style-name="T171">From </text:span><text:a xlink:type="simple" xlink:href="https://www.sparkfun.com/pages/xbee_guide" text:style-name="Internet_20_link" text:visited-style-name="Visited_20_Internet_20_Link"><text:span text:style-name="T171">https://www.sparkfun.com/pages/xbee_guide</text:span></text:a><text:span text:style-name="T171"> t</text:span>hese different devices are:</text:p>
      <text:list xml:id="list3642549655921225806" text:style-name="L19">
        <text:list-item>
          <text:p text:style-name="P188">XBee Series 1. Point-point. Incompatible with other series.</text:p>
        </text:list-item>
        <text:list-item>
          <text:p text:style-name="P188">XBee Z<text:span text:style-name="T171">N</text:span>et Series 2.<text:span text:style-name="T171">5</text:span>. Now obsolete.</text:p>
        </text:list-item>
        <text:list-item>
          <text:p text:style-name="P188">XBee ZB <text:span text:style-name="T171">(Series 2). Currently being used. ardware same as ZNet Series 2.5.</text:span></text:p>
        </text:list-item>
        <text:list-item>
          <text:p text:style-name="P189">XBee 2B. Improved hardware. Same as ZB firmware.</text:p>
        </text:list-item>
        <text:list-item>
          <text:p text:style-name="P190">XBee 900MHz. Runs either point-multipoint or Digimesh.</text:p>
        </text:list-item>
        <text:list-item>
          <text:p text:style-name="P190">XBee XSC. Same as 900MHz but longer range,lower datarate.</text:p>
        </text:list-item>
        <text:list-item>
          <text:p text:style-name="P190">XBee XSC S3B. Higher power version.</text:p>
        </text:list-item>
      </text:list>
      <text:p text:style-name="P58">The XBee ZB firmware is based on the EmberZNet 3.x ZigBee PRO Feature Set mesh networking stack, while the XBee ZNet 2.5 firmware is based on Ember's proprietary "designed for ZigBee" mesh stack (EmberZNet 2.5.x).</text:p>
      <text:h text:style-name="P129" text:outline-level="2"><text:soft-page-break/>Xbee Settings</text:h>
      <text:p text:style-name="P75">All MACs start with 0013A200.</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E"/>
        <table:table-column table:style-name="Table1.I"/>
        <table:table-row>
          <table:table-cell table:style-name="Table1.A1" office:value-type="string">
            <text:p text:style-name="P98"/>
          </table:table-cell>
          <table:table-cell table:style-name="Table1.A1" office:value-type="string">
            <text:p text:style-name="P98"/>
          </table:table-cell>
          <table:table-cell table:style-name="Table1.A1" office:value-type="string">
            <text:p text:style-name="P99">MAC</text:p>
          </table:table-cell>
          <table:table-cell table:style-name="Table1.A1" office:value-type="string">
            <text:p text:style-name="P99">BAUD</text:p>
          </table:table-cell>
          <table:table-cell table:style-name="Table1.A1" office:value-type="string">
            <text:p text:style-name="P100">SM</text:p>
          </table:table-cell>
          <table:table-cell table:style-name="Table1.A1" office:value-type="string">
            <text:p text:style-name="P100">SN/SP</text:p>
          </table:table-cell>
          <table:table-cell table:style-name="Table1.A1" office:value-type="string">
            <text:p text:style-name="P100">ST</text:p>
          </table:table-cell>
          <table:table-cell table:style-name="Table1.A1" office:value-type="string">
            <text:p text:style-name="P100">SO</text:p>
          </table:table-cell>
          <table:table-cell table:style-name="Table1.I1" office:value-type="string">
            <text:p text:style-name="P98"/>
          </table:table-cell>
        </table:table-row>
        <table:table-row>
          <table:table-cell table:style-name="Table1.A2" office:value-type="string">
            <text:p text:style-name="P93">Coordinator</text:p>
          </table:table-cell>
          <table:table-cell table:style-name="Table1.A2" office:value-type="string">
            <text:p text:style-name="Table_20_Contents"/>
          </table:table-cell>
          <table:table-cell table:style-name="Table1.A2" office:value-type="string">
            <text:p text:style-name="P95">4089DEBC</text:p>
          </table:table-cell>
          <table:table-cell table:style-name="Table1.A2" office:value-type="string">
            <text:p text:style-name="P96">38600</text:p>
          </table:table-cell>
          <table:table-cell table:style-name="Table1.A2" office:value-type="string">
            <text:p text:style-name="P105">0</text:p>
          </table:table-cell>
          <table:table-cell table:style-name="Table1.A2" office:value-type="string">
            <text:p text:style-name="P105">B50/AF0</text:p>
          </table:table-cell>
          <table:table-cell table:style-name="Table1.A2" office:value-type="string">
            <text:p text:style-name="Table_20_Contents">-</text:p>
          </table:table-cell>
          <table:table-cell table:style-name="Table1.A2" office:value-type="string">
            <text:p text:style-name="P105">0</text:p>
          </table:table-cell>
          <table:table-cell table:style-name="Table1.I2" office:value-type="string">
            <text:p text:style-name="P110">Whip</text:p>
          </table:table-cell>
        </table:table-row>
        <table:table-row>
          <table:table-cell table:style-name="Table1.A2" office:value-type="string">
            <text:p text:style-name="P94">Coordinator</text:p>
          </table:table-cell>
          <table:table-cell table:style-name="Table1.A2" office:value-type="string">
            <text:p text:style-name="Table_20_Contents"/>
          </table:table-cell>
          <table:table-cell table:style-name="Table1.A2" office:value-type="string">
            <text:p text:style-name="P108">408B4B30</text:p>
          </table:table-cell>
          <table:table-cell table:style-name="Table1.A2" office:value-type="string">
            <text:p text:style-name="P102"/>
          </table:table-cell>
          <table:table-cell table:style-name="Table1.A2" office:value-type="string">
            <text:p text:style-name="P105"/>
          </table:table-cell>
          <table:table-cell table:style-name="Table1.A2" office:value-type="string">
            <text:p text:style-name="P105"/>
          </table:table-cell>
          <table:table-cell table:style-name="Table1.A2" office:value-type="string">
            <text:p text:style-name="P106"/>
          </table:table-cell>
          <table:table-cell table:style-name="Table1.A2" office:value-type="string">
            <text:p text:style-name="P105"/>
          </table:table-cell>
          <table:table-cell table:style-name="Table1.I2" office:value-type="string">
            <text:p text:style-name="P110">Whip</text:p>
          </table:table-cell>
        </table:table-row>
        <table:table-row>
          <table:table-cell table:style-name="Table1.A2" office:value-type="string">
            <text:p text:style-name="P93">Router 1</text:p>
          </table:table-cell>
          <table:table-cell table:style-name="Table1.A2" office:value-type="string">
            <text:p text:style-name="Table_20_Contents"/>
          </table:table-cell>
          <table:table-cell table:style-name="Table1.A2" office:value-type="string">
            <text:p text:style-name="P95">408B4B82</text:p>
          </table:table-cell>
          <table:table-cell table:style-name="Table1.A2" office:value-type="string">
            <text:p text:style-name="P102">38400</text:p>
          </table:table-cell>
          <table:table-cell table:style-name="Table1.A2" office:value-type="string">
            <text:p text:style-name="P105">0</text:p>
          </table:table-cell>
          <table:table-cell table:style-name="Table1.A2" office:value-type="string">
            <text:p text:style-name="P105">B50/AF0</text:p>
          </table:table-cell>
          <table:table-cell table:style-name="Table1.A2" office:value-type="string">
            <text:p text:style-name="P106">-</text:p>
          </table:table-cell>
          <table:table-cell table:style-name="Table1.A2" office:value-type="string">
            <text:p text:style-name="P105">0</text:p>
          </table:table-cell>
          <table:table-cell table:style-name="Table1.I2" office:value-type="string">
            <text:p text:style-name="P110">Whip</text:p>
          </table:table-cell>
        </table:table-row>
        <table:table-row>
          <table:table-cell table:style-name="Table1.A2" office:value-type="string">
            <text:p text:style-name="P93">End 2</text:p>
          </table:table-cell>
          <table:table-cell table:style-name="Table1.A2" office:value-type="string">
            <text:p text:style-name="Table_20_Contents"/>
          </table:table-cell>
          <table:table-cell table:style-name="Table1.A2" office:value-type="string">
            <text:p text:style-name="P96">4089DECC</text:p>
          </table:table-cell>
          <table:table-cell table:style-name="Table1.A2" office:value-type="string">
            <text:p text:style-name="P97">38600</text:p>
          </table:table-cell>
          <table:table-cell table:style-name="Table1.A2" office:value-type="string">
            <text:p text:style-name="P105">5</text:p>
          </table:table-cell>
          <table:table-cell table:style-name="Table1.A2" office:value-type="string">
            <text:p text:style-name="P105">B40/AF0</text:p>
          </table:table-cell>
          <table:table-cell table:style-name="Table1.A2" office:value-type="string">
            <text:p text:style-name="P106">1F4</text:p>
          </table:table-cell>
          <table:table-cell table:style-name="Table1.A2" office:value-type="string">
            <text:p text:style-name="P105">6</text:p>
          </table:table-cell>
          <table:table-cell table:style-name="Table1.I2" office:value-type="string">
            <text:p text:style-name="P110">Whip</text:p>
          </table:table-cell>
        </table:table-row>
        <table:table-row>
          <table:table-cell table:style-name="Table1.A2" office:value-type="string">
            <text:p text:style-name="P93">End 3</text:p>
          </table:table-cell>
          <table:table-cell table:style-name="Table1.A2" office:value-type="string">
            <text:p text:style-name="Table_20_Contents"/>
          </table:table-cell>
          <table:table-cell table:style-name="Table1.A2" office:value-type="string">
            <text:p text:style-name="P95">4079A7D7</text:p>
          </table:table-cell>
          <table:table-cell table:style-name="Table1.A2" office:value-type="string">
            <text:p text:style-name="P97">38600</text:p>
          </table:table-cell>
          <table:table-cell table:style-name="Table1.A2" office:value-type="string">
            <text:p text:style-name="P105">5</text:p>
          </table:table-cell>
          <table:table-cell table:style-name="Table1.A2" office:value-type="string">
            <text:p text:style-name="P112">1/300</text:p>
          </table:table-cell>
          <table:table-cell table:style-name="Table1.A2" office:value-type="string">
            <text:p text:style-name="P112">128</text:p>
          </table:table-cell>
          <table:table-cell table:style-name="Table1.A2" office:value-type="string">
            <text:p text:style-name="P112">2</text:p>
          </table:table-cell>
          <table:table-cell table:style-name="Table1.I2" office:value-type="string">
            <text:p text:style-name="P110">Whip</text:p>
          </table:table-cell>
        </table:table-row>
        <table:table-row>
          <table:table-cell table:style-name="Table1.A2" office:value-type="string">
            <text:p text:style-name="P93">Router 4</text:p>
          </table:table-cell>
          <table:table-cell table:style-name="Table1.A2" office:value-type="string">
            <text:p text:style-name="Table_20_Contents"/>
          </table:table-cell>
          <table:table-cell table:style-name="Table1.A2" office:value-type="string">
            <text:p text:style-name="P95">4094570A</text:p>
          </table:table-cell>
          <table:table-cell table:style-name="Table1.A2" office:value-type="string">
            <text:p text:style-name="P102">38400</text:p>
          </table:table-cell>
          <table:table-cell table:style-name="Table1.A2" office:value-type="string">
            <text:p text:style-name="P105">0</text:p>
          </table:table-cell>
          <table:table-cell table:style-name="Table1.A2" office:value-type="string">
            <text:p text:style-name="P105">B50/AF0</text:p>
          </table:table-cell>
          <table:table-cell table:style-name="Table1.A2" office:value-type="string">
            <text:p text:style-name="P106">-</text:p>
          </table:table-cell>
          <table:table-cell table:style-name="Table1.A2" office:value-type="string">
            <text:p text:style-name="P105">0</text:p>
          </table:table-cell>
          <table:table-cell table:style-name="Table1.I2" office:value-type="string">
            <text:p text:style-name="P110">Whip</text:p>
          </table:table-cell>
        </table:table-row>
        <table:table-row>
          <table:table-cell table:style-name="Table1.A2" office:value-type="string">
            <text:p text:style-name="P93">Router 5</text:p>
          </table:table-cell>
          <table:table-cell table:style-name="Table1.A2" office:value-type="string">
            <text:p text:style-name="Table_20_Contents"/>
          </table:table-cell>
          <table:table-cell table:style-name="Table1.A2" office:value-type="string">
            <text:p text:style-name="P95">408B2CF3</text:p>
          </table:table-cell>
          <table:table-cell table:style-name="Table1.A2" office:value-type="string">
            <text:p text:style-name="P102">38400</text:p>
          </table:table-cell>
          <table:table-cell table:style-name="Table1.A2" office:value-type="string">
            <text:p text:style-name="P105">0</text:p>
          </table:table-cell>
          <table:table-cell table:style-name="Table1.A2" office:value-type="string">
            <text:p text:style-name="P105">B50/AF0</text:p>
          </table:table-cell>
          <table:table-cell table:style-name="Table1.A2" office:value-type="string">
            <text:p text:style-name="P106">-</text:p>
          </table:table-cell>
          <table:table-cell table:style-name="Table1.A2" office:value-type="string">
            <text:p text:style-name="P105">0</text:p>
          </table:table-cell>
          <table:table-cell table:style-name="Table1.I2" office:value-type="string">
            <text:p text:style-name="P110">Whip</text:p>
          </table:table-cell>
        </table:table-row>
        <table:table-row>
          <table:table-cell table:style-name="Table1.A2" office:value-type="string">
            <text:p text:style-name="P93">Router 6</text:p>
          </table:table-cell>
          <table:table-cell table:style-name="Table1.A2" office:value-type="string">
            <text:p text:style-name="Table_20_Contents"/>
          </table:table-cell>
          <table:table-cell table:style-name="Table1.A2" office:value-type="string">
            <text:p text:style-name="P95">408B2D12</text:p>
          </table:table-cell>
          <table:table-cell table:style-name="Table1.A2" office:value-type="string">
            <text:p text:style-name="P103">38400</text:p>
          </table:table-cell>
          <table:table-cell table:style-name="Table1.A2" office:value-type="string">
            <text:p text:style-name="P105">0</text:p>
          </table:table-cell>
          <table:table-cell table:style-name="Table1.A2" office:value-type="string">
            <text:p text:style-name="P105">B50/AF0</text:p>
          </table:table-cell>
          <table:table-cell table:style-name="Table1.A2" office:value-type="string">
            <text:p text:style-name="P106">-</text:p>
          </table:table-cell>
          <table:table-cell table:style-name="Table1.A2" office:value-type="string">
            <text:p text:style-name="P105">0</text:p>
          </table:table-cell>
          <table:table-cell table:style-name="Table1.I2" office:value-type="string">
            <text:p text:style-name="P110">Whip</text:p>
          </table:table-cell>
        </table:table-row>
        <table:table-row>
          <table:table-cell table:style-name="Table1.A2" office:value-type="string">
            <text:p text:style-name="P109">Router 7</text:p>
          </table:table-cell>
          <table:table-cell table:style-name="Table1.A2" office:value-type="string">
            <text:p text:style-name="Table_20_Contents"/>
          </table:table-cell>
          <table:table-cell table:style-name="Table1.A2" office:value-type="string">
            <text:p text:style-name="P109">408B2CF4</text:p>
          </table:table-cell>
          <table:table-cell table:style-name="Table1.A2" office:value-type="string">
            <text:p text:style-name="P113">9600</text:p>
          </table:table-cell>
          <table:table-cell table:style-name="Table1.A2" office:value-type="string">
            <text:p text:style-name="P105"/>
          </table:table-cell>
          <table:table-cell table:style-name="Table1.A2" office:value-type="string">
            <text:p text:style-name="P105"/>
          </table:table-cell>
          <table:table-cell table:style-name="Table1.A2" office:value-type="string">
            <text:p text:style-name="P106"/>
          </table:table-cell>
          <table:table-cell table:style-name="Table1.A2" office:value-type="string">
            <text:p text:style-name="P105"/>
          </table:table-cell>
          <table:table-cell table:style-name="Table1.I2" office:value-type="string">
            <text:p text:style-name="P110">Whip</text:p>
          </table:table-cell>
        </table:table-row>
        <table:table-row>
          <table:table-cell table:style-name="Table1.A2" office:value-type="string">
            <text:p text:style-name="P108">End 8</text:p>
          </table:table-cell>
          <table:table-cell table:style-name="Table1.A2" office:value-type="string">
            <text:p text:style-name="Table_20_Contents"/>
          </table:table-cell>
          <table:table-cell table:style-name="Table1.A2" office:value-type="string">
            <text:p text:style-name="P110">407675D3</text:p>
          </table:table-cell>
          <table:table-cell table:style-name="Table1.A2" office:value-type="string">
            <text:p text:style-name="P111">9600</text:p>
          </table:table-cell>
          <table:table-cell table:style-name="Table1.A2" office:value-type="string">
            <text:p text:style-name="P111">5</text:p>
          </table:table-cell>
          <table:table-cell table:style-name="Table1.A2" office:value-type="string">
            <text:p text:style-name="P112">1/300</text:p>
          </table:table-cell>
          <table:table-cell table:style-name="Table1.A2" office:value-type="string">
            <text:p text:style-name="P112">128</text:p>
          </table:table-cell>
          <table:table-cell table:style-name="Table1.A2" office:value-type="string">
            <text:p text:style-name="P112">2</text:p>
          </table:table-cell>
          <table:table-cell table:style-name="Table1.I2" office:value-type="string">
            <text:p text:style-name="P110">SMA</text:p>
          </table:table-cell>
        </table:table-row>
        <table:table-row>
          <table:table-cell table:style-name="Table1.A2" office:value-type="string">
            <text:p text:style-name="P93">Router 9 <text:span text:style-name="T250">(??)</text:span></text:p>
          </table:table-cell>
          <table:table-cell table:style-name="Table1.A2" office:value-type="string">
            <text:p text:style-name="Table_20_Contents"/>
          </table:table-cell>
          <table:table-cell table:style-name="Table1.A2" office:value-type="string">
            <text:p text:style-name="P95">4089DED8</text:p>
          </table:table-cell>
          <table:table-cell table:style-name="Table1.A2" office:value-type="string">
            <text:p text:style-name="P104">38400</text:p>
          </table:table-cell>
          <table:table-cell table:style-name="Table1.A2" office:value-type="string">
            <text:p text:style-name="P105">0</text:p>
          </table:table-cell>
          <table:table-cell table:style-name="Table1.A2" office:value-type="string">
            <text:p text:style-name="P105">B50/AF0</text:p>
          </table:table-cell>
          <table:table-cell table:style-name="Table1.A2" office:value-type="string">
            <text:p text:style-name="P106">-</text:p>
          </table:table-cell>
          <table:table-cell table:style-name="Table1.A2" office:value-type="string">
            <text:p text:style-name="P105">0</text:p>
          </table:table-cell>
          <table:table-cell table:style-name="Table1.I2" office:value-type="string">
            <text:p text:style-name="P110">Whip</text:p>
          </table:table-cell>
        </table:table-row>
        <table:table-row>
          <table:table-cell table:style-name="Table1.A2" office:value-type="string">
            <text:p text:style-name="P108">End <text:span text:style-name="T249">10</text:span></text:p>
          </table:table-cell>
          <table:table-cell table:style-name="Table1.A2" office:value-type="string">
            <text:p text:style-name="Table_20_Contents"/>
          </table:table-cell>
          <table:table-cell table:style-name="Table1.A2" office:value-type="string">
            <text:p text:style-name="P116">409A029F</text:p>
          </table:table-cell>
          <table:table-cell table:style-name="Table1.A2" office:value-type="string">
            <text:p text:style-name="P111">9600</text:p>
          </table:table-cell>
          <table:table-cell table:style-name="Table1.A2" office:value-type="string">
            <text:p text:style-name="P111">5</text:p>
          </table:table-cell>
          <table:table-cell table:style-name="Table1.A2" office:value-type="string">
            <text:p text:style-name="P112">1/300</text:p>
          </table:table-cell>
          <table:table-cell table:style-name="Table1.A2" office:value-type="string">
            <text:p text:style-name="P112">128</text:p>
          </table:table-cell>
          <table:table-cell table:style-name="Table1.A2" office:value-type="string">
            <text:p text:style-name="P112">2</text:p>
          </table:table-cell>
          <table:table-cell table:style-name="Table1.I2" office:value-type="string">
            <text:p text:style-name="P110">SMA</text:p>
          </table:table-cell>
        </table:table-row>
      </table:table>
      <text:p text:style-name="P80">SM is sleep mode 0=never sleep, 1=pin sleep, 4=cyclic sleep, 5=cyclic/pin sleep</text:p>
      <text:p text:style-name="P80">SP is sleep period in 10ms steps.</text:p>
      <text:p text:style-name="P80">SN is number of sleep periods multiplier.</text:p>
      <text:p text:style-name="P80">ST is <text:span text:style-name="T203">time in ms before </text:span>sleep: time to stay awake after sleep requested.</text:p>
      <text:p text:style-name="P80">SO is sleep option bits 1=stay awake whole ST time, 3=enable extended sleep.</text:p>
      <text:h text:style-name="P213" text:outline-level="1">Equipment</text:h>
      <text:p text:style-name="P81">The equipment available for prototype testing:</text:p>
      <text:list xml:id="list1788518710438624826" text:style-name="L20">
        <text:list-item>
          <text:p text:style-name="P191">(2) Seeed Xbee-USB adapter ID 0403:6001 FTDI FT232 USB-Serial.</text:p>
        </text:list-item>
        <text:list-item>
          <text:p text:style-name="P191">ICStation Xbee-USB-<text:span text:style-name="T219">RS232</text:span> adapter ID 0403:6001 FTDI FT232 USB-Serial. <text:span text:style-name="T219">Serial connections at 5V levels plus 5V, GND and RST intended for Arduino connection.</text:span></text:p>
        </text:list-item>
        <text:list-item>
          <text:p text:style-name="P192">(2) Xbee-Arduino shield <text:span text:style-name="T220">by</text:span> TinyOS.</text:p>
        </text:list-item>
        <text:list-item>
          <text:p text:style-name="P192">Xbee-Arduino shield <text:span text:style-name="T220">by </text:span>Funduino.</text:p>
        </text:list-item>
        <text:list-item>
          <text:p text:style-name="P193">(2) Seeed XBee carrier<text:span text:style-name="T218">s</text:span>. (2) Grove system XBee Carrier<text:span text:style-name="T218">s</text:span>. <text:span text:style-name="T215">These are mounted with adjustable analogue input. 3.3V power, no regulator.</text:span></text:p>
        </text:list-item>
        <text:list-item>
          <text:p text:style-name="P194"><text:span text:style-name="T216">(2) </text:span>Prototype boards with ATMega48 and adjustable analogue input. <text:span text:style-name="T217">Regulator for 5V and above.</text:span></text:p>
        </text:list-item>
        <text:list-item>
          <text:p text:style-name="P195">Prototype board with MAX232 serial adapter. Regulator for 6V and above.</text:p>
        </text:list-item>
      </text:list>
      <text:h text:style-name="P214" text:outline-level="1">Assembly <text:span text:style-name="T257">and </text:span>Testing</text:h>
      <text:p text:style-name="P85">The following <text:span text:style-name="T252">procedures and</text:span> tests should be carried out during or following assembly of the boards.</text:p>
      <text:list xml:id="list4083897305599243282" text:style-name="L21">
        <text:list-item>
          <text:p text:style-name="P196"><text:soft-page-break/>Add a blob of solder to one pin of the device to be soldered. Holding the device with tweezers, carefully melt the solder and push the device against the pad. Adjust the position of the device until all pins line up with the respective pads, leaving space on the pad for the solder to flow. Solder another pad on the opposite end of the device. Then solder in all the remaining pins.</text:p>
        </text:list-item>
        <text:list-item>
          <text:p text:style-name="P197"><text:span text:style-name="T255">On the main board solder</text:span> <text:span text:style-name="T254">all </text:span>the passive components in the power circuit, the regulator and the debug connector. C<text:span text:style-name="T225">onnect to the testboard via the 12 pin cable. Connect 6V-12V power and c</text:span>heck for 3.3V at the electrolytic capacitor, the IC <text:span text:style-name="T252">power pin</text:span>s and at the analogue optical circuit.</text:p>
        </text:list-item>
        <text:list-item>
          <text:p text:style-name="P197">Solder in the op-amp. This needs to be done before the <text:span text:style-name="T255">AVR as the pr</text:span>esenc<text:span text:style-name="T255">e of the debug connector and AVR will hinder it's insertion.</text:span></text:p>
        </text:list-item>
        <text:list-item>
          <text:p text:style-name="P199"><text:span text:style-name="T226">Solder</text:span> <text:span text:style-name="T256">in </text:span>the AVR. <text:span text:style-name="T227">Connect an AVR programmer to the testboard</text:span> <text:span text:style-name="T236">via the 6-pin cable. Connect 12V power to the testboard (</text:span><text:span text:style-name="T238">not the programmer</text:span><text:span text:style-name="T236">). This will provide 12V power to the watermeter assembly and 5V power to the programmer. Note that the programmer has 220</text:span><text:span text:style-name="T15">Ω </text:span><text:span text:style-name="T228">protection resistors </text:span><text:span text:style-name="T229">to allow</text:span><text:span text:style-name="T228"> the target </text:span><text:span text:style-name="T229">to have</text:span><text:span text:style-name="T228"> a lower </text:span><text:span text:style-name="T229">supply</text:span><text:span text:style-name="T228"> voltage.</text:span></text:p>
        </text:list-item>
        <text:list-item>
          <text:p text:style-name="P200"><text:span text:style-name="T234">Connect the RS232 serial port on the programmer to a PC. If a serial PC port is used, invoke the</text:span><text:span text:style-name="T227"> program “avrserialprog</text:span> -<text:span text:style-name="T235">P /dev/ttyS0 -b 38400” to activate the GUI. If a USB to serial adapter is used, the port will need to be changed to /dev/ttyUSB0 (or whatever port on which the adapter appears). C</text:span>heck that the programmer identifies <text:span text:style-name="T227">the device as an ATTiny841</text:span>.</text:p>
        </text:list-item>
        <text:list-item>
          <text:p text:style-name="P201">In the GUI click on “Lock/Fuse”, and in the window untick “Divide Clock by 8”. Ensure that the “Clock Source Selection” bits read 0010 <text:span text:style-name="T245">(</text:span>where 0 <text:span text:style-name="T253">means</text:span> unticked and 1 <text:span text:style-name="T253">means</text:span> ticked<text:span text:style-name="T245">)</text:span>. <text:span text:style-name="T246">Click on “Write FBs”.</text:span> <text:span text:style-name="T237">Do not change the </text:span><text:span text:style-name="T239">clock</text:span><text:span text:style-name="T237"> bits to any other setting</text:span> as it will risk making the AVR <text:span text:style-name="T245">and hence the board </text:span>unusable. This provides an internal calibrated 8MHz clock used in all tests and operational states. <text:span text:style-name="T244">The 1MHz divided clock rate will not support the serial baud rate needed. Close the application and relaunch. Check that the fuse setting has indeed been changed.</text:span></text:p>
        </text:list-item>
        <text:list-item>
          <text:p text:style-name="P198"><text:span text:style-name="T230">I</text:span><text:span text:style-name="T228">n the optical circuit </text:span><text:span text:style-name="T231">solder</text:span><text:span text:style-name="T228"> the passive component</text:span><text:span text:style-name="T230">s</text:span><text:span text:style-name="T228">, the BJT and the photodiode </text:span><text:span text:style-name="T230">onto the top of the board looking through</text:span><text:span text:style-name="T228">. </text:span><text:span text:style-name="T233">The cathode is the wide pin on the BPW-34S and this is mounted on the side facing the outer rim of the board.</text:span></text:p>
        </text:list-item>
        <text:list-item>
          <text:p text:style-name="P198"><text:span text:style-name="T231">Solder</text:span><text:span text:style-name="T228"> the LED mount board with the LED, and the 3-pin socket under the main board. </text:span><text:span text:style-name="T233">The SFH4056 has a marking on the back with the wide end being the cathode. Mount with the narrow end, the anode, facing the pins. </text:span><text:span text:style-name="T228">Place three </text:span><text:span text:style-name="T230">individual </text:span><text:span text:style-name="T228">pins in the 3-pin socket and solder the ends to the LED board. </text:span><text:span text:style-name="T232">Check that the optical circuit produces a signal at the testboard count pin with the slotted wheel spinning and the watermeter assembly mounted in a darkened housing.</text:span></text:p>
        </text:list-item>
        <text:list-item>
          <text:p text:style-name="P202"><text:span text:style-name="T237">The following must not be carried out</text:span> if the XBee is present in the watermeter assembly as it can damage the XBee serial ports.</text:p>
          <text:list>
            <text:list-item>
              <text:p text:style-name="P202">Locate the watermeter-echo-test firmware and upload to the AVR using <text:span text:style-name="T227">“avrserialprog -n -P /dev/ttyS0 -b -w 38400 </text:span>watermeter-echo-test.hex -<text:span text:style-name="T242">v” </text:span>or through the GUI<text:span text:style-name="T227">. </text:span>Link the W3 jumper on the testboard. Using a serial port monitor (e.g.putty) set to the <text:span text:style-name="T243">96</text:span>00 baud rate, enter characters and <text:span text:style-name="T241">verify</text:span> that they are echoe<text:span text:style-name="T240">d</text:span> back to the terminal.</text:p>
            </text:list-item>
            <text:list-item>
              <text:p text:style-name="P203"><text:soft-page-break/>Locate the watermeter-<text:span text:style-name="T248">count</text:span>-test firmware and upload to the AVR using <text:span text:style-name="T227">“avrserialprog -n -P /dev/ttyS0 -b -w 38400 </text:span>watermeter-<text:span text:style-name="T248">count</text:span>-test.hex -<text:span text:style-name="T242">v” </text:span>or through the GUI<text:span text:style-name="T227">. </text:span>Link the W3 jumper on the testboard. <text:span text:style-name="T247">Attach the LED board and a slotted wheel and place in a darkened housing. </text:span>Using a serial port monitor (e.g. putty) set to the <text:span text:style-name="T243">96</text:span>00 baud rate, <text:span text:style-name="T247">spin the slotted wheel and verify that consistent counts are being transmitted by the AVR.</text:span></text:p>
            </text:list-item>
          </text:list>
        </text:list-item>
      </text:list>
      <text:h text:style-name="P215" text:outline-level="1">Notes</text:h>
      <text:p text:style-name="P73">Interference</text:p>
      <text:p text:style-name="P72">The XBee transmissions produce an analogue pulse on the photodiode/amplifier circuitry <text:span text:style-name="T202">when the photodiode is turned on</text:span>. The origin of this pulse is uncertain <text:span text:style-name="T202">but may be as early as the photodiode itself. A CRO probe placed on the photodiode output (BJT input) reduced the interference by eliminating a short pulse from the cyclic wake, and leaving only the longer data transmissions to interfere</text:span>. <text:span text:style-name="T206">Any external ground connection such as a CRO lead also increased the interference. The introduction of a current sense resistor of 10</text:span><text:span text:style-name="T14">Ω</text:span><text:span text:style-name="T102"> also increased the interference. This may be coming through the power supply despite the use of a regulator.</text:span></text:p>
      <text:p text:style-name="P77">Replacement of the XBee (whip antenna) with an SMA version plus external aerial seems to have reduced the interference. Possibly a metal cover connected to the SMA ground could help.</text:p>
      <text:p text:style-name="P74">End Device</text:p>
      <text:list xml:id="list1995851529142108962" text:style-name="L22">
        <text:list-item>
          <text:p text:style-name="P204">ND node discovery options 3 <text:span text:style-name="T207">(bit 0 append DD value to node response, and bit 1 local device responds to node discovery command).</text:span></text:p>
        </text:list-item>
        <text:list-item>
          <text:p text:style-name="P204">NH number of hops set to 1E.</text:p>
        </text:list-item>
        <text:list-item>
          <text:p text:style-name="P204">JN join notification set to enabled.</text:p>
        </text:list-item>
        <text:list-item>
          <text:p text:style-name="P204">DIO7 set to disable <text:span text:style-name="T205">CTS</text:span>.</text:p>
        </text:list-item>
        <text:list-item>
          <text:p text:style-name="P204">SM set to 5, ST set to 120, SP set to 300 (7.68 s), SN set to 1, <text:span text:style-name="T204">SO set to 0.</text:span></text:p>
        </text:list-item>
      </text:list>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tyle:font-family-generic="swiss"/>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Watermeter Design Notes</text:title>.....Page <text:page-number text:select-page="current">21</text:page-number></text:p>
      </style:header>
      <style:footer>
        <text:p text:style-name="Footer"><text:span text:style-name="MT1"><text:file-name text:display="name-and-extension">Watermeter-design-notes.odt</text:file-name></text:span><text:span text:style-name="MT2"> </text:span><text:span text:style-name="MT2"><text:date style:data-style-name="N10037" text:date-value="2017-01-19T16:21:52.745043821">19/01/17</text:date></text:span></text:p>
      </style:footer>
    </style:master-page>
    <style:master-page style:name="Endnote" style:page-layout-name="Mpm2"/>
    <style:master-page style:name="HTML"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Watermeter Design Notes</dc:title>
    <meta:initial-creator>Cathy </meta:initial-creator>
    <meta:creation-date>1995-11-21T17:41:00</meta:creation-date>
    <dc:date>2017-01-19T16:21:52.705911809</dc:date>
    <meta:print-date>2003-06-21T16:12:13</meta:print-date>
    <dc:language>en-AU</dc:language>
    <meta:editing-cycles>1871</meta:editing-cycles>
    <meta:editing-duration>P14DT22H53M38S</meta:editing-duration>
    <meta:document-statistic meta:table-count="3" meta:image-count="0" meta:object-count="0" meta:page-count="21" meta:paragraph-count="541" meta:word-count="6737" meta:character-count="38333" meta:non-whitespace-character-count="32203"/>
    <meta:user-defined meta:name="Info 1"/>
    <meta:user-defined meta:name="Info 2"/>
    <meta:user-defined meta:name="Info 3"/>
    <meta:user-defined meta:name="Info 4"/>
  </office:meta>
</office:document-meta>
</file>